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34in" svg:y="0.0811in">
            <draw:object draw:notify-on-update-of-ranges="Sheet1.A1:Sheet1.A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38096974213" calcext:value-type="float">
            <text:p>0.3809697421</text:p>
          </table:table-cell>
        </table:table-row>
        <table:table-row table:style-name="ro1">
          <table:table-cell office:value-type="float" office:value="0.3070579002" calcext:value-type="float">
            <text:p>0.3070579002</text:p>
          </table:table-cell>
        </table:table-row>
        <table:table-row table:style-name="ro1">
          <table:table-cell office:value-type="float" office:value="0.278742818933" calcext:value-type="float">
            <text:p>0.2787428189</text:p>
          </table:table-cell>
        </table:table-row>
        <table:table-row table:style-name="ro1">
          <table:table-cell office:value-type="float" office:value="0.265137396418" calcext:value-type="float">
            <text:p>0.2651373964</text:p>
          </table:table-cell>
        </table:table-row>
        <table:table-row table:style-name="ro1">
          <table:table-cell office:value-type="float" office:value="0.257743788383" calcext:value-type="float">
            <text:p>0.2577437884</text:p>
          </table:table-cell>
        </table:table-row>
        <table:table-row table:style-name="ro1">
          <table:table-cell office:value-type="float" office:value="0.253391124696" calcext:value-type="float">
            <text:p>0.2533911247</text:p>
          </table:table-cell>
        </table:table-row>
        <table:table-row table:style-name="ro1">
          <table:table-cell office:value-type="float" office:value="0.250670947201" calcext:value-type="float">
            <text:p>0.2506709472</text:p>
          </table:table-cell>
        </table:table-row>
        <table:table-row table:style-name="ro1">
          <table:table-cell office:value-type="float" office:value="0.248883704337" calcext:value-type="float">
            <text:p>0.2488837043</text:p>
          </table:table-cell>
        </table:table-row>
        <table:table-row table:style-name="ro1">
          <table:table-cell office:value-type="float" office:value="0.247654147481" calcext:value-type="float">
            <text:p>0.2476541475</text:p>
          </table:table-cell>
        </table:table-row>
        <table:table-row table:style-name="ro1">
          <table:table-cell office:value-type="float" office:value="0.246769468861" calcext:value-type="float">
            <text:p>0.2467694689</text:p>
          </table:table-cell>
        </table:table-row>
        <table:table-row table:style-name="ro1">
          <table:table-cell office:value-type="float" office:value="0.246103848678" calcext:value-type="float">
            <text:p>0.2461038487</text:p>
          </table:table-cell>
        </table:table-row>
        <table:table-row table:style-name="ro1">
          <table:table-cell office:value-type="float" office:value="0.245580475944" calcext:value-type="float">
            <text:p>0.2455804759</text:p>
          </table:table-cell>
        </table:table-row>
        <table:table-row table:style-name="ro1">
          <table:table-cell office:value-type="float" office:value="0.245151262055" calcext:value-type="float">
            <text:p>0.2451512621</text:p>
          </table:table-cell>
        </table:table-row>
        <table:table-row table:style-name="ro1">
          <table:table-cell office:value-type="float" office:value="0.244785484408" calcext:value-type="float">
            <text:p>0.2447854844</text:p>
          </table:table-cell>
        </table:table-row>
        <table:table-row table:style-name="ro1">
          <table:table-cell office:value-type="float" office:value="0.244463185342" calcext:value-type="float">
            <text:p>0.2444631853</text:p>
          </table:table-cell>
        </table:table-row>
        <table:table-row table:style-name="ro1">
          <table:table-cell office:value-type="float" office:value="0.244171216353" calcext:value-type="float">
            <text:p>0.2441712164</text:p>
          </table:table-cell>
        </table:table-row>
        <table:table-row table:style-name="ro1">
          <table:table-cell office:value-type="float" office:value="0.243900807702" calcext:value-type="float">
            <text:p>0.2439008077</text:p>
          </table:table-cell>
        </table:table-row>
        <table:table-row table:style-name="ro1">
          <table:table-cell office:value-type="float" office:value="0.243646044278" calcext:value-type="float">
            <text:p>0.2436460443</text:p>
          </table:table-cell>
        </table:table-row>
        <table:table-row table:style-name="ro1">
          <table:table-cell office:value-type="float" office:value="0.243402893479" calcext:value-type="float">
            <text:p>0.2434028935</text:p>
          </table:table-cell>
        </table:table-row>
        <table:table-row table:style-name="ro1">
          <table:table-cell office:value-type="float" office:value="0.243168576382" calcext:value-type="float">
            <text:p>0.2431685764</text:p>
          </table:table-cell>
        </table:table-row>
        <table:table-row table:style-name="ro1">
          <table:table-cell office:value-type="float" office:value="0.242941156187" calcext:value-type="float">
            <text:p>0.2429411562</text:p>
          </table:table-cell>
        </table:table-row>
        <table:table-row table:style-name="ro1">
          <table:table-cell office:value-type="float" office:value="0.242719266189" calcext:value-type="float">
            <text:p>0.2427192662</text:p>
          </table:table-cell>
        </table:table-row>
        <table:table-row table:style-name="ro1">
          <table:table-cell office:value-type="float" office:value="0.242501928475" calcext:value-type="float">
            <text:p>0.2425019285</text:p>
          </table:table-cell>
        </table:table-row>
        <table:table-row table:style-name="ro1">
          <table:table-cell office:value-type="float" office:value="0.242288432215" calcext:value-type="float">
            <text:p>0.2422884322</text:p>
          </table:table-cell>
        </table:table-row>
        <table:table-row table:style-name="ro1">
          <table:table-cell office:value-type="float" office:value="0.242078251454" calcext:value-type="float">
            <text:p>0.2420782515</text:p>
          </table:table-cell>
        </table:table-row>
        <table:table-row table:style-name="ro1">
          <table:table-cell office:value-type="float" office:value="0.241870989266" calcext:value-type="float">
            <text:p>0.2418709893</text:p>
          </table:table-cell>
        </table:table-row>
        <table:table-row table:style-name="ro1">
          <table:table-cell office:value-type="float" office:value="0.241666339625" calcext:value-type="float">
            <text:p>0.2416663396</text:p>
          </table:table-cell>
        </table:table-row>
        <table:table-row table:style-name="ro1">
          <table:table-cell office:value-type="float" office:value="0.241464061235" calcext:value-type="float">
            <text:p>0.2414640612</text:p>
          </table:table-cell>
        </table:table-row>
        <table:table-row table:style-name="ro1">
          <table:table-cell office:value-type="float" office:value="0.241263959482" calcext:value-type="float">
            <text:p>0.2412639595</text:p>
          </table:table-cell>
        </table:table-row>
        <table:table-row table:style-name="ro1">
          <table:table-cell office:value-type="float" office:value="0.241065873912" calcext:value-type="float">
            <text:p>0.2410658739</text:p>
          </table:table-cell>
        </table:table-row>
        <table:table-row table:style-name="ro1">
          <table:table-cell office:value-type="float" office:value="0.240869669498" calcext:value-type="float">
            <text:p>0.2408696695</text:p>
          </table:table-cell>
        </table:table-row>
        <table:table-row table:style-name="ro1">
          <table:table-cell office:value-type="float" office:value="0.240675230491" calcext:value-type="float">
            <text:p>0.2406752305</text:p>
          </table:table-cell>
        </table:table-row>
        <table:table-row table:style-name="ro1">
          <table:table-cell office:value-type="float" office:value="0.240482456072" calcext:value-type="float">
            <text:p>0.2404824561</text:p>
          </table:table-cell>
        </table:table-row>
        <table:table-row table:style-name="ro1">
          <table:table-cell office:value-type="float" office:value="0.240291257231" calcext:value-type="float">
            <text:p>0.2402912572</text:p>
          </table:table-cell>
        </table:table-row>
        <table:table-row table:style-name="ro1">
          <table:table-cell office:value-type="float" office:value="0.240101554507" calcext:value-type="float">
            <text:p>0.2401015545</text:p>
          </table:table-cell>
        </table:table-row>
        <table:table-row table:style-name="ro1">
          <table:table-cell office:value-type="float" office:value="0.239913276324" calcext:value-type="float">
            <text:p>0.2399132763</text:p>
          </table:table-cell>
        </table:table-row>
        <table:table-row table:style-name="ro1">
          <table:table-cell office:value-type="float" office:value="0.23972635775" calcext:value-type="float">
            <text:p>0.2397263578</text:p>
          </table:table-cell>
        </table:table-row>
        <table:table-row table:style-name="ro1">
          <table:table-cell office:value-type="float" office:value="0.239540739546" calcext:value-type="float">
            <text:p>0.2395407395</text:p>
          </table:table-cell>
        </table:table-row>
        <table:table-row table:style-name="ro1">
          <table:table-cell office:value-type="float" office:value="0.239356367434" calcext:value-type="float">
            <text:p>0.2393563674</text:p>
          </table:table-cell>
        </table:table-row>
        <table:table-row table:style-name="ro1">
          <table:table-cell office:value-type="float" office:value="0.239173191508" calcext:value-type="float">
            <text:p>0.2391731915</text:p>
          </table:table-cell>
        </table:table-row>
        <table:table-row table:style-name="ro1">
          <table:table-cell office:value-type="float" office:value="0.23899116576" calcext:value-type="float">
            <text:p>0.2389911658</text:p>
          </table:table-cell>
        </table:table-row>
        <table:table-row table:style-name="ro1">
          <table:table-cell office:value-type="float" office:value="0.238810247687" calcext:value-type="float">
            <text:p>0.2388102477</text:p>
          </table:table-cell>
        </table:table-row>
        <table:table-row table:style-name="ro1">
          <table:table-cell office:value-type="float" office:value="0.238630397958" calcext:value-type="float">
            <text:p>0.238630398</text:p>
          </table:table-cell>
        </table:table-row>
        <table:table-row table:style-name="ro1">
          <table:table-cell office:value-type="float" office:value="0.238451580128" calcext:value-type="float">
            <text:p>0.2384515801</text:p>
          </table:table-cell>
        </table:table-row>
        <table:table-row table:style-name="ro1">
          <table:table-cell office:value-type="float" office:value="0.238273760386" calcext:value-type="float">
            <text:p>0.2382737604</text:p>
          </table:table-cell>
        </table:table-row>
        <table:table-row table:style-name="ro1">
          <table:table-cell office:value-type="float" office:value="0.23809690734" calcext:value-type="float">
            <text:p>0.2380969073</text:p>
          </table:table-cell>
        </table:table-row>
        <table:table-row table:style-name="ro1">
          <table:table-cell office:value-type="float" office:value="0.237920991816" calcext:value-type="float">
            <text:p>0.2379209918</text:p>
          </table:table-cell>
        </table:table-row>
        <table:table-row table:style-name="ro1">
          <table:table-cell office:value-type="float" office:value="0.237745986681" calcext:value-type="float">
            <text:p>0.2377459867</text:p>
          </table:table-cell>
        </table:table-row>
        <table:table-row table:style-name="ro1">
          <table:table-cell office:value-type="float" office:value="0.237571866685" calcext:value-type="float">
            <text:p>0.2375718667</text:p>
          </table:table-cell>
        </table:table-row>
        <table:table-row table:style-name="ro1">
          <table:table-cell office:value-type="float" office:value="0.237398608313" calcext:value-type="float">
            <text:p>0.2373986083</text:p>
          </table:table-cell>
        </table:table-row>
        <table:table-row table:style-name="ro1">
          <table:table-cell office:value-type="float" office:value="0.237226189655" calcext:value-type="float">
            <text:p>0.2372261897</text:p>
          </table:table-cell>
        </table:table-row>
        <table:table-row table:style-name="ro1">
          <table:table-cell office:value-type="float" office:value="0.237054590277" calcext:value-type="float">
            <text:p>0.2370545903</text:p>
          </table:table-cell>
        </table:table-row>
        <table:table-row table:style-name="ro1">
          <table:table-cell office:value-type="float" office:value="0.236883791119" calcext:value-type="float">
            <text:p>0.2368837911</text:p>
          </table:table-cell>
        </table:table-row>
        <table:table-row table:style-name="ro1">
          <table:table-cell office:value-type="float" office:value="0.23671377438" calcext:value-type="float">
            <text:p>0.2367137744</text:p>
          </table:table-cell>
        </table:table-row>
        <table:table-row table:style-name="ro1">
          <table:table-cell office:value-type="float" office:value="0.236544523433" calcext:value-type="float">
            <text:p>0.2365445234</text:p>
          </table:table-cell>
        </table:table-row>
        <table:table-row table:style-name="ro1">
          <table:table-cell office:value-type="float" office:value="0.236376022732" calcext:value-type="float">
            <text:p>0.2363760227</text:p>
          </table:table-cell>
        </table:table-row>
        <table:table-row table:style-name="ro1">
          <table:table-cell office:value-type="float" office:value="0.236208257731" calcext:value-type="float">
            <text:p>0.2362082577</text:p>
          </table:table-cell>
        </table:table-row>
        <table:table-row table:style-name="ro1">
          <table:table-cell office:value-type="float" office:value="0.236041214812" calcext:value-type="float">
            <text:p>0.2360412148</text:p>
          </table:table-cell>
        </table:table-row>
        <table:table-row table:style-name="ro1">
          <table:table-cell office:value-type="float" office:value="0.235874881215" calcext:value-type="float">
            <text:p>0.2358748812</text:p>
          </table:table-cell>
        </table:table-row>
        <table:table-row table:style-name="ro1">
          <table:table-cell office:value-type="float" office:value="0.235709244972" calcext:value-type="float">
            <text:p>0.235709245</text:p>
          </table:table-cell>
        </table:table-row>
        <table:table-row table:style-name="ro1">
          <table:table-cell office:value-type="float" office:value="0.235544294851" calcext:value-type="float">
            <text:p>0.2355442949</text:p>
          </table:table-cell>
        </table:table-row>
        <table:table-row table:style-name="ro1">
          <table:table-cell office:value-type="float" office:value="0.2353800203" calcext:value-type="float">
            <text:p>0.2353800203</text:p>
          </table:table-cell>
        </table:table-row>
        <table:table-row table:style-name="ro1">
          <table:table-cell office:value-type="float" office:value="0.235216411398" calcext:value-type="float">
            <text:p>0.2352164114</text:p>
          </table:table-cell>
        </table:table-row>
        <table:table-row table:style-name="ro1">
          <table:table-cell office:value-type="float" office:value="0.235053458806" calcext:value-type="float">
            <text:p>0.2350534588</text:p>
          </table:table-cell>
        </table:table-row>
        <table:table-row table:style-name="ro1">
          <table:table-cell office:value-type="float" office:value="0.234891153726" calcext:value-type="float">
            <text:p>0.2348911537</text:p>
          </table:table-cell>
        </table:table-row>
        <table:table-row table:style-name="ro1">
          <table:table-cell office:value-type="float" office:value="0.234729487862" calcext:value-type="float">
            <text:p>0.2347294879</text:p>
          </table:table-cell>
        </table:table-row>
        <table:table-row table:style-name="ro1">
          <table:table-cell office:value-type="float" office:value="0.234568453378" calcext:value-type="float">
            <text:p>0.2345684534</text:p>
          </table:table-cell>
        </table:table-row>
        <table:table-row table:style-name="ro1">
          <table:table-cell office:value-type="float" office:value="0.234408042873" calcext:value-type="float">
            <text:p>0.2344080429</text:p>
          </table:table-cell>
        </table:table-row>
        <table:table-row table:style-name="ro1">
          <table:table-cell office:value-type="float" office:value="0.23424824934" calcext:value-type="float">
            <text:p>0.2342482493</text:p>
          </table:table-cell>
        </table:table-row>
        <table:table-row table:style-name="ro1">
          <table:table-cell office:value-type="float" office:value="0.234089066144" calcext:value-type="float">
            <text:p>0.2340890661</text:p>
          </table:table-cell>
        </table:table-row>
        <table:table-row table:style-name="ro1">
          <table:table-cell office:value-type="float" office:value="0.23393048699" calcext:value-type="float">
            <text:p>0.233930487</text:p>
          </table:table-cell>
        </table:table-row>
        <table:table-row table:style-name="ro1">
          <table:table-cell office:value-type="float" office:value="0.233772505902" calcext:value-type="float">
            <text:p>0.2337725059</text:p>
          </table:table-cell>
        </table:table-row>
        <table:table-row table:style-name="ro1">
          <table:table-cell office:value-type="float" office:value="0.233615117197" calcext:value-type="float">
            <text:p>0.2336151172</text:p>
          </table:table-cell>
        </table:table-row>
        <table:table-row table:style-name="ro1">
          <table:table-cell office:value-type="float" office:value="0.233458315466" calcext:value-type="float">
            <text:p>0.2334583155</text:p>
          </table:table-cell>
        </table:table-row>
        <table:table-row table:style-name="ro1">
          <table:table-cell office:value-type="float" office:value="0.233302095553" calcext:value-type="float">
            <text:p>0.2333020956</text:p>
          </table:table-cell>
        </table:table-row>
        <table:table-row table:style-name="ro1">
          <table:table-cell office:value-type="float" office:value="0.233146452536" calcext:value-type="float">
            <text:p>0.2331464525</text:p>
          </table:table-cell>
        </table:table-row>
        <table:table-row table:style-name="ro1">
          <table:table-cell office:value-type="float" office:value="0.232991381711" calcext:value-type="float">
            <text:p>0.2329913817</text:p>
          </table:table-cell>
        </table:table-row>
        <table:table-row table:style-name="ro1">
          <table:table-cell office:value-type="float" office:value="0.232836878579" calcext:value-type="float">
            <text:p>0.2328368786</text:p>
          </table:table-cell>
        </table:table-row>
        <table:table-row table:style-name="ro1">
          <table:table-cell office:value-type="float" office:value="0.232682938826" calcext:value-type="float">
            <text:p>0.2326829388</text:p>
          </table:table-cell>
        </table:table-row>
        <table:table-row table:style-name="ro1">
          <table:table-cell office:value-type="float" office:value="0.232529558314" calcext:value-type="float">
            <text:p>0.2325295583</text:p>
          </table:table-cell>
        </table:table-row>
        <table:table-row table:style-name="ro1">
          <table:table-cell office:value-type="float" office:value="0.232376733066" calcext:value-type="float">
            <text:p>0.2323767331</text:p>
          </table:table-cell>
        </table:table-row>
        <table:table-row table:style-name="ro1">
          <table:table-cell office:value-type="float" office:value="0.232224459258" calcext:value-type="float">
            <text:p>0.2322244593</text:p>
          </table:table-cell>
        </table:table-row>
        <table:table-row table:style-name="ro1">
          <table:table-cell office:value-type="float" office:value="0.232072733205" calcext:value-type="float">
            <text:p>0.2320727332</text:p>
          </table:table-cell>
        </table:table-row>
        <table:table-row table:style-name="ro1">
          <table:table-cell office:value-type="float" office:value="0.231921551351" calcext:value-type="float">
            <text:p>0.2319215514</text:p>
          </table:table-cell>
        </table:table-row>
        <table:table-row table:style-name="ro1">
          <table:table-cell office:value-type="float" office:value="0.231770910262" calcext:value-type="float">
            <text:p>0.2317709103</text:p>
          </table:table-cell>
        </table:table-row>
        <table:table-row table:style-name="ro1">
          <table:table-cell office:value-type="float" office:value="0.23162080662" calcext:value-type="float">
            <text:p>0.2316208066</text:p>
          </table:table-cell>
        </table:table-row>
        <table:table-row table:style-name="ro1">
          <table:table-cell office:value-type="float" office:value="0.231471237206" calcext:value-type="float">
            <text:p>0.2314712372</text:p>
          </table:table-cell>
        </table:table-row>
        <table:table-row table:style-name="ro1">
          <table:table-cell office:value-type="float" office:value="0.231322198905" calcext:value-type="float">
            <text:p>0.2313221989</text:p>
          </table:table-cell>
        </table:table-row>
        <table:table-row table:style-name="ro1">
          <table:table-cell office:value-type="float" office:value="0.231173688689" calcext:value-type="float">
            <text:p>0.2311736887</text:p>
          </table:table-cell>
        </table:table-row>
        <table:table-row table:style-name="ro1">
          <table:table-cell office:value-type="float" office:value="0.231025703617" calcext:value-type="float">
            <text:p>0.2310257036</text:p>
          </table:table-cell>
        </table:table-row>
        <table:table-row table:style-name="ro1">
          <table:table-cell office:value-type="float" office:value="0.230878240827" calcext:value-type="float">
            <text:p>0.2308782408</text:p>
          </table:table-cell>
        </table:table-row>
        <table:table-row table:style-name="ro1">
          <table:table-cell office:value-type="float" office:value="0.23073129753" calcext:value-type="float">
            <text:p>0.2307312975</text:p>
          </table:table-cell>
        </table:table-row>
        <table:table-row table:style-name="ro1">
          <table:table-cell office:value-type="float" office:value="0.230584871008" calcext:value-type="float">
            <text:p>0.230584871</text:p>
          </table:table-cell>
        </table:table-row>
        <table:table-row table:style-name="ro1">
          <table:table-cell office:value-type="float" office:value="0.230438958606" calcext:value-type="float">
            <text:p>0.2304389586</text:p>
          </table:table-cell>
        </table:table-row>
        <table:table-row table:style-name="ro1">
          <table:table-cell office:value-type="float" office:value="0.23029355773" calcext:value-type="float">
            <text:p>0.2302935577</text:p>
          </table:table-cell>
        </table:table-row>
        <table:table-row table:style-name="ro1">
          <table:table-cell office:value-type="float" office:value="0.230148665842" calcext:value-type="float">
            <text:p>0.2301486658</text:p>
          </table:table-cell>
        </table:table-row>
        <table:table-row table:style-name="ro1">
          <table:table-cell office:value-type="float" office:value="0.230004280458" calcext:value-type="float">
            <text:p>0.2300042805</text:p>
          </table:table-cell>
        </table:table-row>
        <table:table-row table:style-name="ro1">
          <table:table-cell office:value-type="float" office:value="0.229860399143" calcext:value-type="float">
            <text:p>0.2298603991</text:p>
          </table:table-cell>
        </table:table-row>
        <table:table-row table:style-name="ro1">
          <table:table-cell office:value-type="float" office:value="0.229717019507" calcext:value-type="float">
            <text:p>0.2297170195</text:p>
          </table:table-cell>
        </table:table-row>
        <table:table-row table:style-name="ro1">
          <table:table-cell office:value-type="float" office:value="0.229574139206" calcext:value-type="float">
            <text:p>0.2295741392</text:p>
          </table:table-cell>
        </table:table-row>
        <table:table-row table:style-name="ro1">
          <table:table-cell office:value-type="float" office:value="0.229431755935" calcext:value-type="float">
            <text:p>0.2294317559</text:p>
          </table:table-cell>
        </table:table-row>
        <table:table-row table:style-name="ro1">
          <table:table-cell office:value-type="float" office:value="0.229289867429" calcext:value-type="float">
            <text:p>0.2292898674</text:p>
          </table:table-cell>
        </table:table-row>
        <table:table-row table:style-name="ro1">
          <table:table-cell office:value-type="float" office:value="0.229148471457" calcext:value-type="float">
            <text:p>0.2291484715</text:p>
          </table:table-cell>
        </table:table-row>
        <table:table-row table:style-name="ro1">
          <table:table-cell office:value-type="float" office:value="0.229007565825" calcext:value-type="float">
            <text:p>0.2290075658</text:p>
          </table:table-cell>
        </table:table-row>
        <table:table-row table:style-name="ro1">
          <table:table-cell office:value-type="float" office:value="0.228867148369" calcext:value-type="float">
            <text:p>0.2288671484</text:p>
          </table:table-cell>
        </table:table-row>
        <table:table-row table:style-name="ro1">
          <table:table-cell office:value-type="float" office:value="0.228727216956" calcext:value-type="float">
            <text:p>0.228727217</text:p>
          </table:table-cell>
        </table:table-row>
        <table:table-row table:style-name="ro1">
          <table:table-cell office:value-type="float" office:value="0.22858776948" calcext:value-type="float">
            <text:p>0.2285877695</text:p>
          </table:table-cell>
        </table:table-row>
        <table:table-row table:style-name="ro1">
          <table:table-cell office:value-type="float" office:value="0.228448803865" calcext:value-type="float">
            <text:p>0.2284488039</text:p>
          </table:table-cell>
        </table:table-row>
        <table:table-row table:style-name="ro1">
          <table:table-cell office:value-type="float" office:value="0.228310318059" calcext:value-type="float">
            <text:p>0.2283103181</text:p>
          </table:table-cell>
        </table:table-row>
        <table:table-row table:style-name="ro1">
          <table:table-cell office:value-type="float" office:value="0.228172310033" calcext:value-type="float">
            <text:p>0.22817231</text:p>
          </table:table-cell>
        </table:table-row>
        <table:table-row table:style-name="ro1">
          <table:table-cell office:value-type="float" office:value="0.228034777783" calcext:value-type="float">
            <text:p>0.2280347778</text:p>
          </table:table-cell>
        </table:table-row>
        <table:table-row table:style-name="ro1">
          <table:table-cell office:value-type="float" office:value="0.227897719326" calcext:value-type="float">
            <text:p>0.2278977193</text:p>
          </table:table-cell>
        </table:table-row>
        <table:table-row table:style-name="ro1">
          <table:table-cell office:value-type="float" office:value="0.227761132699" calcext:value-type="float">
            <text:p>0.2277611327</text:p>
          </table:table-cell>
        </table:table-row>
        <table:table-row table:style-name="ro1">
          <table:table-cell office:value-type="float" office:value="0.227625015961" calcext:value-type="float">
            <text:p>0.227625016</text:p>
          </table:table-cell>
        </table:table-row>
        <table:table-row table:style-name="ro1">
          <table:table-cell office:value-type="float" office:value="0.227489367187" calcext:value-type="float">
            <text:p>0.2274893672</text:p>
          </table:table-cell>
        </table:table-row>
        <table:table-row table:style-name="ro1">
          <table:table-cell office:value-type="float" office:value="0.227354184471" calcext:value-type="float">
            <text:p>0.2273541845</text:p>
          </table:table-cell>
        </table:table-row>
        <table:table-row table:style-name="ro1">
          <table:table-cell office:value-type="float" office:value="0.227219465926" calcext:value-type="float">
            <text:p>0.2272194659</text:p>
          </table:table-cell>
        </table:table-row>
        <table:table-row table:style-name="ro1">
          <table:table-cell office:value-type="float" office:value="0.227085209678" calcext:value-type="float">
            <text:p>0.2270852097</text:p>
          </table:table-cell>
        </table:table-row>
        <table:table-row table:style-name="ro1">
          <table:table-cell office:value-type="float" office:value="0.226951413872" calcext:value-type="float">
            <text:p>0.2269514139</text:p>
          </table:table-cell>
        </table:table-row>
        <table:table-row table:style-name="ro1">
          <table:table-cell office:value-type="float" office:value="0.226818076665" calcext:value-type="float">
            <text:p>0.2268180767</text:p>
          </table:table-cell>
        </table:table-row>
        <table:table-row table:style-name="ro1">
          <table:table-cell office:value-type="float" office:value="0.226685196232" calcext:value-type="float">
            <text:p>0.2266851962</text:p>
          </table:table-cell>
        </table:table-row>
        <table:table-row table:style-name="ro1">
          <table:table-cell office:value-type="float" office:value="0.226552770759" calcext:value-type="float">
            <text:p>0.2265527708</text:p>
          </table:table-cell>
        </table:table-row>
        <table:table-row table:style-name="ro1">
          <table:table-cell office:value-type="float" office:value="0.226420798447" calcext:value-type="float">
            <text:p>0.2264207984</text:p>
          </table:table-cell>
        </table:table-row>
        <table:table-row table:style-name="ro1">
          <table:table-cell office:value-type="float" office:value="0.226289277508" calcext:value-type="float">
            <text:p>0.2262892775</text:p>
          </table:table-cell>
        </table:table-row>
        <table:table-row table:style-name="ro1">
          <table:table-cell office:value-type="float" office:value="0.22615820617" calcext:value-type="float">
            <text:p>0.2261582062</text:p>
          </table:table-cell>
        </table:table-row>
        <table:table-row table:style-name="ro1">
          <table:table-cell office:value-type="float" office:value="0.226027582668" calcext:value-type="float">
            <text:p>0.2260275827</text:p>
          </table:table-cell>
        </table:table-row>
        <table:table-row table:style-name="ro1">
          <table:table-cell office:value-type="float" office:value="0.225897405254" calcext:value-type="float">
            <text:p>0.2258974053</text:p>
          </table:table-cell>
        </table:table-row>
        <table:table-row table:style-name="ro1">
          <table:table-cell office:value-type="float" office:value="0.225767672189" calcext:value-type="float">
            <text:p>0.2257676722</text:p>
          </table:table-cell>
        </table:table-row>
        <table:table-row table:style-name="ro1">
          <table:table-cell office:value-type="float" office:value="0.225638381742" calcext:value-type="float">
            <text:p>0.2256383817</text:p>
          </table:table-cell>
        </table:table-row>
        <table:table-row table:style-name="ro1">
          <table:table-cell office:value-type="float" office:value="0.225509532199" calcext:value-type="float">
            <text:p>0.2255095322</text:p>
          </table:table-cell>
        </table:table-row>
        <table:table-row table:style-name="ro1">
          <table:table-cell office:value-type="float" office:value="0.22538112185" calcext:value-type="float">
            <text:p>0.2253811219</text:p>
          </table:table-cell>
        </table:table-row>
        <table:table-row table:style-name="ro1">
          <table:table-cell office:value-type="float" office:value="0.225253149" calcext:value-type="float">
            <text:p>0.225253149</text:p>
          </table:table-cell>
        </table:table-row>
        <table:table-row table:style-name="ro1">
          <table:table-cell office:value-type="float" office:value="0.22512561196" calcext:value-type="float">
            <text:p>0.225125612</text:p>
          </table:table-cell>
        </table:table-row>
        <table:table-row table:style-name="ro1">
          <table:table-cell office:value-type="float" office:value="0.224998509054" calcext:value-type="float">
            <text:p>0.2249985091</text:p>
          </table:table-cell>
        </table:table-row>
        <table:table-row table:style-name="ro1">
          <table:table-cell office:value-type="float" office:value="0.224871838612" calcext:value-type="float">
            <text:p>0.2248718386</text:p>
          </table:table-cell>
        </table:table-row>
        <table:table-row table:style-name="ro1">
          <table:table-cell office:value-type="float" office:value="0.224745598976" calcext:value-type="float">
            <text:p>0.224745599</text:p>
          </table:table-cell>
        </table:table-row>
        <table:table-row table:style-name="ro1">
          <table:table-cell office:value-type="float" office:value="0.224619788496" calcext:value-type="float">
            <text:p>0.2246197885</text:p>
          </table:table-cell>
        </table:table-row>
        <table:table-row table:style-name="ro1">
          <table:table-cell office:value-type="float" office:value="0.224494405529" calcext:value-type="float">
            <text:p>0.2244944055</text:p>
          </table:table-cell>
        </table:table-row>
        <table:table-row table:style-name="ro1">
          <table:table-cell office:value-type="float" office:value="0.224369448443" calcext:value-type="float">
            <text:p>0.2243694484</text:p>
          </table:table-cell>
        </table:table-row>
        <table:table-row table:style-name="ro1">
          <table:table-cell office:value-type="float" office:value="0.224244915614" calcext:value-type="float">
            <text:p>0.2242449156</text:p>
          </table:table-cell>
        </table:table-row>
        <table:table-row table:style-name="ro1">
          <table:table-cell office:value-type="float" office:value="0.224120805426" calcext:value-type="float">
            <text:p>0.2241208054</text:p>
          </table:table-cell>
        </table:table-row>
        <table:table-row table:style-name="ro1">
          <table:table-cell office:value-type="float" office:value="0.22399711627" calcext:value-type="float">
            <text:p>0.2239971163</text:p>
          </table:table-cell>
        </table:table-row>
        <table:table-row table:style-name="ro1">
          <table:table-cell office:value-type="float" office:value="0.223873846546" calcext:value-type="float">
            <text:p>0.2238738465</text:p>
          </table:table-cell>
        </table:table-row>
        <table:table-row table:style-name="ro1">
          <table:table-cell office:value-type="float" office:value="0.223750994662" calcext:value-type="float">
            <text:p>0.2237509947</text:p>
          </table:table-cell>
        </table:table-row>
        <table:table-row table:style-name="ro1">
          <table:table-cell office:value-type="float" office:value="0.223628559034" calcext:value-type="float">
            <text:p>0.223628559</text:p>
          </table:table-cell>
        </table:table-row>
        <table:table-row table:style-name="ro1">
          <table:table-cell office:value-type="float" office:value="0.223506538085" calcext:value-type="float">
            <text:p>0.2235065381</text:p>
          </table:table-cell>
        </table:table-row>
        <table:table-row table:style-name="ro1">
          <table:table-cell office:value-type="float" office:value="0.223384930245" calcext:value-type="float">
            <text:p>0.2233849302</text:p>
          </table:table-cell>
        </table:table-row>
        <table:table-row table:style-name="ro1">
          <table:table-cell office:value-type="float" office:value="0.223263733952" calcext:value-type="float">
            <text:p>0.223263734</text:p>
          </table:table-cell>
        </table:table-row>
        <table:table-row table:style-name="ro1">
          <table:table-cell office:value-type="float" office:value="0.223142947653" calcext:value-type="float">
            <text:p>0.2231429477</text:p>
          </table:table-cell>
        </table:table-row>
        <table:table-row table:style-name="ro1">
          <table:table-cell office:value-type="float" office:value="0.223022569799" calcext:value-type="float">
            <text:p>0.2230225698</text:p>
          </table:table-cell>
        </table:table-row>
        <table:table-row table:style-name="ro1">
          <table:table-cell office:value-type="float" office:value="0.222902598851" calcext:value-type="float">
            <text:p>0.2229025989</text:p>
          </table:table-cell>
        </table:table-row>
        <table:table-row table:style-name="ro1">
          <table:table-cell office:value-type="float" office:value="0.222783033275" calcext:value-type="float">
            <text:p>0.2227830333</text:p>
          </table:table-cell>
        </table:table-row>
        <table:table-row table:style-name="ro1">
          <table:table-cell office:value-type="float" office:value="0.222663871545" calcext:value-type="float">
            <text:p>0.2226638715</text:p>
          </table:table-cell>
        </table:table-row>
        <table:table-row table:style-name="ro1">
          <table:table-cell office:value-type="float" office:value="0.222545112141" calcext:value-type="float">
            <text:p>0.2225451121</text:p>
          </table:table-cell>
        </table:table-row>
        <table:table-row table:style-name="ro1">
          <table:table-cell office:value-type="float" office:value="0.222426753552" calcext:value-type="float">
            <text:p>0.2224267536</text:p>
          </table:table-cell>
        </table:table-row>
        <table:table-row table:style-name="ro1">
          <table:table-cell office:value-type="float" office:value="0.222308794272" calcext:value-type="float">
            <text:p>0.2223087943</text:p>
          </table:table-cell>
        </table:table-row>
        <table:table-row table:style-name="ro1">
          <table:table-cell office:value-type="float" office:value="0.222191232802" calcext:value-type="float">
            <text:p>0.2221912328</text:p>
          </table:table-cell>
        </table:table-row>
        <table:table-row table:style-name="ro1">
          <table:table-cell office:value-type="float" office:value="0.222074067649" calcext:value-type="float">
            <text:p>0.2220740676</text:p>
          </table:table-cell>
        </table:table-row>
        <table:table-row table:style-name="ro1">
          <table:table-cell office:value-type="float" office:value="0.221957297327" calcext:value-type="float">
            <text:p>0.2219572973</text:p>
          </table:table-cell>
        </table:table-row>
        <table:table-row table:style-name="ro1">
          <table:table-cell office:value-type="float" office:value="0.221840920358" calcext:value-type="float">
            <text:p>0.2218409204</text:p>
          </table:table-cell>
        </table:table-row>
        <table:table-row table:style-name="ro1">
          <table:table-cell office:value-type="float" office:value="0.221724935269" calcext:value-type="float">
            <text:p>0.2217249353</text:p>
          </table:table-cell>
        </table:table-row>
        <table:table-row table:style-name="ro1">
          <table:table-cell office:value-type="float" office:value="0.221609340593" calcext:value-type="float">
            <text:p>0.2216093406</text:p>
          </table:table-cell>
        </table:table-row>
        <table:table-row table:style-name="ro1">
          <table:table-cell office:value-type="float" office:value="0.221494134871" calcext:value-type="float">
            <text:p>0.2214941349</text:p>
          </table:table-cell>
        </table:table-row>
        <table:table-row table:style-name="ro1">
          <table:table-cell office:value-type="float" office:value="0.221379316648" calcext:value-type="float">
            <text:p>0.2213793166</text:p>
          </table:table-cell>
        </table:table-row>
        <table:table-row table:style-name="ro1">
          <table:table-cell office:value-type="float" office:value="0.221264884477" calcext:value-type="float">
            <text:p>0.2212648845</text:p>
          </table:table-cell>
        </table:table-row>
        <table:table-row table:style-name="ro1">
          <table:table-cell office:value-type="float" office:value="0.221150836917" calcext:value-type="float">
            <text:p>0.2211508369</text:p>
          </table:table-cell>
        </table:table-row>
        <table:table-row table:style-name="ro1">
          <table:table-cell office:value-type="float" office:value="0.221037172534" calcext:value-type="float">
            <text:p>0.2210371725</text:p>
          </table:table-cell>
        </table:table-row>
        <table:table-row table:style-name="ro1">
          <table:table-cell office:value-type="float" office:value="0.220923889898" calcext:value-type="float">
            <text:p>0.2209238899</text:p>
          </table:table-cell>
        </table:table-row>
        <table:table-row table:style-name="ro1">
          <table:table-cell office:value-type="float" office:value="0.220810987586" calcext:value-type="float">
            <text:p>0.2208109876</text:p>
          </table:table-cell>
        </table:table-row>
        <table:table-row table:style-name="ro1">
          <table:table-cell office:value-type="float" office:value="0.220698464181" calcext:value-type="float">
            <text:p>0.2206984642</text:p>
          </table:table-cell>
        </table:table-row>
        <table:table-row table:style-name="ro1">
          <table:table-cell office:value-type="float" office:value="0.220586318274" calcext:value-type="float">
            <text:p>0.2205863183</text:p>
          </table:table-cell>
        </table:table-row>
        <table:table-row table:style-name="ro1">
          <table:table-cell office:value-type="float" office:value="0.220474548459" calcext:value-type="float">
            <text:p>0.2204745485</text:p>
          </table:table-cell>
        </table:table-row>
        <table:table-row table:style-name="ro1">
          <table:table-cell office:value-type="float" office:value="0.220363153338" calcext:value-type="float">
            <text:p>0.2203631533</text:p>
          </table:table-cell>
        </table:table-row>
        <table:table-row table:style-name="ro1">
          <table:table-cell office:value-type="float" office:value="0.220252131516" calcext:value-type="float">
            <text:p>0.2202521315</text:p>
          </table:table-cell>
        </table:table-row>
        <table:table-row table:style-name="ro1">
          <table:table-cell office:value-type="float" office:value="0.220141481609" calcext:value-type="float">
            <text:p>0.2201414816</text:p>
          </table:table-cell>
        </table:table-row>
        <table:table-row table:style-name="ro1">
          <table:table-cell office:value-type="float" office:value="0.220031202233" calcext:value-type="float">
            <text:p>0.2200312022</text:p>
          </table:table-cell>
        </table:table-row>
        <table:table-row table:style-name="ro1">
          <table:table-cell office:value-type="float" office:value="0.219921292015" calcext:value-type="float">
            <text:p>0.219921292</text:p>
          </table:table-cell>
        </table:table-row>
        <table:table-row table:style-name="ro1">
          <table:table-cell office:value-type="float" office:value="0.219811749583" calcext:value-type="float">
            <text:p>0.2198117496</text:p>
          </table:table-cell>
        </table:table-row>
        <table:table-row table:style-name="ro1">
          <table:table-cell office:value-type="float" office:value="0.219702573575" calcext:value-type="float">
            <text:p>0.2197025736</text:p>
          </table:table-cell>
        </table:table-row>
        <table:table-row table:style-name="ro1">
          <table:table-cell office:value-type="float" office:value="0.219593762631" calcext:value-type="float">
            <text:p>0.2195937626</text:p>
          </table:table-cell>
        </table:table-row>
        <table:table-row table:style-name="ro1">
          <table:table-cell office:value-type="float" office:value="0.2194853154" calcext:value-type="float">
            <text:p>0.2194853154</text:p>
          </table:table-cell>
        </table:table-row>
        <table:table-row table:style-name="ro1">
          <table:table-cell office:value-type="float" office:value="0.219377230534" calcext:value-type="float">
            <text:p>0.2193772305</text:p>
          </table:table-cell>
        </table:table-row>
        <table:table-row table:style-name="ro1">
          <table:table-cell office:value-type="float" office:value="0.219269506693" calcext:value-type="float">
            <text:p>0.2192695067</text:p>
          </table:table-cell>
        </table:table-row>
        <table:table-row table:style-name="ro1">
          <table:table-cell office:value-type="float" office:value="0.21916214254" calcext:value-type="float">
            <text:p>0.2191621425</text:p>
          </table:table-cell>
        </table:table-row>
        <table:table-row table:style-name="ro1">
          <table:table-cell office:value-type="float" office:value="0.219055136744" calcext:value-type="float">
            <text:p>0.2190551367</text:p>
          </table:table-cell>
        </table:table-row>
        <table:table-row table:style-name="ro1">
          <table:table-cell office:value-type="float" office:value="0.218948487983" calcext:value-type="float">
            <text:p>0.218948488</text:p>
          </table:table-cell>
        </table:table-row>
        <table:table-row table:style-name="ro1">
          <table:table-cell office:value-type="float" office:value="0.218842194935" calcext:value-type="float">
            <text:p>0.2188421949</text:p>
          </table:table-cell>
        </table:table-row>
        <table:table-row table:style-name="ro1">
          <table:table-cell office:value-type="float" office:value="0.218736256288" calcext:value-type="float">
            <text:p>0.2187362563</text:p>
          </table:table-cell>
        </table:table-row>
        <table:table-row table:style-name="ro1">
          <table:table-cell office:value-type="float" office:value="0.218630670733" calcext:value-type="float">
            <text:p>0.2186306707</text:p>
          </table:table-cell>
        </table:table-row>
        <table:table-row table:style-name="ro1">
          <table:table-cell office:value-type="float" office:value="0.218525436967" calcext:value-type="float">
            <text:p>0.218525437</text:p>
          </table:table-cell>
        </table:table-row>
        <table:table-row table:style-name="ro1">
          <table:table-cell office:value-type="float" office:value="0.218420553693" calcext:value-type="float">
            <text:p>0.2184205537</text:p>
          </table:table-cell>
        </table:table-row>
        <table:table-row table:style-name="ro1">
          <table:table-cell office:value-type="float" office:value="0.218316019618" calcext:value-type="float">
            <text:p>0.2183160196</text:p>
          </table:table-cell>
        </table:table-row>
        <table:table-row table:style-name="ro1">
          <table:table-cell office:value-type="float" office:value="0.218211833456" calcext:value-type="float">
            <text:p>0.2182118335</text:p>
          </table:table-cell>
        </table:table-row>
        <table:table-row table:style-name="ro1">
          <table:table-cell office:value-type="float" office:value="0.218107993925" calcext:value-type="float">
            <text:p>0.2181079939</text:p>
          </table:table-cell>
        </table:table-row>
        <table:table-row table:style-name="ro1">
          <table:table-cell office:value-type="float" office:value="0.218004499749" calcext:value-type="float">
            <text:p>0.2180044997</text:p>
          </table:table-cell>
        </table:table-row>
        <table:table-row table:style-name="ro1">
          <table:table-cell office:value-type="float" office:value="0.217901349656" calcext:value-type="float">
            <text:p>0.2179013497</text:p>
          </table:table-cell>
        </table:table-row>
        <table:table-row table:style-name="ro1">
          <table:table-cell office:value-type="float" office:value="0.217798542381" calcext:value-type="float">
            <text:p>0.2177985424</text:p>
          </table:table-cell>
        </table:table-row>
        <table:table-row table:style-name="ro1">
          <table:table-cell office:value-type="float" office:value="0.217696076663" calcext:value-type="float">
            <text:p>0.2176960767</text:p>
          </table:table-cell>
        </table:table-row>
        <table:table-row table:style-name="ro1">
          <table:table-cell office:value-type="float" office:value="0.217593951248" calcext:value-type="float">
            <text:p>0.2175939512</text:p>
          </table:table-cell>
        </table:table-row>
        <table:table-row table:style-name="ro1">
          <table:table-cell office:value-type="float" office:value="0.217492164883" calcext:value-type="float">
            <text:p>0.2174921649</text:p>
          </table:table-cell>
        </table:table-row>
        <table:table-row table:style-name="ro1">
          <table:table-cell office:value-type="float" office:value="0.217390716325" calcext:value-type="float">
            <text:p>0.2173907163</text:p>
          </table:table-cell>
        </table:table-row>
        <table:table-row table:style-name="ro1">
          <table:table-cell office:value-type="float" office:value="0.217289604333" calcext:value-type="float">
            <text:p>0.2172896043</text:p>
          </table:table-cell>
        </table:table-row>
        <table:table-row table:style-name="ro1">
          <table:table-cell office:value-type="float" office:value="0.217188827672" calcext:value-type="float">
            <text:p>0.2171888277</text:p>
          </table:table-cell>
        </table:table-row>
        <table:table-row table:style-name="ro1">
          <table:table-cell office:value-type="float" office:value="0.217088385112" calcext:value-type="float">
            <text:p>0.2170883851</text:p>
          </table:table-cell>
        </table:table-row>
        <table:table-row table:style-name="ro1">
          <table:table-cell office:value-type="float" office:value="0.216988275429" calcext:value-type="float">
            <text:p>0.2169882754</text:p>
          </table:table-cell>
        </table:table-row>
        <table:table-row table:style-name="ro1">
          <table:table-cell office:value-type="float" office:value="0.216888497401" calcext:value-type="float">
            <text:p>0.2168884974</text:p>
          </table:table-cell>
        </table:table-row>
        <table:table-row table:style-name="ro1">
          <table:table-cell office:value-type="float" office:value="0.216789049815" calcext:value-type="float">
            <text:p>0.2167890498</text:p>
          </table:table-cell>
        </table:table-row>
        <table:table-row table:style-name="ro1">
          <table:table-cell office:value-type="float" office:value="0.216689931461" calcext:value-type="float">
            <text:p>0.2166899315</text:p>
          </table:table-cell>
        </table:table-row>
        <table:table-row table:style-name="ro1">
          <table:table-cell office:value-type="float" office:value="0.216591141132" calcext:value-type="float">
            <text:p>0.2165911411</text:p>
          </table:table-cell>
        </table:table-row>
        <table:table-row table:style-name="ro1">
          <table:table-cell office:value-type="float" office:value="0.21649267763" calcext:value-type="float">
            <text:p>0.2164926776</text:p>
          </table:table-cell>
        </table:table-row>
        <table:table-row table:style-name="ro1">
          <table:table-cell office:value-type="float" office:value="0.216394539758" calcext:value-type="float">
            <text:p>0.2163945398</text:p>
          </table:table-cell>
        </table:table-row>
        <table:table-row table:style-name="ro1">
          <table:table-cell office:value-type="float" office:value="0.216296726327" calcext:value-type="float">
            <text:p>0.2162967263</text:p>
          </table:table-cell>
        </table:table-row>
        <table:table-row table:style-name="ro1">
          <table:table-cell office:value-type="float" office:value="0.216199236151" calcext:value-type="float">
            <text:p>0.2161992362</text:p>
          </table:table-cell>
        </table:table-row>
        <table:table-row table:style-name="ro1">
          <table:table-cell office:value-type="float" office:value="0.216102068049" calcext:value-type="float">
            <text:p>0.216102068</text:p>
          </table:table-cell>
        </table:table-row>
        <table:table-row table:style-name="ro1">
          <table:table-cell office:value-type="float" office:value="0.216005220845" calcext:value-type="float">
            <text:p>0.2160052208</text:p>
          </table:table-cell>
        </table:table-row>
        <table:table-row table:style-name="ro1">
          <table:table-cell office:value-type="float" office:value="0.215908693368" calcext:value-type="float">
            <text:p>0.2159086934</text:p>
          </table:table-cell>
        </table:table-row>
        <table:table-row table:style-name="ro1">
          <table:table-cell office:value-type="float" office:value="0.215812484451" calcext:value-type="float">
            <text:p>0.2158124845</text:p>
          </table:table-cell>
        </table:table-row>
        <table:table-row table:style-name="ro1">
          <table:table-cell office:value-type="float" office:value="0.215716592934" calcext:value-type="float">
            <text:p>0.2157165929</text:p>
          </table:table-cell>
        </table:table-row>
        <table:table-row table:style-name="ro1">
          <table:table-cell office:value-type="float" office:value="0.215621017658" calcext:value-type="float">
            <text:p>0.2156210177</text:p>
          </table:table-cell>
        </table:table-row>
        <table:table-row table:style-name="ro1">
          <table:table-cell office:value-type="float" office:value="0.215525757472" calcext:value-type="float">
            <text:p>0.2155257575</text:p>
          </table:table-cell>
        </table:table-row>
        <table:table-row table:style-name="ro1">
          <table:table-cell office:value-type="float" office:value="0.215430811229" calcext:value-type="float">
            <text:p>0.2154308112</text:p>
          </table:table-cell>
        </table:table-row>
        <table:table-row table:style-name="ro1">
          <table:table-cell office:value-type="float" office:value="0.215336177784" calcext:value-type="float">
            <text:p>0.2153361778</text:p>
          </table:table-cell>
        </table:table-row>
        <table:table-row table:style-name="ro1">
          <table:table-cell office:value-type="float" office:value="0.215241856001" calcext:value-type="float">
            <text:p>0.215241856</text:p>
          </table:table-cell>
        </table:table-row>
        <table:table-row table:style-name="ro1">
          <table:table-cell office:value-type="float" office:value="0.215147844744" calcext:value-type="float">
            <text:p>0.2151478447</text:p>
          </table:table-cell>
        </table:table-row>
        <table:table-row table:style-name="ro1">
          <table:table-cell office:value-type="float" office:value="0.215054142886" calcext:value-type="float">
            <text:p>0.2150541429</text:p>
          </table:table-cell>
        </table:table-row>
        <table:table-row table:style-name="ro1">
          <table:table-cell office:value-type="float" office:value="0.214960749301" calcext:value-type="float">
            <text:p>0.2149607493</text:p>
          </table:table-cell>
        </table:table-row>
        <table:table-row table:style-name="ro1">
          <table:table-cell office:value-type="float" office:value="0.21486766287" calcext:value-type="float">
            <text:p>0.2148676629</text:p>
          </table:table-cell>
        </table:table-row>
        <table:table-row table:style-name="ro1">
          <table:table-cell office:value-type="float" office:value="0.214774882476" calcext:value-type="float">
            <text:p>0.2147748825</text:p>
          </table:table-cell>
        </table:table-row>
        <table:table-row table:style-name="ro1">
          <table:table-cell office:value-type="float" office:value="0.21468240701" calcext:value-type="float">
            <text:p>0.214682407</text:p>
          </table:table-cell>
        </table:table-row>
        <table:table-row table:style-name="ro1">
          <table:table-cell office:value-type="float" office:value="0.214590235363" calcext:value-type="float">
            <text:p>0.2145902354</text:p>
          </table:table-cell>
        </table:table-row>
        <table:table-row table:style-name="ro1">
          <table:table-cell office:value-type="float" office:value="0.214498366436" calcext:value-type="float">
            <text:p>0.2144983664</text:p>
          </table:table-cell>
        </table:table-row>
        <table:table-row table:style-name="ro1">
          <table:table-cell office:value-type="float" office:value="0.214406799129" calcext:value-type="float">
            <text:p>0.2144067991</text:p>
          </table:table-cell>
        </table:table-row>
        <table:table-row table:style-name="ro1">
          <table:table-cell office:value-type="float" office:value="0.21431553235" calcext:value-type="float">
            <text:p>0.2143155324</text:p>
          </table:table-cell>
        </table:table-row>
        <table:table-row table:style-name="ro1">
          <table:table-cell office:value-type="float" office:value="0.21422456501" calcext:value-type="float">
            <text:p>0.214224565</text:p>
          </table:table-cell>
        </table:table-row>
        <table:table-row table:style-name="ro1">
          <table:table-cell office:value-type="float" office:value="0.214133896025" calcext:value-type="float">
            <text:p>0.214133896</text:p>
          </table:table-cell>
        </table:table-row>
        <table:table-row table:style-name="ro1">
          <table:table-cell office:value-type="float" office:value="0.214043524314" calcext:value-type="float">
            <text:p>0.2140435243</text:p>
          </table:table-cell>
        </table:table-row>
        <table:table-row table:style-name="ro1">
          <table:table-cell office:value-type="float" office:value="0.213953448802" calcext:value-type="float">
            <text:p>0.2139534488</text:p>
          </table:table-cell>
        </table:table-row>
        <table:table-row table:style-name="ro1">
          <table:table-cell office:value-type="float" office:value="0.213863668417" calcext:value-type="float">
            <text:p>0.2138636684</text:p>
          </table:table-cell>
        </table:table-row>
        <table:table-row table:style-name="ro1">
          <table:table-cell office:value-type="float" office:value="0.213774182093" calcext:value-type="float">
            <text:p>0.2137741821</text:p>
          </table:table-cell>
        </table:table-row>
        <table:table-row table:style-name="ro1">
          <table:table-cell office:value-type="float" office:value="0.213684988767" calcext:value-type="float">
            <text:p>0.2136849888</text:p>
          </table:table-cell>
        </table:table-row>
        <table:table-row table:style-name="ro1">
          <table:table-cell office:value-type="float" office:value="0.21359608738" calcext:value-type="float">
            <text:p>0.2135960874</text:p>
          </table:table-cell>
        </table:table-row>
        <table:table-row table:style-name="ro1">
          <table:table-cell office:value-type="float" office:value="0.213507476878" calcext:value-type="float">
            <text:p>0.2135074769</text:p>
          </table:table-cell>
        </table:table-row>
        <table:table-row table:style-name="ro1">
          <table:table-cell office:value-type="float" office:value="0.213419156212" calcext:value-type="float">
            <text:p>0.2134191562</text:p>
          </table:table-cell>
        </table:table-row>
        <table:table-row table:style-name="ro1">
          <table:table-cell office:value-type="float" office:value="0.213331124334" calcext:value-type="float">
            <text:p>0.2133311243</text:p>
          </table:table-cell>
        </table:table-row>
        <table:table-row table:style-name="ro1">
          <table:table-cell office:value-type="float" office:value="0.213243380205" calcext:value-type="float">
            <text:p>0.2132433802</text:p>
          </table:table-cell>
        </table:table-row>
        <table:table-row table:style-name="ro1">
          <table:table-cell office:value-type="float" office:value="0.213155922785" calcext:value-type="float">
            <text:p>0.2131559228</text:p>
          </table:table-cell>
        </table:table-row>
        <table:table-row table:style-name="ro1">
          <table:table-cell office:value-type="float" office:value="0.213068751043" calcext:value-type="float">
            <text:p>0.213068751</text:p>
          </table:table-cell>
        </table:table-row>
        <table:table-row table:style-name="ro1">
          <table:table-cell office:value-type="float" office:value="0.212981863949" calcext:value-type="float">
            <text:p>0.2129818639</text:p>
          </table:table-cell>
        </table:table-row>
        <table:table-row table:style-name="ro1">
          <table:table-cell office:value-type="float" office:value="0.212895260477" calcext:value-type="float">
            <text:p>0.2128952605</text:p>
          </table:table-cell>
        </table:table-row>
        <table:table-row table:style-name="ro1">
          <table:table-cell office:value-type="float" office:value="0.212808939608" calcext:value-type="float">
            <text:p>0.2128089396</text:p>
          </table:table-cell>
        </table:table-row>
        <table:table-row table:style-name="ro1">
          <table:table-cell office:value-type="float" office:value="0.212722900324" calcext:value-type="float">
            <text:p>0.2127229003</text:p>
          </table:table-cell>
        </table:table-row>
        <table:table-row table:style-name="ro1">
          <table:table-cell office:value-type="float" office:value="0.212637141612" calcext:value-type="float">
            <text:p>0.2126371416</text:p>
          </table:table-cell>
        </table:table-row>
        <table:table-row table:style-name="ro1">
          <table:table-cell office:value-type="float" office:value="0.212551662465" calcext:value-type="float">
            <text:p>0.2125516625</text:p>
          </table:table-cell>
        </table:table-row>
        <table:table-row table:style-name="ro1">
          <table:table-cell office:value-type="float" office:value="0.212466461876" calcext:value-type="float">
            <text:p>0.2124664619</text:p>
          </table:table-cell>
        </table:table-row>
        <table:table-row table:style-name="ro1">
          <table:table-cell office:value-type="float" office:value="0.212381538846" calcext:value-type="float">
            <text:p>0.2123815388</text:p>
          </table:table-cell>
        </table:table-row>
        <table:table-row table:style-name="ro1">
          <table:table-cell office:value-type="float" office:value="0.212296892378" calcext:value-type="float">
            <text:p>0.2122968924</text:p>
          </table:table-cell>
        </table:table-row>
        <table:table-row table:style-name="ro1">
          <table:table-cell office:value-type="float" office:value="0.212212521478" calcext:value-type="float">
            <text:p>0.2122125215</text:p>
          </table:table-cell>
        </table:table-row>
        <table:table-row table:style-name="ro1">
          <table:table-cell office:value-type="float" office:value="0.212128425159" calcext:value-type="float">
            <text:p>0.2121284252</text:p>
          </table:table-cell>
        </table:table-row>
        <table:table-row table:style-name="ro1">
          <table:table-cell office:value-type="float" office:value="0.212044602436" calcext:value-type="float">
            <text:p>0.2120446024</text:p>
          </table:table-cell>
        </table:table-row>
        <table:table-row table:style-name="ro1">
          <table:table-cell office:value-type="float" office:value="0.211961052328" calcext:value-type="float">
            <text:p>0.2119610523</text:p>
          </table:table-cell>
        </table:table-row>
        <table:table-row table:style-name="ro1">
          <table:table-cell office:value-type="float" office:value="0.211877773857" calcext:value-type="float">
            <text:p>0.2118777739</text:p>
          </table:table-cell>
        </table:table-row>
        <table:table-row table:style-name="ro1">
          <table:table-cell office:value-type="float" office:value="0.211794766051" calcext:value-type="float">
            <text:p>0.2117947661</text:p>
          </table:table-cell>
        </table:table-row>
        <table:table-row table:style-name="ro1">
          <table:table-cell office:value-type="float" office:value="0.21171202794" calcext:value-type="float">
            <text:p>0.2117120279</text:p>
          </table:table-cell>
        </table:table-row>
        <table:table-row table:style-name="ro1">
          <table:table-cell office:value-type="float" office:value="0.21162955856" calcext:value-type="float">
            <text:p>0.2116295586</text:p>
          </table:table-cell>
        </table:table-row>
        <table:table-row table:style-name="ro1">
          <table:table-cell office:value-type="float" office:value="0.211547356948" calcext:value-type="float">
            <text:p>0.2115473569</text:p>
          </table:table-cell>
        </table:table-row>
        <table:table-row table:style-name="ro1">
          <table:table-cell office:value-type="float" office:value="0.211465422147" calcext:value-type="float">
            <text:p>0.2114654221</text:p>
          </table:table-cell>
        </table:table-row>
        <table:table-row table:style-name="ro1">
          <table:table-cell office:value-type="float" office:value="0.211383753204" calcext:value-type="float">
            <text:p>0.2113837532</text:p>
          </table:table-cell>
        </table:table-row>
        <table:table-row table:style-name="ro1">
          <table:table-cell office:value-type="float" office:value="0.211302349167" calcext:value-type="float">
            <text:p>0.2113023492</text:p>
          </table:table-cell>
        </table:table-row>
        <table:table-row table:style-name="ro1">
          <table:table-cell office:value-type="float" office:value="0.211221209091" calcext:value-type="float">
            <text:p>0.2112212091</text:p>
          </table:table-cell>
        </table:table-row>
        <table:table-row table:style-name="ro1">
          <table:table-cell office:value-type="float" office:value="0.211140332033" calcext:value-type="float">
            <text:p>0.211140332</text:p>
          </table:table-cell>
        </table:table-row>
        <table:table-row table:style-name="ro1">
          <table:table-cell office:value-type="float" office:value="0.211059717055" calcext:value-type="float">
            <text:p>0.2110597171</text:p>
          </table:table-cell>
        </table:table-row>
        <table:table-row table:style-name="ro1">
          <table:table-cell office:value-type="float" office:value="0.21097936322" calcext:value-type="float">
            <text:p>0.2109793632</text:p>
          </table:table-cell>
        </table:table-row>
        <table:table-row table:style-name="ro1">
          <table:table-cell office:value-type="float" office:value="0.210899269599" calcext:value-type="float">
            <text:p>0.2108992696</text:p>
          </table:table-cell>
        </table:table-row>
        <table:table-row table:style-name="ro1">
          <table:table-cell office:value-type="float" office:value="0.210819435262" calcext:value-type="float">
            <text:p>0.2108194353</text:p>
          </table:table-cell>
        </table:table-row>
        <table:table-row table:style-name="ro1">
          <table:table-cell office:value-type="float" office:value="0.210739859286" calcext:value-type="float">
            <text:p>0.2107398593</text:p>
          </table:table-cell>
        </table:table-row>
        <table:table-row table:style-name="ro1">
          <table:table-cell office:value-type="float" office:value="0.210660540752" calcext:value-type="float">
            <text:p>0.2106605408</text:p>
          </table:table-cell>
        </table:table-row>
        <table:table-row table:style-name="ro1">
          <table:table-cell office:value-type="float" office:value="0.210581478741" calcext:value-type="float">
            <text:p>0.2105814787</text:p>
          </table:table-cell>
        </table:table-row>
        <table:table-row table:style-name="ro1">
          <table:table-cell office:value-type="float" office:value="0.21050267234" calcext:value-type="float">
            <text:p>0.2105026723</text:p>
          </table:table-cell>
        </table:table-row>
        <table:table-row table:style-name="ro1">
          <table:table-cell office:value-type="float" office:value="0.210424120641" calcext:value-type="float">
            <text:p>0.2104241206</text:p>
          </table:table-cell>
        </table:table-row>
        <table:table-row table:style-name="ro1">
          <table:table-cell office:value-type="float" office:value="0.210345822738" calcext:value-type="float">
            <text:p>0.2103458227</text:p>
          </table:table-cell>
        </table:table-row>
        <table:table-row table:style-name="ro1">
          <table:table-cell office:value-type="float" office:value="0.210267777727" calcext:value-type="float">
            <text:p>0.2102677777</text:p>
          </table:table-cell>
        </table:table-row>
        <table:table-row table:style-name="ro1">
          <table:table-cell office:value-type="float" office:value="0.210189984711" calcext:value-type="float">
            <text:p>0.2101899847</text:p>
          </table:table-cell>
        </table:table-row>
        <table:table-row table:style-name="ro1">
          <table:table-cell office:value-type="float" office:value="0.210112442794" calcext:value-type="float">
            <text:p>0.2101124428</text:p>
          </table:table-cell>
        </table:table-row>
        <table:table-row table:style-name="ro1">
          <table:table-cell office:value-type="float" office:value="0.210035151084" calcext:value-type="float">
            <text:p>0.2100351511</text:p>
          </table:table-cell>
        </table:table-row>
        <table:table-row table:style-name="ro1">
          <table:table-cell office:value-type="float" office:value="0.209958108693" calcext:value-type="float">
            <text:p>0.2099581087</text:p>
          </table:table-cell>
        </table:table-row>
        <table:table-row table:style-name="ro1">
          <table:table-cell office:value-type="float" office:value="0.209881314737" calcext:value-type="float">
            <text:p>0.2098813147</text:p>
          </table:table-cell>
        </table:table-row>
        <table:table-row table:style-name="ro1">
          <table:table-cell office:value-type="float" office:value="0.209804768334" calcext:value-type="float">
            <text:p>0.2098047683</text:p>
          </table:table-cell>
        </table:table-row>
        <table:table-row table:style-name="ro1">
          <table:table-cell office:value-type="float" office:value="0.209728468606" calcext:value-type="float">
            <text:p>0.2097284686</text:p>
          </table:table-cell>
        </table:table-row>
        <table:table-row table:style-name="ro1">
          <table:table-cell office:value-type="float" office:value="0.20965241468" calcext:value-type="float">
            <text:p>0.2096524147</text:p>
          </table:table-cell>
        </table:table-row>
        <table:table-row table:style-name="ro1">
          <table:table-cell office:value-type="float" office:value="0.209576605684" calcext:value-type="float">
            <text:p>0.2095766057</text:p>
          </table:table-cell>
        </table:table-row>
        <table:table-row table:style-name="ro1">
          <table:table-cell office:value-type="float" office:value="0.209501040752" calcext:value-type="float">
            <text:p>0.2095010408</text:p>
          </table:table-cell>
        </table:table-row>
        <table:table-row table:style-name="ro1">
          <table:table-cell office:value-type="float" office:value="0.209425719018" calcext:value-type="float">
            <text:p>0.209425719</text:p>
          </table:table-cell>
        </table:table-row>
        <table:table-row table:style-name="ro1">
          <table:table-cell office:value-type="float" office:value="0.209350639622" calcext:value-type="float">
            <text:p>0.2093506396</text:p>
          </table:table-cell>
        </table:table-row>
        <table:table-row table:style-name="ro1">
          <table:table-cell office:value-type="float" office:value="0.209275801708" calcext:value-type="float">
            <text:p>0.2092758017</text:p>
          </table:table-cell>
        </table:table-row>
        <table:table-row table:style-name="ro1">
          <table:table-cell office:value-type="float" office:value="0.209201204421" calcext:value-type="float">
            <text:p>0.2092012044</text:p>
          </table:table-cell>
        </table:table-row>
        <table:table-row table:style-name="ro1">
          <table:table-cell office:value-type="float" office:value="0.209126846911" calcext:value-type="float">
            <text:p>0.2091268469</text:p>
          </table:table-cell>
        </table:table-row>
        <table:table-row table:style-name="ro1">
          <table:table-cell office:value-type="float" office:value="0.209052728331" calcext:value-type="float">
            <text:p>0.2090527283</text:p>
          </table:table-cell>
        </table:table-row>
        <table:table-row table:style-name="ro1">
          <table:table-cell office:value-type="float" office:value="0.208978847836" calcext:value-type="float">
            <text:p>0.2089788478</text:p>
          </table:table-cell>
        </table:table-row>
        <table:table-row table:style-name="ro1">
          <table:table-cell office:value-type="float" office:value="0.208905204587" calcext:value-type="float">
            <text:p>0.2089052046</text:p>
          </table:table-cell>
        </table:table-row>
        <table:table-row table:style-name="ro1">
          <table:table-cell office:value-type="float" office:value="0.208831797745" calcext:value-type="float">
            <text:p>0.2088317977</text:p>
          </table:table-cell>
        </table:table-row>
        <table:table-row table:style-name="ro1">
          <table:table-cell office:value-type="float" office:value="0.208758626478" calcext:value-type="float">
            <text:p>0.2087586265</text:p>
          </table:table-cell>
        </table:table-row>
        <table:table-row table:style-name="ro1">
          <table:table-cell office:value-type="float" office:value="0.208685689953" calcext:value-type="float">
            <text:p>0.20868569</text:p>
          </table:table-cell>
        </table:table-row>
        <table:table-row table:style-name="ro1">
          <table:table-cell office:value-type="float" office:value="0.208612987345" calcext:value-type="float">
            <text:p>0.2086129873</text:p>
          </table:table-cell>
        </table:table-row>
        <table:table-row table:style-name="ro1">
          <table:table-cell office:value-type="float" office:value="0.208540517828" calcext:value-type="float">
            <text:p>0.2085405178</text:p>
          </table:table-cell>
        </table:table-row>
        <table:table-row table:style-name="ro1">
          <table:table-cell office:value-type="float" office:value="0.208468280582" calcext:value-type="float">
            <text:p>0.2084682806</text:p>
          </table:table-cell>
        </table:table-row>
        <table:table-row table:style-name="ro1">
          <table:table-cell office:value-type="float" office:value="0.208396274789" calcext:value-type="float">
            <text:p>0.2083962748</text:p>
          </table:table-cell>
        </table:table-row>
        <table:table-row table:style-name="ro1">
          <table:table-cell office:value-type="float" office:value="0.208324499634" calcext:value-type="float">
            <text:p>0.2083244996</text:p>
          </table:table-cell>
        </table:table-row>
        <table:table-row table:style-name="ro1">
          <table:table-cell office:value-type="float" office:value="0.208252954305" calcext:value-type="float">
            <text:p>0.2082529543</text:p>
          </table:table-cell>
        </table:table-row>
        <table:table-row table:style-name="ro1">
          <table:table-cell office:value-type="float" office:value="0.208181637995" calcext:value-type="float">
            <text:p>0.208181638</text:p>
          </table:table-cell>
        </table:table-row>
        <table:table-row table:style-name="ro1">
          <table:table-cell office:value-type="float" office:value="0.208110549899" calcext:value-type="float">
            <text:p>0.2081105499</text:p>
          </table:table-cell>
        </table:table-row>
        <table:table-row table:style-name="ro1">
          <table:table-cell office:value-type="float" office:value="0.208039689214" calcext:value-type="float">
            <text:p>0.2080396892</text:p>
          </table:table-cell>
        </table:table-row>
        <table:table-row table:style-name="ro1">
          <table:table-cell office:value-type="float" office:value="0.207969055142" calcext:value-type="float">
            <text:p>0.2079690551</text:p>
          </table:table-cell>
        </table:table-row>
        <table:table-row table:style-name="ro1">
          <table:table-cell office:value-type="float" office:value="0.207898646886" calcext:value-type="float">
            <text:p>0.2078986469</text:p>
          </table:table-cell>
        </table:table-row>
        <table:table-row table:style-name="ro1">
          <table:table-cell office:value-type="float" office:value="0.207828463655" calcext:value-type="float">
            <text:p>0.2078284637</text:p>
          </table:table-cell>
        </table:table-row>
        <table:table-row table:style-name="ro1">
          <table:table-cell office:value-type="float" office:value="0.207758504659" calcext:value-type="float">
            <text:p>0.2077585047</text:p>
          </table:table-cell>
        </table:table-row>
        <table:table-row table:style-name="ro1">
          <table:table-cell office:value-type="float" office:value="0.207688769111" calcext:value-type="float">
            <text:p>0.2076887691</text:p>
          </table:table-cell>
        </table:table-row>
        <table:table-row table:style-name="ro1">
          <table:table-cell office:value-type="float" office:value="0.207619256227" calcext:value-type="float">
            <text:p>0.2076192562</text:p>
          </table:table-cell>
        </table:table-row>
        <table:table-row table:style-name="ro1">
          <table:table-cell office:value-type="float" office:value="0.207549965229" calcext:value-type="float">
            <text:p>0.2075499652</text:p>
          </table:table-cell>
        </table:table-row>
        <table:table-row table:style-name="ro1">
          <table:table-cell office:value-type="float" office:value="0.207480895337" calcext:value-type="float">
            <text:p>0.2074808953</text:p>
          </table:table-cell>
        </table:table-row>
        <table:table-row table:style-name="ro1">
          <table:table-cell office:value-type="float" office:value="0.207412045778" calcext:value-type="float">
            <text:p>0.2074120458</text:p>
          </table:table-cell>
        </table:table-row>
        <table:table-row table:style-name="ro1">
          <table:table-cell office:value-type="float" office:value="0.207343415781" calcext:value-type="float">
            <text:p>0.2073434158</text:p>
          </table:table-cell>
        </table:table-row>
        <table:table-row table:style-name="ro1">
          <table:table-cell office:value-type="float" office:value="0.207275004577" calcext:value-type="float">
            <text:p>0.2072750046</text:p>
          </table:table-cell>
        </table:table-row>
        <table:table-row table:style-name="ro1">
          <table:table-cell office:value-type="float" office:value="0.207206811401" calcext:value-type="float">
            <text:p>0.2072068114</text:p>
          </table:table-cell>
        </table:table-row>
        <table:table-row table:style-name="ro1">
          <table:table-cell office:value-type="float" office:value="0.207138835491" calcext:value-type="float">
            <text:p>0.2071388355</text:p>
          </table:table-cell>
        </table:table-row>
        <table:table-row table:style-name="ro1">
          <table:table-cell office:value-type="float" office:value="0.207071076087" calcext:value-type="float">
            <text:p>0.2070710761</text:p>
          </table:table-cell>
        </table:table-row>
        <table:table-row table:style-name="ro1">
          <table:table-cell office:value-type="float" office:value="0.207003532432" calcext:value-type="float">
            <text:p>0.2070035324</text:p>
          </table:table-cell>
        </table:table-row>
        <table:table-row table:style-name="ro1">
          <table:table-cell office:value-type="float" office:value="0.206936203774" calcext:value-type="float">
            <text:p>0.2069362038</text:p>
          </table:table-cell>
        </table:table-row>
        <table:table-row table:style-name="ro1">
          <table:table-cell office:value-type="float" office:value="0.206869089361" calcext:value-type="float">
            <text:p>0.2068690894</text:p>
          </table:table-cell>
        </table:table-row>
        <table:table-row table:style-name="ro1">
          <table:table-cell office:value-type="float" office:value="0.206802188446" calcext:value-type="float">
            <text:p>0.2068021884</text:p>
          </table:table-cell>
        </table:table-row>
        <table:table-row table:style-name="ro1">
          <table:table-cell office:value-type="float" office:value="0.206735500283" calcext:value-type="float">
            <text:p>0.2067355003</text:p>
          </table:table-cell>
        </table:table-row>
        <table:table-row table:style-name="ro1">
          <table:table-cell office:value-type="float" office:value="0.206669024132" calcext:value-type="float">
            <text:p>0.2066690241</text:p>
          </table:table-cell>
        </table:table-row>
        <table:table-row table:style-name="ro1">
          <table:table-cell office:value-type="float" office:value="0.206602759253" calcext:value-type="float">
            <text:p>0.2066027593</text:p>
          </table:table-cell>
        </table:table-row>
        <table:table-row table:style-name="ro1">
          <table:table-cell office:value-type="float" office:value="0.20653670491" calcext:value-type="float">
            <text:p>0.2065367049</text:p>
          </table:table-cell>
        </table:table-row>
        <table:table-row table:style-name="ro1">
          <table:table-cell office:value-type="float" office:value="0.206470860369" calcext:value-type="float">
            <text:p>0.2064708604</text:p>
          </table:table-cell>
        </table:table-row>
        <table:table-row table:style-name="ro1">
          <table:table-cell office:value-type="float" office:value="0.2064052249" calcext:value-type="float">
            <text:p>0.2064052249</text:p>
          </table:table-cell>
        </table:table-row>
        <table:table-row table:style-name="ro1">
          <table:table-cell office:value-type="float" office:value="0.206339797775" calcext:value-type="float">
            <text:p>0.2063397978</text:p>
          </table:table-cell>
        </table:table-row>
        <table:table-row table:style-name="ro1">
          <table:table-cell office:value-type="float" office:value="0.20627457827" calcext:value-type="float">
            <text:p>0.2062745783</text:p>
          </table:table-cell>
        </table:table-row>
        <table:table-row table:style-name="ro1">
          <table:table-cell office:value-type="float" office:value="0.206209565661" calcext:value-type="float">
            <text:p>0.2062095657</text:p>
          </table:table-cell>
        </table:table-row>
        <table:table-row table:style-name="ro1">
          <table:table-cell office:value-type="float" office:value="0.20614475923" calcext:value-type="float">
            <text:p>0.2061447592</text:p>
          </table:table-cell>
        </table:table-row>
        <table:table-row table:style-name="ro1">
          <table:table-cell office:value-type="float" office:value="0.20608015826" calcext:value-type="float">
            <text:p>0.2060801583</text:p>
          </table:table-cell>
        </table:table-row>
        <table:table-row table:style-name="ro1">
          <table:table-cell office:value-type="float" office:value="0.206015762038" calcext:value-type="float">
            <text:p>0.206015762</text:p>
          </table:table-cell>
        </table:table-row>
        <table:table-row table:style-name="ro1">
          <table:table-cell office:value-type="float" office:value="0.205951569852" calcext:value-type="float">
            <text:p>0.2059515699</text:p>
          </table:table-cell>
        </table:table-row>
        <table:table-row table:style-name="ro1">
          <table:table-cell office:value-type="float" office:value="0.205887580994" calcext:value-type="float">
            <text:p>0.205887581</text:p>
          </table:table-cell>
        </table:table-row>
        <table:table-row table:style-name="ro1">
          <table:table-cell office:value-type="float" office:value="0.205823794758" calcext:value-type="float">
            <text:p>0.2058237948</text:p>
          </table:table-cell>
        </table:table-row>
        <table:table-row table:style-name="ro1">
          <table:table-cell office:value-type="float" office:value="0.205760210442" calcext:value-type="float">
            <text:p>0.2057602104</text:p>
          </table:table-cell>
        </table:table-row>
        <table:table-row table:style-name="ro1">
          <table:table-cell office:value-type="float" office:value="0.205696827345" calcext:value-type="float">
            <text:p>0.2056968273</text:p>
          </table:table-cell>
        </table:table-row>
        <table:table-row table:style-name="ro1">
          <table:table-cell office:value-type="float" office:value="0.20563364477" calcext:value-type="float">
            <text:p>0.2056336448</text:p>
          </table:table-cell>
        </table:table-row>
        <table:table-row table:style-name="ro1">
          <table:table-cell office:value-type="float" office:value="0.205570662022" calcext:value-type="float">
            <text:p>0.205570662</text:p>
          </table:table-cell>
        </table:table-row>
        <table:table-row table:style-name="ro1">
          <table:table-cell office:value-type="float" office:value="0.205507878409" calcext:value-type="float">
            <text:p>0.2055078784</text:p>
          </table:table-cell>
        </table:table-row>
        <table:table-row table:style-name="ro1">
          <table:table-cell office:value-type="float" office:value="0.205445293241" calcext:value-type="float">
            <text:p>0.2054452932</text:p>
          </table:table-cell>
        </table:table-row>
        <table:table-row table:style-name="ro1">
          <table:table-cell office:value-type="float" office:value="0.205382905831" calcext:value-type="float">
            <text:p>0.2053829058</text:p>
          </table:table-cell>
        </table:table-row>
        <table:table-row table:style-name="ro1">
          <table:table-cell office:value-type="float" office:value="0.205320715496" calcext:value-type="float">
            <text:p>0.2053207155</text:p>
          </table:table-cell>
        </table:table-row>
        <table:table-row table:style-name="ro1">
          <table:table-cell office:value-type="float" office:value="0.205258721553" calcext:value-type="float">
            <text:p>0.2052587216</text:p>
          </table:table-cell>
        </table:table-row>
        <table:table-row table:style-name="ro1">
          <table:table-cell office:value-type="float" office:value="0.205196923324" calcext:value-type="float">
            <text:p>0.2051969233</text:p>
          </table:table-cell>
        </table:table-row>
        <table:table-row table:style-name="ro1">
          <table:table-cell office:value-type="float" office:value="0.205135320132" calcext:value-type="float">
            <text:p>0.2051353201</text:p>
          </table:table-cell>
        </table:table-row>
        <table:table-row table:style-name="ro1">
          <table:table-cell office:value-type="float" office:value="0.205073911304" calcext:value-type="float">
            <text:p>0.2050739113</text:p>
          </table:table-cell>
        </table:table-row>
        <table:table-row table:style-name="ro1">
          <table:table-cell office:value-type="float" office:value="0.205012696168" calcext:value-type="float">
            <text:p>0.2050126962</text:p>
          </table:table-cell>
        </table:table-row>
        <table:table-row table:style-name="ro1">
          <table:table-cell office:value-type="float" office:value="0.204951674055" calcext:value-type="float">
            <text:p>0.2049516741</text:p>
          </table:table-cell>
        </table:table-row>
        <table:table-row table:style-name="ro1">
          <table:table-cell office:value-type="float" office:value="0.2048908443" calcext:value-type="float">
            <text:p>0.2048908443</text:p>
          </table:table-cell>
        </table:table-row>
        <table:table-row table:style-name="ro1">
          <table:table-cell office:value-type="float" office:value="0.204830206238" calcext:value-type="float">
            <text:p>0.2048302062</text:p>
          </table:table-cell>
        </table:table-row>
        <table:table-row table:style-name="ro1">
          <table:table-cell office:value-type="float" office:value="0.20476975921" calcext:value-type="float">
            <text:p>0.2047697592</text:p>
          </table:table-cell>
        </table:table-row>
        <table:table-row table:style-name="ro1">
          <table:table-cell office:value-type="float" office:value="0.204709502556" calcext:value-type="float">
            <text:p>0.2047095026</text:p>
          </table:table-cell>
        </table:table-row>
        <table:table-row table:style-name="ro1">
          <table:table-cell office:value-type="float" office:value="0.20464943562" calcext:value-type="float">
            <text:p>0.2046494356</text:p>
          </table:table-cell>
        </table:table-row>
        <table:table-row table:style-name="ro1">
          <table:table-cell office:value-type="float" office:value="0.204589557749" calcext:value-type="float">
            <text:p>0.2045895577</text:p>
          </table:table-cell>
        </table:table-row>
        <table:table-row table:style-name="ro1">
          <table:table-cell office:value-type="float" office:value="0.204529868292" calcext:value-type="float">
            <text:p>0.2045298683</text:p>
          </table:table-cell>
        </table:table-row>
        <table:table-row table:style-name="ro1">
          <table:table-cell office:value-type="float" office:value="0.2044703666" calcext:value-type="float">
            <text:p>0.2044703666</text:p>
          </table:table-cell>
        </table:table-row>
        <table:table-row table:style-name="ro1">
          <table:table-cell office:value-type="float" office:value="0.204411052027" calcext:value-type="float">
            <text:p>0.204411052</text:p>
          </table:table-cell>
        </table:table-row>
        <table:table-row table:style-name="ro1">
          <table:table-cell office:value-type="float" office:value="0.20435192393" calcext:value-type="float">
            <text:p>0.2043519239</text:p>
          </table:table-cell>
        </table:table-row>
        <table:table-row table:style-name="ro1">
          <table:table-cell office:value-type="float" office:value="0.204292981668" calcext:value-type="float">
            <text:p>0.2042929817</text:p>
          </table:table-cell>
        </table:table-row>
        <table:table-row table:style-name="ro1">
          <table:table-cell office:value-type="float" office:value="0.204234224602" calcext:value-type="float">
            <text:p>0.2042342246</text:p>
          </table:table-cell>
        </table:table-row>
        <table:table-row table:style-name="ro1">
          <table:table-cell office:value-type="float" office:value="0.204175652095" calcext:value-type="float">
            <text:p>0.2041756521</text:p>
          </table:table-cell>
        </table:table-row>
        <table:table-row table:style-name="ro1">
          <table:table-cell office:value-type="float" office:value="0.204117263514" calcext:value-type="float">
            <text:p>0.2041172635</text:p>
          </table:table-cell>
        </table:table-row>
        <table:table-row table:style-name="ro1">
          <table:table-cell office:value-type="float" office:value="0.204059058227" calcext:value-type="float">
            <text:p>0.2040590582</text:p>
          </table:table-cell>
        </table:table-row>
        <table:table-row table:style-name="ro1">
          <table:table-cell office:value-type="float" office:value="0.204001035605" calcext:value-type="float">
            <text:p>0.2040010356</text:p>
          </table:table-cell>
        </table:table-row>
        <table:table-row table:style-name="ro1">
          <table:table-cell office:value-type="float" office:value="0.203943195022" calcext:value-type="float">
            <text:p>0.203943195</text:p>
          </table:table-cell>
        </table:table-row>
        <table:table-row table:style-name="ro1">
          <table:table-cell office:value-type="float" office:value="0.203885535853" calcext:value-type="float">
            <text:p>0.2038855359</text:p>
          </table:table-cell>
        </table:table-row>
        <table:table-row table:style-name="ro1">
          <table:table-cell office:value-type="float" office:value="0.203828057477" calcext:value-type="float">
            <text:p>0.2038280575</text:p>
          </table:table-cell>
        </table:table-row>
        <table:table-row table:style-name="ro1">
          <table:table-cell office:value-type="float" office:value="0.203770759273" calcext:value-type="float">
            <text:p>0.2037707593</text:p>
          </table:table-cell>
        </table:table-row>
        <table:table-row table:style-name="ro1">
          <table:table-cell office:value-type="float" office:value="0.203713640625" calcext:value-type="float">
            <text:p>0.2037136406</text:p>
          </table:table-cell>
        </table:table-row>
        <table:table-row table:style-name="ro1">
          <table:table-cell office:value-type="float" office:value="0.203656700918" calcext:value-type="float">
            <text:p>0.2036567009</text:p>
          </table:table-cell>
        </table:table-row>
        <table:table-row table:style-name="ro1">
          <table:table-cell office:value-type="float" office:value="0.203599939539" calcext:value-type="float">
            <text:p>0.2035999395</text:p>
          </table:table-cell>
        </table:table-row>
        <table:table-row table:style-name="ro1">
          <table:table-cell office:value-type="float" office:value="0.203543355878" calcext:value-type="float">
            <text:p>0.2035433559</text:p>
          </table:table-cell>
        </table:table-row>
        <table:table-row table:style-name="ro1">
          <table:table-cell office:value-type="float" office:value="0.203486949327" calcext:value-type="float">
            <text:p>0.2034869493</text:p>
          </table:table-cell>
        </table:table-row>
        <table:table-row table:style-name="ro1">
          <table:table-cell office:value-type="float" office:value="0.203430719281" calcext:value-type="float">
            <text:p>0.2034307193</text:p>
          </table:table-cell>
        </table:table-row>
        <table:table-row table:style-name="ro1">
          <table:table-cell office:value-type="float" office:value="0.203374665136" calcext:value-type="float">
            <text:p>0.2033746651</text:p>
          </table:table-cell>
        </table:table-row>
        <table:table-row table:style-name="ro1">
          <table:table-cell office:value-type="float" office:value="0.20331878629" calcext:value-type="float">
            <text:p>0.2033187863</text:p>
          </table:table-cell>
        </table:table-row>
        <table:table-row table:style-name="ro1">
          <table:table-cell office:value-type="float" office:value="0.203263082146" calcext:value-type="float">
            <text:p>0.2032630821</text:p>
          </table:table-cell>
        </table:table-row>
        <table:table-row table:style-name="ro1">
          <table:table-cell office:value-type="float" office:value="0.203207552107" calcext:value-type="float">
            <text:p>0.2032075521</text:p>
          </table:table-cell>
        </table:table-row>
        <table:table-row table:style-name="ro1">
          <table:table-cell office:value-type="float" office:value="0.203152195579" calcext:value-type="float">
            <text:p>0.2031521956</text:p>
          </table:table-cell>
        </table:table-row>
        <table:table-row table:style-name="ro1">
          <table:table-cell office:value-type="float" office:value="0.203097011969" calcext:value-type="float">
            <text:p>0.203097012</text:p>
          </table:table-cell>
        </table:table-row>
        <table:table-row table:style-name="ro1">
          <table:table-cell office:value-type="float" office:value="0.203042000688" calcext:value-type="float">
            <text:p>0.2030420007</text:p>
          </table:table-cell>
        </table:table-row>
        <table:table-row table:style-name="ro1">
          <table:table-cell office:value-type="float" office:value="0.202987161148" calcext:value-type="float">
            <text:p>0.2029871611</text:p>
          </table:table-cell>
        </table:table-row>
        <table:table-row table:style-name="ro1">
          <table:table-cell office:value-type="float" office:value="0.202932492764" calcext:value-type="float">
            <text:p>0.2029324928</text:p>
          </table:table-cell>
        </table:table-row>
        <table:table-row table:style-name="ro1">
          <table:table-cell office:value-type="float" office:value="0.202877994952" calcext:value-type="float">
            <text:p>0.202877995</text:p>
          </table:table-cell>
        </table:table-row>
        <table:table-row table:style-name="ro1">
          <table:table-cell office:value-type="float" office:value="0.202823667133" calcext:value-type="float">
            <text:p>0.2028236671</text:p>
          </table:table-cell>
        </table:table-row>
        <table:table-row table:style-name="ro1">
          <table:table-cell office:value-type="float" office:value="0.202769508726" calcext:value-type="float">
            <text:p>0.2027695087</text:p>
          </table:table-cell>
        </table:table-row>
        <table:table-row table:style-name="ro1">
          <table:table-cell office:value-type="float" office:value="0.202715519156" calcext:value-type="float">
            <text:p>0.2027155192</text:p>
          </table:table-cell>
        </table:table-row>
        <table:table-row table:style-name="ro1">
          <table:table-cell office:value-type="float" office:value="0.202661697847" calcext:value-type="float">
            <text:p>0.2026616978</text:p>
          </table:table-cell>
        </table:table-row>
        <table:table-row table:style-name="ro1">
          <table:table-cell office:value-type="float" office:value="0.202608044229" calcext:value-type="float">
            <text:p>0.2026080442</text:p>
          </table:table-cell>
        </table:table-row>
        <table:table-row table:style-name="ro1">
          <table:table-cell office:value-type="float" office:value="0.20255455773" calcext:value-type="float">
            <text:p>0.2025545577</text:p>
          </table:table-cell>
        </table:table-row>
        <table:table-row table:style-name="ro1">
          <table:table-cell office:value-type="float" office:value="0.202501237783" calcext:value-type="float">
            <text:p>0.2025012378</text:p>
          </table:table-cell>
        </table:table-row>
        <table:table-row table:style-name="ro1">
          <table:table-cell office:value-type="float" office:value="0.202448083822" calcext:value-type="float">
            <text:p>0.2024480838</text:p>
          </table:table-cell>
        </table:table-row>
        <table:table-row table:style-name="ro1">
          <table:table-cell office:value-type="float" office:value="0.202395095283" calcext:value-type="float">
            <text:p>0.2023950953</text:p>
          </table:table-cell>
        </table:table-row>
        <table:table-row table:style-name="ro1">
          <table:table-cell office:value-type="float" office:value="0.202342271604" calcext:value-type="float">
            <text:p>0.2023422716</text:p>
          </table:table-cell>
        </table:table-row>
        <table:table-row table:style-name="ro1">
          <table:table-cell office:value-type="float" office:value="0.202289612227" calcext:value-type="float">
            <text:p>0.2022896122</text:p>
          </table:table-cell>
        </table:table-row>
        <table:table-row table:style-name="ro1">
          <table:table-cell office:value-type="float" office:value="0.202237116593" calcext:value-type="float">
            <text:p>0.2022371166</text:p>
          </table:table-cell>
        </table:table-row>
        <table:table-row table:style-name="ro1">
          <table:table-cell office:value-type="float" office:value="0.202184784148" calcext:value-type="float">
            <text:p>0.2021847841</text:p>
          </table:table-cell>
        </table:table-row>
        <table:table-row table:style-name="ro1">
          <table:table-cell office:value-type="float" office:value="0.202132614338" calcext:value-type="float">
            <text:p>0.2021326143</text:p>
          </table:table-cell>
        </table:table-row>
        <table:table-row table:style-name="ro1">
          <table:table-cell office:value-type="float" office:value="0.202080606611" calcext:value-type="float">
            <text:p>0.2020806066</text:p>
          </table:table-cell>
        </table:table-row>
        <table:table-row table:style-name="ro1">
          <table:table-cell office:value-type="float" office:value="0.20202876042" calcext:value-type="float">
            <text:p>0.2020287604</text:p>
          </table:table-cell>
        </table:table-row>
        <table:table-row table:style-name="ro1">
          <table:table-cell office:value-type="float" office:value="0.201977075217" calcext:value-type="float">
            <text:p>0.2019770752</text:p>
          </table:table-cell>
        </table:table-row>
        <table:table-row table:style-name="ro1">
          <table:table-cell office:value-type="float" office:value="0.201925550457" calcext:value-type="float">
            <text:p>0.2019255505</text:p>
          </table:table-cell>
        </table:table-row>
        <table:table-row table:style-name="ro1">
          <table:table-cell office:value-type="float" office:value="0.201874185596" calcext:value-type="float">
            <text:p>0.2018741856</text:p>
          </table:table-cell>
        </table:table-row>
        <table:table-row table:style-name="ro1">
          <table:table-cell office:value-type="float" office:value="0.201822980095" calcext:value-type="float">
            <text:p>0.2018229801</text:p>
          </table:table-cell>
        </table:table-row>
        <table:table-row table:style-name="ro1">
          <table:table-cell office:value-type="float" office:value="0.201771933414" calcext:value-type="float">
            <text:p>0.2017719334</text:p>
          </table:table-cell>
        </table:table-row>
        <table:table-row table:style-name="ro1">
          <table:table-cell office:value-type="float" office:value="0.201721045016" calcext:value-type="float">
            <text:p>0.201721045</text:p>
          </table:table-cell>
        </table:table-row>
        <table:table-row table:style-name="ro1">
          <table:table-cell office:value-type="float" office:value="0.201670314366" calcext:value-type="float">
            <text:p>0.2016703144</text:p>
          </table:table-cell>
        </table:table-row>
        <table:table-row table:style-name="ro1">
          <table:table-cell office:value-type="float" office:value="0.201619740932" calcext:value-type="float">
            <text:p>0.2016197409</text:p>
          </table:table-cell>
        </table:table-row>
        <table:table-row table:style-name="ro1">
          <table:table-cell office:value-type="float" office:value="0.201569324183" calcext:value-type="float">
            <text:p>0.2015693242</text:p>
          </table:table-cell>
        </table:table-row>
        <table:table-row table:style-name="ro1">
          <table:table-cell office:value-type="float" office:value="0.201519063589" calcext:value-type="float">
            <text:p>0.2015190636</text:p>
          </table:table-cell>
        </table:table-row>
        <table:table-row table:style-name="ro1">
          <table:table-cell office:value-type="float" office:value="0.201468958624" calcext:value-type="float">
            <text:p>0.2014689586</text:p>
          </table:table-cell>
        </table:table-row>
        <table:table-row table:style-name="ro1">
          <table:table-cell office:value-type="float" office:value="0.201419008762" calcext:value-type="float">
            <text:p>0.2014190088</text:p>
          </table:table-cell>
        </table:table-row>
        <table:table-row table:style-name="ro1">
          <table:table-cell office:value-type="float" office:value="0.201369213482" calcext:value-type="float">
            <text:p>0.2013692135</text:p>
          </table:table-cell>
        </table:table-row>
        <table:table-row table:style-name="ro1">
          <table:table-cell office:value-type="float" office:value="0.201319572261" calcext:value-type="float">
            <text:p>0.2013195723</text:p>
          </table:table-cell>
        </table:table-row>
        <table:table-row table:style-name="ro1">
          <table:table-cell office:value-type="float" office:value="0.20127008458" calcext:value-type="float">
            <text:p>0.2012700846</text:p>
          </table:table-cell>
        </table:table-row>
        <table:table-row table:style-name="ro1">
          <table:table-cell office:value-type="float" office:value="0.201220749923" calcext:value-type="float">
            <text:p>0.2012207499</text:p>
          </table:table-cell>
        </table:table-row>
        <table:table-row table:style-name="ro1">
          <table:table-cell office:value-type="float" office:value="0.201171567773" calcext:value-type="float">
            <text:p>0.2011715678</text:p>
          </table:table-cell>
        </table:table-row>
        <table:table-row table:style-name="ro1">
          <table:table-cell office:value-type="float" office:value="0.201122537619" calcext:value-type="float">
            <text:p>0.2011225376</text:p>
          </table:table-cell>
        </table:table-row>
        <table:table-row table:style-name="ro1">
          <table:table-cell office:value-type="float" office:value="0.201073658947" calcext:value-type="float">
            <text:p>0.2010736589</text:p>
          </table:table-cell>
        </table:table-row>
        <table:table-row table:style-name="ro1">
          <table:table-cell office:value-type="float" office:value="0.201024931248" calcext:value-type="float">
            <text:p>0.2010249312</text:p>
          </table:table-cell>
        </table:table-row>
        <table:table-row table:style-name="ro1">
          <table:table-cell office:value-type="float" office:value="0.200976354016" calcext:value-type="float">
            <text:p>0.200976354</text:p>
          </table:table-cell>
        </table:table-row>
        <table:table-row table:style-name="ro1">
          <table:table-cell office:value-type="float" office:value="0.200927926743" calcext:value-type="float">
            <text:p>0.2009279267</text:p>
          </table:table-cell>
        </table:table-row>
        <table:table-row table:style-name="ro1">
          <table:table-cell office:value-type="float" office:value="0.200879648927" calcext:value-type="float">
            <text:p>0.2008796489</text:p>
          </table:table-cell>
        </table:table-row>
        <table:table-row table:style-name="ro1">
          <table:table-cell office:value-type="float" office:value="0.200831520065" calcext:value-type="float">
            <text:p>0.2008315201</text:p>
          </table:table-cell>
        </table:table-row>
        <table:table-row table:style-name="ro1">
          <table:table-cell office:value-type="float" office:value="0.200783539656" calcext:value-type="float">
            <text:p>0.2007835397</text:p>
          </table:table-cell>
        </table:table-row>
        <table:table-row table:style-name="ro1">
          <table:table-cell office:value-type="float" office:value="0.200735707203" calcext:value-type="float">
            <text:p>0.2007357072</text:p>
          </table:table-cell>
        </table:table-row>
        <table:table-row table:style-name="ro1">
          <table:table-cell office:value-type="float" office:value="0.200688022209" calcext:value-type="float">
            <text:p>0.2006880222</text:p>
          </table:table-cell>
        </table:table-row>
        <table:table-row table:style-name="ro1">
          <table:table-cell office:value-type="float" office:value="0.200640484179" calcext:value-type="float">
            <text:p>0.2006404842</text:p>
          </table:table-cell>
        </table:table-row>
        <table:table-row table:style-name="ro1">
          <table:table-cell office:value-type="float" office:value="0.20059309262" calcext:value-type="float">
            <text:p>0.2005930926</text:p>
          </table:table-cell>
        </table:table-row>
        <table:table-row table:style-name="ro1">
          <table:table-cell office:value-type="float" office:value="0.200545847043" calcext:value-type="float">
            <text:p>0.200545847</text:p>
          </table:table-cell>
        </table:table-row>
        <table:table-row table:style-name="ro1">
          <table:table-cell office:value-type="float" office:value="0.200498746956" calcext:value-type="float">
            <text:p>0.200498747</text:p>
          </table:table-cell>
        </table:table-row>
        <table:table-row table:style-name="ro1">
          <table:table-cell office:value-type="float" office:value="0.200451791873" calcext:value-type="float">
            <text:p>0.2004517919</text:p>
          </table:table-cell>
        </table:table-row>
        <table:table-row table:style-name="ro1">
          <table:table-cell office:value-type="float" office:value="0.200404981308" calcext:value-type="float">
            <text:p>0.2004049813</text:p>
          </table:table-cell>
        </table:table-row>
        <table:table-row table:style-name="ro1">
          <table:table-cell office:value-type="float" office:value="0.200358314778" calcext:value-type="float">
            <text:p>0.2003583148</text:p>
          </table:table-cell>
        </table:table-row>
        <table:table-row table:style-name="ro1">
          <table:table-cell office:value-type="float" office:value="0.200311791801" calcext:value-type="float">
            <text:p>0.2003117918</text:p>
          </table:table-cell>
        </table:table-row>
        <table:table-row table:style-name="ro1">
          <table:table-cell office:value-type="float" office:value="0.200265411895" calcext:value-type="float">
            <text:p>0.2002654119</text:p>
          </table:table-cell>
        </table:table-row>
        <table:table-row table:style-name="ro1">
          <table:table-cell office:value-type="float" office:value="0.200219174584" calcext:value-type="float">
            <text:p>0.2002191746</text:p>
          </table:table-cell>
        </table:table-row>
        <table:table-row table:style-name="ro1">
          <table:table-cell office:value-type="float" office:value="0.200173079389" calcext:value-type="float">
            <text:p>0.2001730794</text:p>
          </table:table-cell>
        </table:table-row>
        <table:table-row table:style-name="ro1">
          <table:table-cell office:value-type="float" office:value="0.200127125836" calcext:value-type="float">
            <text:p>0.2001271258</text:p>
          </table:table-cell>
        </table:table-row>
        <table:table-row table:style-name="ro1">
          <table:table-cell office:value-type="float" office:value="0.200081313453" calcext:value-type="float">
            <text:p>0.2000813135</text:p>
          </table:table-cell>
        </table:table-row>
        <table:table-row table:style-name="ro1">
          <table:table-cell office:value-type="float" office:value="0.200035641767" calcext:value-type="float">
            <text:p>0.2000356418</text:p>
          </table:table-cell>
        </table:table-row>
        <table:table-row table:style-name="ro1">
          <table:table-cell office:value-type="float" office:value="0.199990110308" calcext:value-type="float">
            <text:p>0.1999901103</text:p>
          </table:table-cell>
        </table:table-row>
        <table:table-row table:style-name="ro1">
          <table:table-cell office:value-type="float" office:value="0.19994471861" calcext:value-type="float">
            <text:p>0.1999447186</text:p>
          </table:table-cell>
        </table:table-row>
        <table:table-row table:style-name="ro1">
          <table:table-cell office:value-type="float" office:value="0.199899466204" calcext:value-type="float">
            <text:p>0.1998994662</text:p>
          </table:table-cell>
        </table:table-row>
        <table:table-row table:style-name="ro1">
          <table:table-cell office:value-type="float" office:value="0.199854352628" calcext:value-type="float">
            <text:p>0.1998543526</text:p>
          </table:table-cell>
        </table:table-row>
        <table:table-row table:style-name="ro1">
          <table:table-cell office:value-type="float" office:value="0.199809377418" calcext:value-type="float">
            <text:p>0.1998093774</text:p>
          </table:table-cell>
        </table:table-row>
        <table:table-row table:style-name="ro1">
          <table:table-cell office:value-type="float" office:value="0.199764540113" calcext:value-type="float">
            <text:p>0.1997645401</text:p>
          </table:table-cell>
        </table:table-row>
        <table:table-row table:style-name="ro1">
          <table:table-cell office:value-type="float" office:value="0.199719840253" calcext:value-type="float">
            <text:p>0.1997198403</text:p>
          </table:table-cell>
        </table:table-row>
        <table:table-row table:style-name="ro1">
          <table:table-cell office:value-type="float" office:value="0.199675277381" calcext:value-type="float">
            <text:p>0.1996752774</text:p>
          </table:table-cell>
        </table:table-row>
        <table:table-row table:style-name="ro1">
          <table:table-cell office:value-type="float" office:value="0.19963085104" calcext:value-type="float">
            <text:p>0.199630851</text:p>
          </table:table-cell>
        </table:table-row>
        <table:table-row table:style-name="ro1">
          <table:table-cell office:value-type="float" office:value="0.199586560777" calcext:value-type="float">
            <text:p>0.1995865608</text:p>
          </table:table-cell>
        </table:table-row>
        <table:table-row table:style-name="ro1">
          <table:table-cell office:value-type="float" office:value="0.199542406138" calcext:value-type="float">
            <text:p>0.1995424061</text:p>
          </table:table-cell>
        </table:table-row>
        <table:table-row table:style-name="ro1">
          <table:table-cell office:value-type="float" office:value="0.199498386672" calcext:value-type="float">
            <text:p>0.1994983867</text:p>
          </table:table-cell>
        </table:table-row>
        <table:table-row table:style-name="ro1">
          <table:table-cell office:value-type="float" office:value="0.199454501931" calcext:value-type="float">
            <text:p>0.1994545019</text:p>
          </table:table-cell>
        </table:table-row>
        <table:table-row table:style-name="ro1">
          <table:table-cell office:value-type="float" office:value="0.199410751465" calcext:value-type="float">
            <text:p>0.1994107515</text:p>
          </table:table-cell>
        </table:table-row>
        <table:table-row table:style-name="ro1">
          <table:table-cell office:value-type="float" office:value="0.199367134829" calcext:value-type="float">
            <text:p>0.1993671348</text:p>
          </table:table-cell>
        </table:table-row>
        <table:table-row table:style-name="ro1">
          <table:table-cell office:value-type="float" office:value="0.199323651579" calcext:value-type="float">
            <text:p>0.1993236516</text:p>
          </table:table-cell>
        </table:table-row>
        <table:table-row table:style-name="ro1">
          <table:table-cell office:value-type="float" office:value="0.199280301271" calcext:value-type="float">
            <text:p>0.1992803013</text:p>
          </table:table-cell>
        </table:table-row>
        <table:table-row table:style-name="ro1">
          <table:table-cell office:value-type="float" office:value="0.199237083465" calcext:value-type="float">
            <text:p>0.1992370835</text:p>
          </table:table-cell>
        </table:table-row>
        <table:table-row table:style-name="ro1">
          <table:table-cell office:value-type="float" office:value="0.19919399772" calcext:value-type="float">
            <text:p>0.1991939977</text:p>
          </table:table-cell>
        </table:table-row>
        <table:table-row table:style-name="ro1">
          <table:table-cell office:value-type="float" office:value="0.199151043599" calcext:value-type="float">
            <text:p>0.1991510436</text:p>
          </table:table-cell>
        </table:table-row>
        <table:table-row table:style-name="ro1">
          <table:table-cell office:value-type="float" office:value="0.199108220664" calcext:value-type="float">
            <text:p>0.1991082207</text:p>
          </table:table-cell>
        </table:table-row>
        <table:table-row table:style-name="ro1">
          <table:table-cell office:value-type="float" office:value="0.199065528482" calcext:value-type="float">
            <text:p>0.1990655285</text:p>
          </table:table-cell>
        </table:table-row>
        <table:table-row table:style-name="ro1">
          <table:table-cell office:value-type="float" office:value="0.199022966618" calcext:value-type="float">
            <text:p>0.1990229666</text:p>
          </table:table-cell>
        </table:table-row>
        <table:table-row table:style-name="ro1">
          <table:table-cell office:value-type="float" office:value="0.198980534642" calcext:value-type="float">
            <text:p>0.1989805346</text:p>
          </table:table-cell>
        </table:table-row>
        <table:table-row table:style-name="ro1">
          <table:table-cell office:value-type="float" office:value="0.198938232123" calcext:value-type="float">
            <text:p>0.1989382321</text:p>
          </table:table-cell>
        </table:table-row>
        <table:table-row table:style-name="ro1">
          <table:table-cell office:value-type="float" office:value="0.198896058632" calcext:value-type="float">
            <text:p>0.1988960586</text:p>
          </table:table-cell>
        </table:table-row>
        <table:table-row table:style-name="ro1">
          <table:table-cell office:value-type="float" office:value="0.198854013743" calcext:value-type="float">
            <text:p>0.1988540137</text:p>
          </table:table-cell>
        </table:table-row>
        <table:table-row table:style-name="ro1">
          <table:table-cell office:value-type="float" office:value="0.19881209703" calcext:value-type="float">
            <text:p>0.198812097</text:p>
          </table:table-cell>
        </table:table-row>
        <table:table-row table:style-name="ro1">
          <table:table-cell office:value-type="float" office:value="0.198770308069" calcext:value-type="float">
            <text:p>0.1987703081</text:p>
          </table:table-cell>
        </table:table-row>
        <table:table-row table:style-name="ro1">
          <table:table-cell office:value-type="float" office:value="0.198728646438" calcext:value-type="float">
            <text:p>0.1987286464</text:p>
          </table:table-cell>
        </table:table-row>
        <table:table-row table:style-name="ro1">
          <table:table-cell office:value-type="float" office:value="0.198687111715" calcext:value-type="float">
            <text:p>0.1986871117</text:p>
          </table:table-cell>
        </table:table-row>
        <table:table-row table:style-name="ro1">
          <table:table-cell office:value-type="float" office:value="0.198645703483" calcext:value-type="float">
            <text:p>0.1986457035</text:p>
          </table:table-cell>
        </table:table-row>
        <table:table-row table:style-name="ro1">
          <table:table-cell office:value-type="float" office:value="0.198604421322" calcext:value-type="float">
            <text:p>0.1986044213</text:p>
          </table:table-cell>
        </table:table-row>
        <table:table-row table:style-name="ro1">
          <table:table-cell office:value-type="float" office:value="0.198563264817" calcext:value-type="float">
            <text:p>0.1985632648</text:p>
          </table:table-cell>
        </table:table-row>
        <table:table-row table:style-name="ro1">
          <table:table-cell office:value-type="float" office:value="0.198522233552" calcext:value-type="float">
            <text:p>0.1985222336</text:p>
          </table:table-cell>
        </table:table-row>
        <table:table-row table:style-name="ro1">
          <table:table-cell office:value-type="float" office:value="0.198481327116" calcext:value-type="float">
            <text:p>0.1984813271</text:p>
          </table:table-cell>
        </table:table-row>
        <table:table-row table:style-name="ro1">
          <table:table-cell office:value-type="float" office:value="0.198440545095" calcext:value-type="float">
            <text:p>0.1984405451</text:p>
          </table:table-cell>
        </table:table-row>
        <table:table-row table:style-name="ro1">
          <table:table-cell office:value-type="float" office:value="0.19839988708" calcext:value-type="float">
            <text:p>0.1983998871</text:p>
          </table:table-cell>
        </table:table-row>
        <table:table-row table:style-name="ro1">
          <table:table-cell office:value-type="float" office:value="0.198359352662" calcext:value-type="float">
            <text:p>0.1983593527</text:p>
          </table:table-cell>
        </table:table-row>
        <table:table-row table:style-name="ro1">
          <table:table-cell office:value-type="float" office:value="0.198318941434" calcext:value-type="float">
            <text:p>0.1983189414</text:p>
          </table:table-cell>
        </table:table-row>
        <table:table-row table:style-name="ro1">
          <table:table-cell office:value-type="float" office:value="0.198278652989" calcext:value-type="float">
            <text:p>0.198278653</text:p>
          </table:table-cell>
        </table:table-row>
        <table:table-row table:style-name="ro1">
          <table:table-cell office:value-type="float" office:value="0.198238486924" calcext:value-type="float">
            <text:p>0.1982384869</text:p>
          </table:table-cell>
        </table:table-row>
        <table:table-row table:style-name="ro1">
          <table:table-cell office:value-type="float" office:value="0.198198442836" calcext:value-type="float">
            <text:p>0.1981984428</text:p>
          </table:table-cell>
        </table:table-row>
        <table:table-row table:style-name="ro1">
          <table:table-cell office:value-type="float" office:value="0.198158520323" calcext:value-type="float">
            <text:p>0.1981585203</text:p>
          </table:table-cell>
        </table:table-row>
        <table:table-row table:style-name="ro1">
          <table:table-cell office:value-type="float" office:value="0.198118718985" calcext:value-type="float">
            <text:p>0.198118719</text:p>
          </table:table-cell>
        </table:table-row>
        <table:table-row table:style-name="ro1">
          <table:table-cell office:value-type="float" office:value="0.198079038425" calcext:value-type="float">
            <text:p>0.1980790384</text:p>
          </table:table-cell>
        </table:table-row>
        <table:table-row table:style-name="ro1">
          <table:table-cell office:value-type="float" office:value="0.198039478244" calcext:value-type="float">
            <text:p>0.1980394782</text:p>
          </table:table-cell>
        </table:table-row>
        <table:table-row table:style-name="ro1">
          <table:table-cell office:value-type="float" office:value="0.198000038047" calcext:value-type="float">
            <text:p>0.198000038</text:p>
          </table:table-cell>
        </table:table-row>
        <table:table-row table:style-name="ro1">
          <table:table-cell office:value-type="float" office:value="0.19796071744" calcext:value-type="float">
            <text:p>0.1979607174</text:p>
          </table:table-cell>
        </table:table-row>
        <table:table-row table:style-name="ro1">
          <table:table-cell office:value-type="float" office:value="0.19792151603" calcext:value-type="float">
            <text:p>0.197921516</text:p>
          </table:table-cell>
        </table:table-row>
        <table:table-row table:style-name="ro1">
          <table:table-cell office:value-type="float" office:value="0.197882433425" calcext:value-type="float">
            <text:p>0.1978824334</text:p>
          </table:table-cell>
        </table:table-row>
        <table:table-row table:style-name="ro1">
          <table:table-cell office:value-type="float" office:value="0.197843469237" calcext:value-type="float">
            <text:p>0.1978434692</text:p>
          </table:table-cell>
        </table:table-row>
        <table:table-row table:style-name="ro1">
          <table:table-cell office:value-type="float" office:value="0.197804623076" calcext:value-type="float">
            <text:p>0.1978046231</text:p>
          </table:table-cell>
        </table:table-row>
        <table:table-row table:style-name="ro1">
          <table:table-cell office:value-type="float" office:value="0.197765894555" calcext:value-type="float">
            <text:p>0.1977658946</text:p>
          </table:table-cell>
        </table:table-row>
        <table:table-row table:style-name="ro1">
          <table:table-cell office:value-type="float" office:value="0.197727283289" calcext:value-type="float">
            <text:p>0.1977272833</text:p>
          </table:table-cell>
        </table:table-row>
        <table:table-row table:style-name="ro1">
          <table:table-cell office:value-type="float" office:value="0.197688788892" calcext:value-type="float">
            <text:p>0.1976887889</text:p>
          </table:table-cell>
        </table:table-row>
        <table:table-row table:style-name="ro1">
          <table:table-cell office:value-type="float" office:value="0.197650410983" calcext:value-type="float">
            <text:p>0.197650411</text:p>
          </table:table-cell>
        </table:table-row>
        <table:table-row table:style-name="ro1">
          <table:table-cell office:value-type="float" office:value="0.197612149179" calcext:value-type="float">
            <text:p>0.1976121492</text:p>
          </table:table-cell>
        </table:table-row>
        <table:table-row table:style-name="ro1">
          <table:table-cell office:value-type="float" office:value="0.1975740031" calcext:value-type="float">
            <text:p>0.1975740031</text:p>
          </table:table-cell>
        </table:table-row>
        <table:table-row table:style-name="ro1">
          <table:table-cell office:value-type="float" office:value="0.197535972368" calcext:value-type="float">
            <text:p>0.1975359724</text:p>
          </table:table-cell>
        </table:table-row>
        <table:table-row table:style-name="ro1">
          <table:table-cell office:value-type="float" office:value="0.197498056604" calcext:value-type="float">
            <text:p>0.1974980566</text:p>
          </table:table-cell>
        </table:table-row>
        <table:table-row table:style-name="ro1">
          <table:table-cell office:value-type="float" office:value="0.197460255433" calcext:value-type="float">
            <text:p>0.1974602554</text:p>
          </table:table-cell>
        </table:table-row>
        <table:table-row table:style-name="ro1">
          <table:table-cell office:value-type="float" office:value="0.19742256848" calcext:value-type="float">
            <text:p>0.1974225685</text:p>
          </table:table-cell>
        </table:table-row>
        <table:table-row table:style-name="ro1">
          <table:table-cell office:value-type="float" office:value="0.197384995372" calcext:value-type="float">
            <text:p>0.1973849954</text:p>
          </table:table-cell>
        </table:table-row>
        <table:table-row table:style-name="ro1">
          <table:table-cell office:value-type="float" office:value="0.197347535736" calcext:value-type="float">
            <text:p>0.1973475357</text:p>
          </table:table-cell>
        </table:table-row>
        <table:table-row table:style-name="ro1">
          <table:table-cell office:value-type="float" office:value="0.197310189202" calcext:value-type="float">
            <text:p>0.1973101892</text:p>
          </table:table-cell>
        </table:table-row>
        <table:table-row table:style-name="ro1">
          <table:table-cell office:value-type="float" office:value="0.197272955399" calcext:value-type="float">
            <text:p>0.1972729554</text:p>
          </table:table-cell>
        </table:table-row>
        <table:table-row table:style-name="ro1">
          <table:table-cell office:value-type="float" office:value="0.197235833961" calcext:value-type="float">
            <text:p>0.197235834</text:p>
          </table:table-cell>
        </table:table-row>
        <table:table-row table:style-name="ro1">
          <table:table-cell office:value-type="float" office:value="0.197198824521" calcext:value-type="float">
            <text:p>0.1971988245</text:p>
          </table:table-cell>
        </table:table-row>
        <table:table-row table:style-name="ro1">
          <table:table-cell office:value-type="float" office:value="0.197161926712" calcext:value-type="float">
            <text:p>0.1971619267</text:p>
          </table:table-cell>
        </table:table-row>
        <table:table-row table:style-name="ro1">
          <table:table-cell office:value-type="float" office:value="0.19712514017" calcext:value-type="float">
            <text:p>0.1971251402</text:p>
          </table:table-cell>
        </table:table-row>
        <table:table-row table:style-name="ro1">
          <table:table-cell office:value-type="float" office:value="0.197088464534" calcext:value-type="float">
            <text:p>0.1970884645</text:p>
          </table:table-cell>
        </table:table-row>
        <table:table-row table:style-name="ro1">
          <table:table-cell office:value-type="float" office:value="0.197051899441" calcext:value-type="float">
            <text:p>0.1970518994</text:p>
          </table:table-cell>
        </table:table-row>
        <table:table-row table:style-name="ro1">
          <table:table-cell office:value-type="float" office:value="0.19701544453" calcext:value-type="float">
            <text:p>0.1970154445</text:p>
          </table:table-cell>
        </table:table-row>
        <table:table-row table:style-name="ro1">
          <table:table-cell office:value-type="float" office:value="0.196979099444" calcext:value-type="float">
            <text:p>0.1969790994</text:p>
          </table:table-cell>
        </table:table-row>
        <table:table-row table:style-name="ro1">
          <table:table-cell office:value-type="float" office:value="0.196942863824" calcext:value-type="float">
            <text:p>0.1969428638</text:p>
          </table:table-cell>
        </table:table-row>
        <table:table-row table:style-name="ro1">
          <table:table-cell office:value-type="float" office:value="0.196906737313" calcext:value-type="float">
            <text:p>0.1969067373</text:p>
          </table:table-cell>
        </table:table-row>
        <table:table-row table:style-name="ro1">
          <table:table-cell office:value-type="float" office:value="0.196870719558" calcext:value-type="float">
            <text:p>0.1968707196</text:p>
          </table:table-cell>
        </table:table-row>
        <table:table-row table:style-name="ro1">
          <table:table-cell office:value-type="float" office:value="0.196834810203" calcext:value-type="float">
            <text:p>0.1968348102</text:p>
          </table:table-cell>
        </table:table-row>
        <table:table-row table:style-name="ro1">
          <table:table-cell office:value-type="float" office:value="0.196799008896" calcext:value-type="float">
            <text:p>0.1967990089</text:p>
          </table:table-cell>
        </table:table-row>
        <table:table-row table:style-name="ro1">
          <table:table-cell office:value-type="float" office:value="0.196763315286" calcext:value-type="float">
            <text:p>0.1967633153</text:p>
          </table:table-cell>
        </table:table-row>
        <table:table-row table:style-name="ro1">
          <table:table-cell office:value-type="float" office:value="0.196727729023" calcext:value-type="float">
            <text:p>0.196727729</text:p>
          </table:table-cell>
        </table:table-row>
        <table:table-row table:style-name="ro1">
          <table:table-cell office:value-type="float" office:value="0.196692249758" calcext:value-type="float">
            <text:p>0.1966922498</text:p>
          </table:table-cell>
        </table:table-row>
        <table:table-row table:style-name="ro1">
          <table:table-cell office:value-type="float" office:value="0.196656877142" calcext:value-type="float">
            <text:p>0.1966568771</text:p>
          </table:table-cell>
        </table:table-row>
        <table:table-row table:style-name="ro1">
          <table:table-cell office:value-type="float" office:value="0.196621610831" calcext:value-type="float">
            <text:p>0.1966216108</text:p>
          </table:table-cell>
        </table:table-row>
        <table:table-row table:style-name="ro1">
          <table:table-cell office:value-type="float" office:value="0.196586450479" calcext:value-type="float">
            <text:p>0.1965864505</text:p>
          </table:table-cell>
        </table:table-row>
        <table:table-row table:style-name="ro1">
          <table:table-cell office:value-type="float" office:value="0.196551395741" calcext:value-type="float">
            <text:p>0.1965513957</text:p>
          </table:table-cell>
        </table:table-row>
        <table:table-row table:style-name="ro1">
          <table:table-cell office:value-type="float" office:value="0.196516446275" calcext:value-type="float">
            <text:p>0.1965164463</text:p>
          </table:table-cell>
        </table:table-row>
        <table:table-row table:style-name="ro1">
          <table:table-cell office:value-type="float" office:value="0.19648160174" calcext:value-type="float">
            <text:p>0.1964816017</text:p>
          </table:table-cell>
        </table:table-row>
        <table:table-row table:style-name="ro1">
          <table:table-cell office:value-type="float" office:value="0.196446861795" calcext:value-type="float">
            <text:p>0.1964468618</text:p>
          </table:table-cell>
        </table:table-row>
        <table:table-row table:style-name="ro1">
          <table:table-cell office:value-type="float" office:value="0.196412226102" calcext:value-type="float">
            <text:p>0.1964122261</text:p>
          </table:table-cell>
        </table:table-row>
        <table:table-row table:style-name="ro1">
          <table:table-cell office:value-type="float" office:value="0.196377694322" calcext:value-type="float">
            <text:p>0.1963776943</text:p>
          </table:table-cell>
        </table:table-row>
        <table:table-row table:style-name="ro1">
          <table:table-cell office:value-type="float" office:value="0.196343266119" calcext:value-type="float">
            <text:p>0.1963432661</text:p>
          </table:table-cell>
        </table:table-row>
        <table:table-row table:style-name="ro1">
          <table:table-cell office:value-type="float" office:value="0.196308941157" calcext:value-type="float">
            <text:p>0.1963089412</text:p>
          </table:table-cell>
        </table:table-row>
        <table:table-row table:style-name="ro1">
          <table:table-cell office:value-type="float" office:value="0.196274719103" calcext:value-type="float">
            <text:p>0.1962747191</text:p>
          </table:table-cell>
        </table:table-row>
        <table:table-row table:style-name="ro1">
          <table:table-cell office:value-type="float" office:value="0.196240599622" calcext:value-type="float">
            <text:p>0.1962405996</text:p>
          </table:table-cell>
        </table:table-row>
        <table:table-row table:style-name="ro1">
          <table:table-cell office:value-type="float" office:value="0.196206582383" calcext:value-type="float">
            <text:p>0.1962065824</text:p>
          </table:table-cell>
        </table:table-row>
        <table:table-row table:style-name="ro1">
          <table:table-cell office:value-type="float" office:value="0.196172667056" calcext:value-type="float">
            <text:p>0.1961726671</text:p>
          </table:table-cell>
        </table:table-row>
        <table:table-row table:style-name="ro1">
          <table:table-cell office:value-type="float" office:value="0.196138853311" calcext:value-type="float">
            <text:p>0.1961388533</text:p>
          </table:table-cell>
        </table:table-row>
        <table:table-row table:style-name="ro1">
          <table:table-cell office:value-type="float" office:value="0.19610514082" calcext:value-type="float">
            <text:p>0.1961051408</text:p>
          </table:table-cell>
        </table:table-row>
        <table:table-row table:style-name="ro1">
          <table:table-cell office:value-type="float" office:value="0.196071529254" calcext:value-type="float">
            <text:p>0.1960715293</text:p>
          </table:table-cell>
        </table:table-row>
        <table:table-row table:style-name="ro1">
          <table:table-cell office:value-type="float" office:value="0.196038018289" calcext:value-type="float">
            <text:p>0.1960380183</text:p>
          </table:table-cell>
        </table:table-row>
        <table:table-row table:style-name="ro1">
          <table:table-cell office:value-type="float" office:value="0.196004607599" calcext:value-type="float">
            <text:p>0.1960046076</text:p>
          </table:table-cell>
        </table:table-row>
        <table:table-row table:style-name="ro1">
          <table:table-cell office:value-type="float" office:value="0.195971296861" calcext:value-type="float">
            <text:p>0.1959712969</text:p>
          </table:table-cell>
        </table:table-row>
        <table:table-row table:style-name="ro1">
          <table:table-cell office:value-type="float" office:value="0.195938085752" calcext:value-type="float">
            <text:p>0.1959380858</text:p>
          </table:table-cell>
        </table:table-row>
        <table:table-row table:style-name="ro1">
          <table:table-cell office:value-type="float" office:value="0.19590497395" calcext:value-type="float">
            <text:p>0.195904974</text:p>
          </table:table-cell>
        </table:table-row>
        <table:table-row table:style-name="ro1">
          <table:table-cell office:value-type="float" office:value="0.195871961136" calcext:value-type="float">
            <text:p>0.1958719611</text:p>
          </table:table-cell>
        </table:table-row>
        <table:table-row table:style-name="ro1">
          <table:table-cell office:value-type="float" office:value="0.195839046989" calcext:value-type="float">
            <text:p>0.195839047</text:p>
          </table:table-cell>
        </table:table-row>
        <table:table-row table:style-name="ro1">
          <table:table-cell office:value-type="float" office:value="0.195806231192" calcext:value-type="float">
            <text:p>0.1958062312</text:p>
          </table:table-cell>
        </table:table-row>
        <table:table-row table:style-name="ro1">
          <table:table-cell office:value-type="float" office:value="0.195773513429" calcext:value-type="float">
            <text:p>0.1957735134</text:p>
          </table:table-cell>
        </table:table-row>
        <table:table-row table:style-name="ro1">
          <table:table-cell office:value-type="float" office:value="0.195740893382" calcext:value-type="float">
            <text:p>0.1957408934</text:p>
          </table:table-cell>
        </table:table-row>
        <table:table-row table:style-name="ro1">
          <table:table-cell office:value-type="float" office:value="0.195708370738" calcext:value-type="float">
            <text:p>0.1957083707</text:p>
          </table:table-cell>
        </table:table-row>
        <table:table-row table:style-name="ro1">
          <table:table-cell office:value-type="float" office:value="0.195675945183" calcext:value-type="float">
            <text:p>0.1956759452</text:p>
          </table:table-cell>
        </table:table-row>
        <table:table-row table:style-name="ro1">
          <table:table-cell office:value-type="float" office:value="0.195643616404" calcext:value-type="float">
            <text:p>0.1956436164</text:p>
          </table:table-cell>
        </table:table-row>
        <table:table-row table:style-name="ro1">
          <table:table-cell office:value-type="float" office:value="0.195611384089" calcext:value-type="float">
            <text:p>0.1956113841</text:p>
          </table:table-cell>
        </table:table-row>
        <table:table-row table:style-name="ro1">
          <table:table-cell office:value-type="float" office:value="0.19557924793" calcext:value-type="float">
            <text:p>0.1955792479</text:p>
          </table:table-cell>
        </table:table-row>
        <table:table-row table:style-name="ro1">
          <table:table-cell office:value-type="float" office:value="0.195547207616" calcext:value-type="float">
            <text:p>0.1955472076</text:p>
          </table:table-cell>
        </table:table-row>
        <table:table-row table:style-name="ro1">
          <table:table-cell office:value-type="float" office:value="0.195515262839" calcext:value-type="float">
            <text:p>0.1955152628</text:p>
          </table:table-cell>
        </table:table-row>
        <table:table-row table:style-name="ro1">
          <table:table-cell office:value-type="float" office:value="0.195483413292" calcext:value-type="float">
            <text:p>0.1954834133</text:p>
          </table:table-cell>
        </table:table-row>
        <table:table-row table:style-name="ro1">
          <table:table-cell office:value-type="float" office:value="0.195451658669" calcext:value-type="float">
            <text:p>0.1954516587</text:p>
          </table:table-cell>
        </table:table-row>
        <table:table-row table:style-name="ro1">
          <table:table-cell office:value-type="float" office:value="0.195419998666" calcext:value-type="float">
            <text:p>0.1954199987</text:p>
          </table:table-cell>
        </table:table-row>
        <table:table-row table:style-name="ro1">
          <table:table-cell office:value-type="float" office:value="0.195388432979" calcext:value-type="float">
            <text:p>0.195388433</text:p>
          </table:table-cell>
        </table:table-row>
        <table:table-row table:style-name="ro1">
          <table:table-cell office:value-type="float" office:value="0.195356961304" calcext:value-type="float">
            <text:p>0.1953569613</text:p>
          </table:table-cell>
        </table:table-row>
        <table:table-row table:style-name="ro1">
          <table:table-cell office:value-type="float" office:value="0.19532558334" calcext:value-type="float">
            <text:p>0.1953255833</text:p>
          </table:table-cell>
        </table:table-row>
        <table:table-row table:style-name="ro1">
          <table:table-cell office:value-type="float" office:value="0.195294298787" calcext:value-type="float">
            <text:p>0.1952942988</text:p>
          </table:table-cell>
        </table:table-row>
        <table:table-row table:style-name="ro1">
          <table:table-cell office:value-type="float" office:value="0.195263107345" calcext:value-type="float">
            <text:p>0.1952631073</text:p>
          </table:table-cell>
        </table:table-row>
        <table:table-row table:style-name="ro1">
          <table:table-cell office:value-type="float" office:value="0.195232008715" calcext:value-type="float">
            <text:p>0.1952320087</text:p>
          </table:table-cell>
        </table:table-row>
        <table:table-row table:style-name="ro1">
          <table:table-cell office:value-type="float" office:value="0.1952010026" calcext:value-type="float">
            <text:p>0.1952010026</text:p>
          </table:table-cell>
        </table:table-row>
        <table:table-row table:style-name="ro1">
          <table:table-cell office:value-type="float" office:value="0.195170088704" calcext:value-type="float">
            <text:p>0.1951700887</text:p>
          </table:table-cell>
        </table:table-row>
        <table:table-row table:style-name="ro1">
          <table:table-cell office:value-type="float" office:value="0.19513926673" calcext:value-type="float">
            <text:p>0.1951392667</text:p>
          </table:table-cell>
        </table:table-row>
        <table:table-row table:style-name="ro1">
          <table:table-cell office:value-type="float" office:value="0.195108536386" calcext:value-type="float">
            <text:p>0.1951085364</text:p>
          </table:table-cell>
        </table:table-row>
        <table:table-row table:style-name="ro1">
          <table:table-cell office:value-type="float" office:value="0.195077897377" calcext:value-type="float">
            <text:p>0.1950778974</text:p>
          </table:table-cell>
        </table:table-row>
        <table:table-row table:style-name="ro1">
          <table:table-cell office:value-type="float" office:value="0.195047349411" calcext:value-type="float">
            <text:p>0.1950473494</text:p>
          </table:table-cell>
        </table:table-row>
        <table:table-row table:style-name="ro1">
          <table:table-cell office:value-type="float" office:value="0.195016892196" calcext:value-type="float">
            <text:p>0.1950168922</text:p>
          </table:table-cell>
        </table:table-row>
        <table:table-row table:style-name="ro1">
          <table:table-cell office:value-type="float" office:value="0.194986525444" calcext:value-type="float">
            <text:p>0.1949865254</text:p>
          </table:table-cell>
        </table:table-row>
        <table:table-row table:style-name="ro1">
          <table:table-cell office:value-type="float" office:value="0.194956248864" calcext:value-type="float">
            <text:p>0.1949562489</text:p>
          </table:table-cell>
        </table:table-row>
        <table:table-row table:style-name="ro1">
          <table:table-cell office:value-type="float" office:value="0.194926062168" calcext:value-type="float">
            <text:p>0.1949260622</text:p>
          </table:table-cell>
        </table:table-row>
        <table:table-row table:style-name="ro1">
          <table:table-cell office:value-type="float" office:value="0.194895965068" calcext:value-type="float">
            <text:p>0.1948959651</text:p>
          </table:table-cell>
        </table:table-row>
        <table:table-row table:style-name="ro1">
          <table:table-cell office:value-type="float" office:value="0.19486595728" calcext:value-type="float">
            <text:p>0.1948659573</text:p>
          </table:table-cell>
        </table:table-row>
        <table:table-row table:style-name="ro1">
          <table:table-cell office:value-type="float" office:value="0.194836038517" calcext:value-type="float">
            <text:p>0.1948360385</text:p>
          </table:table-cell>
        </table:table-row>
        <table:table-row table:style-name="ro1">
          <table:table-cell office:value-type="float" office:value="0.194806208495" calcext:value-type="float">
            <text:p>0.1948062085</text:p>
          </table:table-cell>
        </table:table-row>
        <table:table-row table:style-name="ro1">
          <table:table-cell office:value-type="float" office:value="0.194776466931" calcext:value-type="float">
            <text:p>0.1947764669</text:p>
          </table:table-cell>
        </table:table-row>
        <table:table-row table:style-name="ro1">
          <table:table-cell office:value-type="float" office:value="0.194746813543" calcext:value-type="float">
            <text:p>0.1947468135</text:p>
          </table:table-cell>
        </table:table-row>
        <table:table-row table:style-name="ro1">
          <table:table-cell office:value-type="float" office:value="0.194717248049" calcext:value-type="float">
            <text:p>0.194717248</text:p>
          </table:table-cell>
        </table:table-row>
        <table:table-row table:style-name="ro1">
          <table:table-cell office:value-type="float" office:value="0.19468777017" calcext:value-type="float">
            <text:p>0.1946877702</text:p>
          </table:table-cell>
        </table:table-row>
        <table:table-row table:style-name="ro1">
          <table:table-cell office:value-type="float" office:value="0.194658379625" calcext:value-type="float">
            <text:p>0.1946583796</text:p>
          </table:table-cell>
        </table:table-row>
        <table:table-row table:style-name="ro1">
          <table:table-cell office:value-type="float" office:value="0.194629076137" calcext:value-type="float">
            <text:p>0.1946290761</text:p>
          </table:table-cell>
        </table:table-row>
        <table:table-row table:style-name="ro1">
          <table:table-cell office:value-type="float" office:value="0.194599859428" calcext:value-type="float">
            <text:p>0.1945998594</text:p>
          </table:table-cell>
        </table:table-row>
        <table:table-row table:style-name="ro1">
          <table:table-cell office:value-type="float" office:value="0.194570729222" calcext:value-type="float">
            <text:p>0.1945707292</text:p>
          </table:table-cell>
        </table:table-row>
        <table:table-row table:style-name="ro1">
          <table:table-cell office:value-type="float" office:value="0.194541685244" calcext:value-type="float">
            <text:p>0.1945416852</text:p>
          </table:table-cell>
        </table:table-row>
        <table:table-row table:style-name="ro1">
          <table:table-cell office:value-type="float" office:value="0.194512727218" calcext:value-type="float">
            <text:p>0.1945127272</text:p>
          </table:table-cell>
        </table:table-row>
        <table:table-row table:style-name="ro1">
          <table:table-cell office:value-type="float" office:value="0.194483854871" calcext:value-type="float">
            <text:p>0.1944838549</text:p>
          </table:table-cell>
        </table:table-row>
        <table:table-row table:style-name="ro1">
          <table:table-cell office:value-type="float" office:value="0.194455067931" calcext:value-type="float">
            <text:p>0.1944550679</text:p>
          </table:table-cell>
        </table:table-row>
        <table:table-row table:style-name="ro1">
          <table:table-cell office:value-type="float" office:value="0.194426366127" calcext:value-type="float">
            <text:p>0.1944263661</text:p>
          </table:table-cell>
        </table:table-row>
        <table:table-row table:style-name="ro1">
          <table:table-cell office:value-type="float" office:value="0.194397749186" calcext:value-type="float">
            <text:p>0.1943977492</text:p>
          </table:table-cell>
        </table:table-row>
        <table:table-row table:style-name="ro1">
          <table:table-cell office:value-type="float" office:value="0.194369216841" calcext:value-type="float">
            <text:p>0.1943692168</text:p>
          </table:table-cell>
        </table:table-row>
        <table:table-row table:style-name="ro1">
          <table:table-cell office:value-type="float" office:value="0.194340768821" calcext:value-type="float">
            <text:p>0.1943407688</text:p>
          </table:table-cell>
        </table:table-row>
        <table:table-row table:style-name="ro1">
          <table:table-cell office:value-type="float" office:value="0.194312404859" calcext:value-type="float">
            <text:p>0.1943124049</text:p>
          </table:table-cell>
        </table:table-row>
        <table:table-row table:style-name="ro1">
          <table:table-cell office:value-type="float" office:value="0.194284124689" calcext:value-type="float">
            <text:p>0.1942841247</text:p>
          </table:table-cell>
        </table:table-row>
        <table:table-row table:style-name="ro1">
          <table:table-cell office:value-type="float" office:value="0.194255928043" calcext:value-type="float">
            <text:p>0.194255928</text:p>
          </table:table-cell>
        </table:table-row>
        <table:table-row table:style-name="ro1">
          <table:table-cell office:value-type="float" office:value="0.194227814657" calcext:value-type="float">
            <text:p>0.1942278147</text:p>
          </table:table-cell>
        </table:table-row>
        <table:table-row table:style-name="ro1">
          <table:table-cell office:value-type="float" office:value="0.194199784267" calcext:value-type="float">
            <text:p>0.1941997843</text:p>
          </table:table-cell>
        </table:table-row>
        <table:table-row table:style-name="ro1">
          <table:table-cell office:value-type="float" office:value="0.19417183661" calcext:value-type="float">
            <text:p>0.1941718366</text:p>
          </table:table-cell>
        </table:table-row>
        <table:table-row table:style-name="ro1">
          <table:table-cell office:value-type="float" office:value="0.194143971422" calcext:value-type="float">
            <text:p>0.1941439714</text:p>
          </table:table-cell>
        </table:table-row>
        <table:table-row table:style-name="ro1">
          <table:table-cell office:value-type="float" office:value="0.194116188443" calcext:value-type="float">
            <text:p>0.1941161884</text:p>
          </table:table-cell>
        </table:table-row>
        <table:table-row table:style-name="ro1">
          <table:table-cell office:value-type="float" office:value="0.194088487413" calcext:value-type="float">
            <text:p>0.1940884874</text:p>
          </table:table-cell>
        </table:table-row>
        <table:table-row table:style-name="ro1">
          <table:table-cell office:value-type="float" office:value="0.19406086807" calcext:value-type="float">
            <text:p>0.1940608681</text:p>
          </table:table-cell>
        </table:table-row>
        <table:table-row table:style-name="ro1">
          <table:table-cell office:value-type="float" office:value="0.194033330158" calcext:value-type="float">
            <text:p>0.1940333302</text:p>
          </table:table-cell>
        </table:table-row>
        <table:table-row table:style-name="ro1">
          <table:table-cell office:value-type="float" office:value="0.194005873417" calcext:value-type="float">
            <text:p>0.1940058734</text:p>
          </table:table-cell>
        </table:table-row>
        <table:table-row table:style-name="ro1">
          <table:table-cell office:value-type="float" office:value="0.193978497592" calcext:value-type="float">
            <text:p>0.1939784976</text:p>
          </table:table-cell>
        </table:table-row>
        <table:table-row table:style-name="ro1">
          <table:table-cell office:value-type="float" office:value="0.193951202425" calcext:value-type="float">
            <text:p>0.1939512024</text:p>
          </table:table-cell>
        </table:table-row>
        <table:table-row table:style-name="ro1">
          <table:table-cell office:value-type="float" office:value="0.193923987661" calcext:value-type="float">
            <text:p>0.1939239877</text:p>
          </table:table-cell>
        </table:table-row>
        <table:table-row table:style-name="ro1">
          <table:table-cell office:value-type="float" office:value="0.193896853047" calcext:value-type="float">
            <text:p>0.193896853</text:p>
          </table:table-cell>
        </table:table-row>
        <table:table-row table:style-name="ro1">
          <table:table-cell office:value-type="float" office:value="0.193869798329" calcext:value-type="float">
            <text:p>0.1938697983</text:p>
          </table:table-cell>
        </table:table-row>
        <table:table-row table:style-name="ro1">
          <table:table-cell office:value-type="float" office:value="0.193842823254" calcext:value-type="float">
            <text:p>0.1938428233</text:p>
          </table:table-cell>
        </table:table-row>
        <table:table-row table:style-name="ro1">
          <table:table-cell office:value-type="float" office:value="0.193815927571" calcext:value-type="float">
            <text:p>0.1938159276</text:p>
          </table:table-cell>
        </table:table-row>
        <table:table-row table:style-name="ro1">
          <table:table-cell office:value-type="float" office:value="0.193789111029" calcext:value-type="float">
            <text:p>0.193789111</text:p>
          </table:table-cell>
        </table:table-row>
        <table:table-row table:style-name="ro1">
          <table:table-cell office:value-type="float" office:value="0.193762373377" calcext:value-type="float">
            <text:p>0.1937623734</text:p>
          </table:table-cell>
        </table:table-row>
        <table:table-row table:style-name="ro1">
          <table:table-cell office:value-type="float" office:value="0.193735714368" calcext:value-type="float">
            <text:p>0.1937357144</text:p>
          </table:table-cell>
        </table:table-row>
        <table:table-row table:style-name="ro1">
          <table:table-cell office:value-type="float" office:value="0.193709133751" calcext:value-type="float">
            <text:p>0.1937091338</text:p>
          </table:table-cell>
        </table:table-row>
        <table:table-row table:style-name="ro1">
          <table:table-cell office:value-type="float" office:value="0.193682631281" calcext:value-type="float">
            <text:p>0.1936826313</text:p>
          </table:table-cell>
        </table:table-row>
        <table:table-row table:style-name="ro1">
          <table:table-cell office:value-type="float" office:value="0.193656206711" calcext:value-type="float">
            <text:p>0.1936562067</text:p>
          </table:table-cell>
        </table:table-row>
        <table:table-row table:style-name="ro1">
          <table:table-cell office:value-type="float" office:value="0.193629859794" calcext:value-type="float">
            <text:p>0.1936298598</text:p>
          </table:table-cell>
        </table:table-row>
        <table:table-row table:style-name="ro1">
          <table:table-cell office:value-type="float" office:value="0.193603590286" calcext:value-type="float">
            <text:p>0.1936035903</text:p>
          </table:table-cell>
        </table:table-row>
        <table:table-row table:style-name="ro1">
          <table:table-cell office:value-type="float" office:value="0.193577397944" calcext:value-type="float">
            <text:p>0.1935773979</text:p>
          </table:table-cell>
        </table:table-row>
        <table:table-row table:style-name="ro1">
          <table:table-cell office:value-type="float" office:value="0.193551282523" calcext:value-type="float">
            <text:p>0.1935512825</text:p>
          </table:table-cell>
        </table:table-row>
        <table:table-row table:style-name="ro1">
          <table:table-cell office:value-type="float" office:value="0.193525243782" calcext:value-type="float">
            <text:p>0.1935252438</text:p>
          </table:table-cell>
        </table:table-row>
        <table:table-row table:style-name="ro1">
          <table:table-cell office:value-type="float" office:value="0.193499281479" calcext:value-type="float">
            <text:p>0.1934992815</text:p>
          </table:table-cell>
        </table:table-row>
        <table:table-row table:style-name="ro1">
          <table:table-cell office:value-type="float" office:value="0.193473395373" calcext:value-type="float">
            <text:p>0.1934733954</text:p>
          </table:table-cell>
        </table:table-row>
        <table:table-row table:style-name="ro1">
          <table:table-cell office:value-type="float" office:value="0.193447585225" calcext:value-type="float">
            <text:p>0.1934475852</text:p>
          </table:table-cell>
        </table:table-row>
        <table:table-row table:style-name="ro1">
          <table:table-cell office:value-type="float" office:value="0.193421850795" calcext:value-type="float">
            <text:p>0.1934218508</text:p>
          </table:table-cell>
        </table:table-row>
        <table:table-row table:style-name="ro1">
          <table:table-cell office:value-type="float" office:value="0.193396191846" calcext:value-type="float">
            <text:p>0.1933961918</text:p>
          </table:table-cell>
        </table:table-row>
        <table:table-row table:style-name="ro1">
          <table:table-cell office:value-type="float" office:value="0.193370608139" calcext:value-type="float">
            <text:p>0.1933706081</text:p>
          </table:table-cell>
        </table:table-row>
        <table:table-row table:style-name="ro1">
          <table:table-cell office:value-type="float" office:value="0.193345099439" calcext:value-type="float">
            <text:p>0.1933450994</text:p>
          </table:table-cell>
        </table:table-row>
        <table:table-row table:style-name="ro1">
          <table:table-cell office:value-type="float" office:value="0.19331966551" calcext:value-type="float">
            <text:p>0.1933196655</text:p>
          </table:table-cell>
        </table:table-row>
        <table:table-row table:style-name="ro1">
          <table:table-cell office:value-type="float" office:value="0.193294306116" calcext:value-type="float">
            <text:p>0.1932943061</text:p>
          </table:table-cell>
        </table:table-row>
        <table:table-row table:style-name="ro1">
          <table:table-cell office:value-type="float" office:value="0.193269021024" calcext:value-type="float">
            <text:p>0.193269021</text:p>
          </table:table-cell>
        </table:table-row>
        <table:table-row table:style-name="ro1">
          <table:table-cell office:value-type="float" office:value="0.19324381" calcext:value-type="float">
            <text:p>0.19324381</text:p>
          </table:table-cell>
        </table:table-row>
        <table:table-row table:style-name="ro1">
          <table:table-cell office:value-type="float" office:value="0.193218672811" calcext:value-type="float">
            <text:p>0.1932186728</text:p>
          </table:table-cell>
        </table:table-row>
        <table:table-row table:style-name="ro1">
          <table:table-cell office:value-type="float" office:value="0.193193609226" calcext:value-type="float">
            <text:p>0.1931936092</text:p>
          </table:table-cell>
        </table:table-row>
        <table:table-row table:style-name="ro1">
          <table:table-cell office:value-type="float" office:value="0.193168619014" calcext:value-type="float">
            <text:p>0.193168619</text:p>
          </table:table-cell>
        </table:table-row>
        <table:table-row table:style-name="ro1">
          <table:table-cell office:value-type="float" office:value="0.193143701945" calcext:value-type="float">
            <text:p>0.1931437019</text:p>
          </table:table-cell>
        </table:table-row>
        <table:table-row table:style-name="ro1">
          <table:table-cell office:value-type="float" office:value="0.193118857789" calcext:value-type="float">
            <text:p>0.1931188578</text:p>
          </table:table-cell>
        </table:table-row>
        <table:table-row table:style-name="ro1">
          <table:table-cell office:value-type="float" office:value="0.193094086318" calcext:value-type="float">
            <text:p>0.1930940863</text:p>
          </table:table-cell>
        </table:table-row>
        <table:table-row table:style-name="ro1">
          <table:table-cell office:value-type="float" office:value="0.193069387303" calcext:value-type="float">
            <text:p>0.1930693873</text:p>
          </table:table-cell>
        </table:table-row>
        <table:table-row table:style-name="ro1">
          <table:table-cell office:value-type="float" office:value="0.193044760519" calcext:value-type="float">
            <text:p>0.1930447605</text:p>
          </table:table-cell>
        </table:table-row>
        <table:table-row table:style-name="ro1">
          <table:table-cell office:value-type="float" office:value="0.193020205738" calcext:value-type="float">
            <text:p>0.1930202057</text:p>
          </table:table-cell>
        </table:table-row>
        <table:table-row table:style-name="ro1">
          <table:table-cell office:value-type="float" office:value="0.192995722735" calcext:value-type="float">
            <text:p>0.1929957227</text:p>
          </table:table-cell>
        </table:table-row>
        <table:table-row table:style-name="ro1">
          <table:table-cell office:value-type="float" office:value="0.192971311285" calcext:value-type="float">
            <text:p>0.1929713113</text:p>
          </table:table-cell>
        </table:table-row>
        <table:table-row table:style-name="ro1">
          <table:table-cell office:value-type="float" office:value="0.192946971164" calcext:value-type="float">
            <text:p>0.1929469712</text:p>
          </table:table-cell>
        </table:table-row>
        <table:table-row table:style-name="ro1">
          <table:table-cell office:value-type="float" office:value="0.19292270215" calcext:value-type="float">
            <text:p>0.1929227022</text:p>
          </table:table-cell>
        </table:table-row>
        <table:table-row table:style-name="ro1">
          <table:table-cell office:value-type="float" office:value="0.192898504019" calcext:value-type="float">
            <text:p>0.192898504</text:p>
          </table:table-cell>
        </table:table-row>
        <table:table-row table:style-name="ro1">
          <table:table-cell office:value-type="float" office:value="0.192874376551" calcext:value-type="float">
            <text:p>0.1928743766</text:p>
          </table:table-cell>
        </table:table-row>
        <table:table-row table:style-name="ro1">
          <table:table-cell office:value-type="float" office:value="0.192850319523" calcext:value-type="float">
            <text:p>0.1928503195</text:p>
          </table:table-cell>
        </table:table-row>
        <table:table-row table:style-name="ro1">
          <table:table-cell office:value-type="float" office:value="0.192826332716" calcext:value-type="float">
            <text:p>0.1928263327</text:p>
          </table:table-cell>
        </table:table-row>
        <table:table-row table:style-name="ro1">
          <table:table-cell office:value-type="float" office:value="0.19280241591" calcext:value-type="float">
            <text:p>0.1928024159</text:p>
          </table:table-cell>
        </table:table-row>
        <table:table-row table:style-name="ro1">
          <table:table-cell office:value-type="float" office:value="0.192778568888" calcext:value-type="float">
            <text:p>0.1927785689</text:p>
          </table:table-cell>
        </table:table-row>
        <table:table-row table:style-name="ro1">
          <table:table-cell office:value-type="float" office:value="0.19275479143" calcext:value-type="float">
            <text:p>0.1927547914</text:p>
          </table:table-cell>
        </table:table-row>
        <table:table-row table:style-name="ro1">
          <table:table-cell office:value-type="float" office:value="0.192731083319" calcext:value-type="float">
            <text:p>0.1927310833</text:p>
          </table:table-cell>
        </table:table-row>
        <table:table-row table:style-name="ro1">
          <table:table-cell office:value-type="float" office:value="0.19270744434" calcext:value-type="float">
            <text:p>0.1927074443</text:p>
          </table:table-cell>
        </table:table-row>
        <table:table-row table:style-name="ro1">
          <table:table-cell office:value-type="float" office:value="0.192683874276" calcext:value-type="float">
            <text:p>0.1926838743</text:p>
          </table:table-cell>
        </table:table-row>
        <table:table-row table:style-name="ro1">
          <table:table-cell office:value-type="float" office:value="0.192660372912" calcext:value-type="float">
            <text:p>0.1926603729</text:p>
          </table:table-cell>
        </table:table-row>
        <table:table-row table:style-name="ro1">
          <table:table-cell office:value-type="float" office:value="0.192636940035" calcext:value-type="float">
            <text:p>0.19263694</text:p>
          </table:table-cell>
        </table:table-row>
        <table:table-row table:style-name="ro1">
          <table:table-cell office:value-type="float" office:value="0.192613575429" calcext:value-type="float">
            <text:p>0.1926135754</text:p>
          </table:table-cell>
        </table:table-row>
        <table:table-row table:style-name="ro1">
          <table:table-cell office:value-type="float" office:value="0.192590278884" calcext:value-type="float">
            <text:p>0.1925902789</text:p>
          </table:table-cell>
        </table:table-row>
        <table:table-row table:style-name="ro1">
          <table:table-cell office:value-type="float" office:value="0.192567050186" calcext:value-type="float">
            <text:p>0.1925670502</text:p>
          </table:table-cell>
        </table:table-row>
        <table:table-row table:style-name="ro1">
          <table:table-cell office:value-type="float" office:value="0.192543889124" calcext:value-type="float">
            <text:p>0.1925438891</text:p>
          </table:table-cell>
        </table:table-row>
        <table:table-row table:style-name="ro1">
          <table:table-cell office:value-type="float" office:value="0.192520795488" calcext:value-type="float">
            <text:p>0.1925207955</text:p>
          </table:table-cell>
        </table:table-row>
        <table:table-row table:style-name="ro1">
          <table:table-cell office:value-type="float" office:value="0.192497769068" calcext:value-type="float">
            <text:p>0.1924977691</text:p>
          </table:table-cell>
        </table:table-row>
        <table:table-row table:style-name="ro1">
          <table:table-cell office:value-type="float" office:value="0.192474809654" calcext:value-type="float">
            <text:p>0.1924748097</text:p>
          </table:table-cell>
        </table:table-row>
        <table:table-row table:style-name="ro1">
          <table:table-cell office:value-type="float" office:value="0.192451917037" calcext:value-type="float">
            <text:p>0.192451917</text:p>
          </table:table-cell>
        </table:table-row>
        <table:table-row table:style-name="ro1">
          <table:table-cell office:value-type="float" office:value="0.192429091011" calcext:value-type="float">
            <text:p>0.192429091</text:p>
          </table:table-cell>
        </table:table-row>
        <table:table-row table:style-name="ro1">
          <table:table-cell office:value-type="float" office:value="0.192406331367" calcext:value-type="float">
            <text:p>0.1924063314</text:p>
          </table:table-cell>
        </table:table-row>
        <table:table-row table:style-name="ro1">
          <table:table-cell office:value-type="float" office:value="0.1923836379" calcext:value-type="float">
            <text:p>0.1923836379</text:p>
          </table:table-cell>
        </table:table-row>
        <table:table-row table:style-name="ro1">
          <table:table-cell office:value-type="float" office:value="0.192361010403" calcext:value-type="float">
            <text:p>0.1923610104</text:p>
          </table:table-cell>
        </table:table-row>
        <table:table-row table:style-name="ro1">
          <table:table-cell office:value-type="float" office:value="0.192338448672" calcext:value-type="float">
            <text:p>0.1923384487</text:p>
          </table:table-cell>
        </table:table-row>
        <table:table-row table:style-name="ro1">
          <table:table-cell office:value-type="float" office:value="0.192315952502" calcext:value-type="float">
            <text:p>0.1923159525</text:p>
          </table:table-cell>
        </table:table-row>
        <table:table-row table:style-name="ro1">
          <table:table-cell office:value-type="float" office:value="0.19229352169" calcext:value-type="float">
            <text:p>0.1922935217</text:p>
          </table:table-cell>
        </table:table-row>
        <table:table-row table:style-name="ro1">
          <table:table-cell office:value-type="float" office:value="0.192271156033" calcext:value-type="float">
            <text:p>0.192271156</text:p>
          </table:table-cell>
        </table:table-row>
        <table:table-row table:style-name="ro1">
          <table:table-cell office:value-type="float" office:value="0.192248855328" calcext:value-type="float">
            <text:p>0.1922488553</text:p>
          </table:table-cell>
        </table:table-row>
        <table:table-row table:style-name="ro1">
          <table:table-cell office:value-type="float" office:value="0.192226619373" calcext:value-type="float">
            <text:p>0.1922266194</text:p>
          </table:table-cell>
        </table:table-row>
        <table:table-row table:style-name="ro1">
          <table:table-cell office:value-type="float" office:value="0.192204447969" calcext:value-type="float">
            <text:p>0.192204448</text:p>
          </table:table-cell>
        </table:table-row>
        <table:table-row table:style-name="ro1">
          <table:table-cell office:value-type="float" office:value="0.192182340914" calcext:value-type="float">
            <text:p>0.1921823409</text:p>
          </table:table-cell>
        </table:table-row>
        <table:table-row table:style-name="ro1">
          <table:table-cell office:value-type="float" office:value="0.192160298009" calcext:value-type="float">
            <text:p>0.192160298</text:p>
          </table:table-cell>
        </table:table-row>
        <table:table-row table:style-name="ro1">
          <table:table-cell office:value-type="float" office:value="0.192138319055" calcext:value-type="float">
            <text:p>0.1921383191</text:p>
          </table:table-cell>
        </table:table-row>
        <table:table-row table:style-name="ro1">
          <table:table-cell office:value-type="float" office:value="0.192116403854" calcext:value-type="float">
            <text:p>0.1921164039</text:p>
          </table:table-cell>
        </table:table-row>
        <table:table-row table:style-name="ro1">
          <table:table-cell office:value-type="float" office:value="0.192094552208" calcext:value-type="float">
            <text:p>0.1920945522</text:p>
          </table:table-cell>
        </table:table-row>
        <table:table-row table:style-name="ro1">
          <table:table-cell office:value-type="float" office:value="0.192072763921" calcext:value-type="float">
            <text:p>0.1920727639</text:p>
          </table:table-cell>
        </table:table-row>
        <table:table-row table:style-name="ro1">
          <table:table-cell office:value-type="float" office:value="0.192051038796" calcext:value-type="float">
            <text:p>0.1920510388</text:p>
          </table:table-cell>
        </table:table-row>
        <table:table-row table:style-name="ro1">
          <table:table-cell office:value-type="float" office:value="0.192029376637" calcext:value-type="float">
            <text:p>0.1920293766</text:p>
          </table:table-cell>
        </table:table-row>
        <table:table-row table:style-name="ro1">
          <table:table-cell office:value-type="float" office:value="0.19200777725" calcext:value-type="float">
            <text:p>0.1920077773</text:p>
          </table:table-cell>
        </table:table-row>
        <table:table-row table:style-name="ro1">
          <table:table-cell office:value-type="float" office:value="0.191986240441" calcext:value-type="float">
            <text:p>0.1919862404</text:p>
          </table:table-cell>
        </table:table-row>
        <table:table-row table:style-name="ro1">
          <table:table-cell office:value-type="float" office:value="0.191964766015" calcext:value-type="float">
            <text:p>0.191964766</text:p>
          </table:table-cell>
        </table:table-row>
        <table:table-row table:style-name="ro1">
          <table:table-cell office:value-type="float" office:value="0.19194335378" calcext:value-type="float">
            <text:p>0.1919433538</text:p>
          </table:table-cell>
        </table:table-row>
        <table:table-row table:style-name="ro1">
          <table:table-cell office:value-type="float" office:value="0.191922003544" calcext:value-type="float">
            <text:p>0.1919220035</text:p>
          </table:table-cell>
        </table:table-row>
        <table:table-row table:style-name="ro1">
          <table:table-cell office:value-type="float" office:value="0.191900715114" calcext:value-type="float">
            <text:p>0.1919007151</text:p>
          </table:table-cell>
        </table:table-row>
        <table:table-row table:style-name="ro1">
          <table:table-cell office:value-type="float" office:value="0.191879488301" calcext:value-type="float">
            <text:p>0.1918794883</text:p>
          </table:table-cell>
        </table:table-row>
        <table:table-row table:style-name="ro1">
          <table:table-cell office:value-type="float" office:value="0.191858322912" calcext:value-type="float">
            <text:p>0.1918583229</text:p>
          </table:table-cell>
        </table:table-row>
        <table:table-row table:style-name="ro1">
          <table:table-cell office:value-type="float" office:value="0.19183721876" calcext:value-type="float">
            <text:p>0.1918372188</text:p>
          </table:table-cell>
        </table:table-row>
        <table:table-row table:style-name="ro1">
          <table:table-cell office:value-type="float" office:value="0.191816175654" calcext:value-type="float">
            <text:p>0.1918161757</text:p>
          </table:table-cell>
        </table:table-row>
        <table:table-row table:style-name="ro1">
          <table:table-cell office:value-type="float" office:value="0.191795193406" calcext:value-type="float">
            <text:p>0.1917951934</text:p>
          </table:table-cell>
        </table:table-row>
        <table:table-row table:style-name="ro1">
          <table:table-cell office:value-type="float" office:value="0.191774271828" calcext:value-type="float">
            <text:p>0.1917742718</text:p>
          </table:table-cell>
        </table:table-row>
        <table:table-row table:style-name="ro1">
          <table:table-cell office:value-type="float" office:value="0.191753410733" calcext:value-type="float">
            <text:p>0.1917534107</text:p>
          </table:table-cell>
        </table:table-row>
        <table:table-row table:style-name="ro1">
          <table:table-cell office:value-type="float" office:value="0.191732609934" calcext:value-type="float">
            <text:p>0.1917326099</text:p>
          </table:table-cell>
        </table:table-row>
        <table:table-row table:style-name="ro1">
          <table:table-cell office:value-type="float" office:value="0.191711869246" calcext:value-type="float">
            <text:p>0.1917118692</text:p>
          </table:table-cell>
        </table:table-row>
        <table:table-row table:style-name="ro1">
          <table:table-cell office:value-type="float" office:value="0.191691188483" calcext:value-type="float">
            <text:p>0.1916911885</text:p>
          </table:table-cell>
        </table:table-row>
        <table:table-row table:style-name="ro1">
          <table:table-cell office:value-type="float" office:value="0.191670567461" calcext:value-type="float">
            <text:p>0.1916705675</text:p>
          </table:table-cell>
        </table:table-row>
        <table:table-row table:style-name="ro1">
          <table:table-cell office:value-type="float" office:value="0.191650005995" calcext:value-type="float">
            <text:p>0.191650006</text:p>
          </table:table-cell>
        </table:table-row>
        <table:table-row table:style-name="ro1">
          <table:table-cell office:value-type="float" office:value="0.191629503901" calcext:value-type="float">
            <text:p>0.1916295039</text:p>
          </table:table-cell>
        </table:table-row>
        <table:table-row table:style-name="ro1">
          <table:table-cell office:value-type="float" office:value="0.191609060997" calcext:value-type="float">
            <text:p>0.191609061</text:p>
          </table:table-cell>
        </table:table-row>
        <table:table-row table:style-name="ro1">
          <table:table-cell office:value-type="float" office:value="0.191588677101" calcext:value-type="float">
            <text:p>0.1915886771</text:p>
          </table:table-cell>
        </table:table-row>
        <table:table-row table:style-name="ro1">
          <table:table-cell office:value-type="float" office:value="0.191568352031" calcext:value-type="float">
            <text:p>0.191568352</text:p>
          </table:table-cell>
        </table:table-row>
        <table:table-row table:style-name="ro1">
          <table:table-cell office:value-type="float" office:value="0.191548085605" calcext:value-type="float">
            <text:p>0.1915480856</text:p>
          </table:table-cell>
        </table:table-row>
        <table:table-row table:style-name="ro1">
          <table:table-cell office:value-type="float" office:value="0.191527877644" calcext:value-type="float">
            <text:p>0.1915278776</text:p>
          </table:table-cell>
        </table:table-row>
        <table:table-row table:style-name="ro1">
          <table:table-cell office:value-type="float" office:value="0.191507727968" calcext:value-type="float">
            <text:p>0.191507728</text:p>
          </table:table-cell>
        </table:table-row>
        <table:table-row table:style-name="ro1">
          <table:table-cell office:value-type="float" office:value="0.191487636396" calcext:value-type="float">
            <text:p>0.1914876364</text:p>
          </table:table-cell>
        </table:table-row>
        <table:table-row table:style-name="ro1">
          <table:table-cell office:value-type="float" office:value="0.191467602752" calcext:value-type="float">
            <text:p>0.1914676028</text:p>
          </table:table-cell>
        </table:table-row>
        <table:table-row table:style-name="ro1">
          <table:table-cell office:value-type="float" office:value="0.191447626856" calcext:value-type="float">
            <text:p>0.1914476269</text:p>
          </table:table-cell>
        </table:table-row>
        <table:table-row table:style-name="ro1">
          <table:table-cell office:value-type="float" office:value="0.191427708531" calcext:value-type="float">
            <text:p>0.1914277085</text:p>
          </table:table-cell>
        </table:table-row>
        <table:table-row table:style-name="ro1">
          <table:table-cell office:value-type="float" office:value="0.1914078476" calcext:value-type="float">
            <text:p>0.1914078476</text:p>
          </table:table-cell>
        </table:table-row>
        <table:table-row table:style-name="ro1">
          <table:table-cell office:value-type="float" office:value="0.191388043887" calcext:value-type="float">
            <text:p>0.1913880439</text:p>
          </table:table-cell>
        </table:table-row>
        <table:table-row table:style-name="ro1">
          <table:table-cell office:value-type="float" office:value="0.191368297217" calcext:value-type="float">
            <text:p>0.1913682972</text:p>
          </table:table-cell>
        </table:table-row>
        <table:table-row table:style-name="ro1">
          <table:table-cell office:value-type="float" office:value="0.191348607413" calcext:value-type="float">
            <text:p>0.1913486074</text:p>
          </table:table-cell>
        </table:table-row>
        <table:table-row table:style-name="ro1">
          <table:table-cell office:value-type="float" office:value="0.191328974302" calcext:value-type="float">
            <text:p>0.1913289743</text:p>
          </table:table-cell>
        </table:table-row>
        <table:table-row table:style-name="ro1">
          <table:table-cell office:value-type="float" office:value="0.19130939771" calcext:value-type="float">
            <text:p>0.1913093977</text:p>
          </table:table-cell>
        </table:table-row>
        <table:table-row table:style-name="ro1">
          <table:table-cell office:value-type="float" office:value="0.191289877463" calcext:value-type="float">
            <text:p>0.1912898775</text:p>
          </table:table-cell>
        </table:table-row>
        <table:table-row table:style-name="ro1">
          <table:table-cell office:value-type="float" office:value="0.191270413388" calcext:value-type="float">
            <text:p>0.1912704134</text:p>
          </table:table-cell>
        </table:table-row>
        <table:table-row table:style-name="ro1">
          <table:table-cell office:value-type="float" office:value="0.191251005313" calcext:value-type="float">
            <text:p>0.1912510053</text:p>
          </table:table-cell>
        </table:table-row>
        <table:table-row table:style-name="ro1">
          <table:table-cell office:value-type="float" office:value="0.191231653067" calcext:value-type="float">
            <text:p>0.1912316531</text:p>
          </table:table-cell>
        </table:table-row>
        <table:table-row table:style-name="ro1">
          <table:table-cell office:value-type="float" office:value="0.191212356479" calcext:value-type="float">
            <text:p>0.1912123565</text:p>
          </table:table-cell>
        </table:table-row>
        <table:table-row table:style-name="ro1">
          <table:table-cell office:value-type="float" office:value="0.191193115377" calcext:value-type="float">
            <text:p>0.1911931154</text:p>
          </table:table-cell>
        </table:table-row>
        <table:table-row table:style-name="ro1">
          <table:table-cell office:value-type="float" office:value="0.191173929592" calcext:value-type="float">
            <text:p>0.1911739296</text:p>
          </table:table-cell>
        </table:table-row>
        <table:table-row table:style-name="ro1">
          <table:table-cell office:value-type="float" office:value="0.191154798955" calcext:value-type="float">
            <text:p>0.191154799</text:p>
          </table:table-cell>
        </table:table-row>
        <table:table-row table:style-name="ro1">
          <table:table-cell office:value-type="float" office:value="0.191135723297" calcext:value-type="float">
            <text:p>0.1911357233</text:p>
          </table:table-cell>
        </table:table-row>
        <table:table-row table:style-name="ro1">
          <table:table-cell office:value-type="float" office:value="0.191116702449" calcext:value-type="float">
            <text:p>0.1911167024</text:p>
          </table:table-cell>
        </table:table-row>
        <table:table-row table:style-name="ro1">
          <table:table-cell office:value-type="float" office:value="0.191097736244" calcext:value-type="float">
            <text:p>0.1910977362</text:p>
          </table:table-cell>
        </table:table-row>
        <table:table-row table:style-name="ro1">
          <table:table-cell office:value-type="float" office:value="0.191078824514" calcext:value-type="float">
            <text:p>0.1910788245</text:p>
          </table:table-cell>
        </table:table-row>
        <table:table-row table:style-name="ro1">
          <table:table-cell office:value-type="float" office:value="0.191059967094" calcext:value-type="float">
            <text:p>0.1910599671</text:p>
          </table:table-cell>
        </table:table-row>
        <table:table-row table:style-name="ro1">
          <table:table-cell office:value-type="float" office:value="0.191041163816" calcext:value-type="float">
            <text:p>0.1910411638</text:p>
          </table:table-cell>
        </table:table-row>
        <table:table-row table:style-name="ro1">
          <table:table-cell office:value-type="float" office:value="0.191022414516" calcext:value-type="float">
            <text:p>0.1910224145</text:p>
          </table:table-cell>
        </table:table-row>
        <table:table-row table:style-name="ro1">
          <table:table-cell office:value-type="float" office:value="0.191003719028" calcext:value-type="float">
            <text:p>0.191003719</text:p>
          </table:table-cell>
        </table:table-row>
        <table:table-row table:style-name="ro1">
          <table:table-cell office:value-type="float" office:value="0.190985077188" calcext:value-type="float">
            <text:p>0.1909850772</text:p>
          </table:table-cell>
        </table:table-row>
        <table:table-row table:style-name="ro1">
          <table:table-cell office:value-type="float" office:value="0.190966488832" calcext:value-type="float">
            <text:p>0.1909664888</text:p>
          </table:table-cell>
        </table:table-row>
        <table:table-row table:style-name="ro1">
          <table:table-cell office:value-type="float" office:value="0.190947953798" calcext:value-type="float">
            <text:p>0.1909479538</text:p>
          </table:table-cell>
        </table:table-row>
        <table:table-row table:style-name="ro1">
          <table:table-cell office:value-type="float" office:value="0.190929471921" calcext:value-type="float">
            <text:p>0.1909294719</text:p>
          </table:table-cell>
        </table:table-row>
        <table:table-row table:style-name="ro1">
          <table:table-cell office:value-type="float" office:value="0.19091104304" calcext:value-type="float">
            <text:p>0.190911043</text:p>
          </table:table-cell>
        </table:table-row>
        <table:table-row table:style-name="ro1">
          <table:table-cell office:value-type="float" office:value="0.190892666993" calcext:value-type="float">
            <text:p>0.190892667</text:p>
          </table:table-cell>
        </table:table-row>
        <table:table-row table:style-name="ro1">
          <table:table-cell office:value-type="float" office:value="0.19087434362" calcext:value-type="float">
            <text:p>0.1908743436</text:p>
          </table:table-cell>
        </table:table-row>
        <table:table-row table:style-name="ro1">
          <table:table-cell office:value-type="float" office:value="0.190856072758" calcext:value-type="float">
            <text:p>0.1908560728</text:p>
          </table:table-cell>
        </table:table-row>
        <table:table-row table:style-name="ro1">
          <table:table-cell office:value-type="float" office:value="0.190837854249" calcext:value-type="float">
            <text:p>0.1908378542</text:p>
          </table:table-cell>
        </table:table-row>
        <table:table-row table:style-name="ro1">
          <table:table-cell office:value-type="float" office:value="0.190819687932" calcext:value-type="float">
            <text:p>0.1908196879</text:p>
          </table:table-cell>
        </table:table-row>
        <table:table-row table:style-name="ro1">
          <table:table-cell office:value-type="float" office:value="0.190801573648" calcext:value-type="float">
            <text:p>0.1908015736</text:p>
          </table:table-cell>
        </table:table-row>
        <table:table-row table:style-name="ro1">
          <table:table-cell office:value-type="float" office:value="0.19078351124" calcext:value-type="float">
            <text:p>0.1907835112</text:p>
          </table:table-cell>
        </table:table-row>
        <table:table-row table:style-name="ro1">
          <table:table-cell office:value-type="float" office:value="0.190765500548" calcext:value-type="float">
            <text:p>0.1907655005</text:p>
          </table:table-cell>
        </table:table-row>
        <table:table-row table:style-name="ro1">
          <table:table-cell office:value-type="float" office:value="0.190747541416" calcext:value-type="float">
            <text:p>0.1907475414</text:p>
          </table:table-cell>
        </table:table-row>
        <table:table-row table:style-name="ro1">
          <table:table-cell office:value-type="float" office:value="0.190729633686" calcext:value-type="float">
            <text:p>0.1907296337</text:p>
          </table:table-cell>
        </table:table-row>
        <table:table-row table:style-name="ro1">
          <table:table-cell office:value-type="float" office:value="0.190711777202" calcext:value-type="float">
            <text:p>0.1907117772</text:p>
          </table:table-cell>
        </table:table-row>
        <table:table-row table:style-name="ro1">
          <table:table-cell office:value-type="float" office:value="0.190693971808" calcext:value-type="float">
            <text:p>0.1906939718</text:p>
          </table:table-cell>
        </table:table-row>
        <table:table-row table:style-name="ro1">
          <table:table-cell office:value-type="float" office:value="0.190676217349" calcext:value-type="float">
            <text:p>0.1906762173</text:p>
          </table:table-cell>
        </table:table-row>
        <table:table-row table:style-name="ro1">
          <table:table-cell office:value-type="float" office:value="0.190658513669" calcext:value-type="float">
            <text:p>0.1906585137</text:p>
          </table:table-cell>
        </table:table-row>
        <table:table-row table:style-name="ro1">
          <table:table-cell office:value-type="float" office:value="0.190640860615" calcext:value-type="float">
            <text:p>0.1906408606</text:p>
          </table:table-cell>
        </table:table-row>
        <table:table-row table:style-name="ro1">
          <table:table-cell office:value-type="float" office:value="0.190623258032" calcext:value-type="float">
            <text:p>0.190623258</text:p>
          </table:table-cell>
        </table:table-row>
        <table:table-row table:style-name="ro1">
          <table:table-cell office:value-type="float" office:value="0.190605705766" calcext:value-type="float">
            <text:p>0.1906057058</text:p>
          </table:table-cell>
        </table:table-row>
        <table:table-row table:style-name="ro1">
          <table:table-cell office:value-type="float" office:value="0.190588203666" calcext:value-type="float">
            <text:p>0.1905882037</text:p>
          </table:table-cell>
        </table:table-row>
        <table:table-row table:style-name="ro1">
          <table:table-cell office:value-type="float" office:value="0.190570751578" calcext:value-type="float">
            <text:p>0.1905707516</text:p>
          </table:table-cell>
        </table:table-row>
        <table:table-row table:style-name="ro1">
          <table:table-cell office:value-type="float" office:value="0.190553349351" calcext:value-type="float">
            <text:p>0.1905533494</text:p>
          </table:table-cell>
        </table:table-row>
        <table:table-row table:style-name="ro1">
          <table:table-cell office:value-type="float" office:value="0.190535996834" calcext:value-type="float">
            <text:p>0.1905359968</text:p>
          </table:table-cell>
        </table:table-row>
        <table:table-row table:style-name="ro1">
          <table:table-cell office:value-type="float" office:value="0.190518693874" calcext:value-type="float">
            <text:p>0.1905186939</text:p>
          </table:table-cell>
        </table:table-row>
        <table:table-row table:style-name="ro1">
          <table:table-cell office:value-type="float" office:value="0.190501440323" calcext:value-type="float">
            <text:p>0.1905014403</text:p>
          </table:table-cell>
        </table:table-row>
        <table:table-row table:style-name="ro1">
          <table:table-cell office:value-type="float" office:value="0.19048423603" calcext:value-type="float">
            <text:p>0.190484236</text:p>
          </table:table-cell>
        </table:table-row>
        <table:table-row table:style-name="ro1">
          <table:table-cell office:value-type="float" office:value="0.190467080845" calcext:value-type="float">
            <text:p>0.1904670808</text:p>
          </table:table-cell>
        </table:table-row>
        <table:table-row table:style-name="ro1">
          <table:table-cell office:value-type="float" office:value="0.19044997462" calcext:value-type="float">
            <text:p>0.1904499746</text:p>
          </table:table-cell>
        </table:table-row>
        <table:table-row table:style-name="ro1">
          <table:table-cell office:value-type="float" office:value="0.190432917206" calcext:value-type="float">
            <text:p>0.1904329172</text:p>
          </table:table-cell>
        </table:table-row>
        <table:table-row table:style-name="ro1">
          <table:table-cell office:value-type="float" office:value="0.190415908455" calcext:value-type="float">
            <text:p>0.1904159085</text:p>
          </table:table-cell>
        </table:table-row>
        <table:table-row table:style-name="ro1">
          <table:table-cell office:value-type="float" office:value="0.190398948221" calcext:value-type="float">
            <text:p>0.1903989482</text:p>
          </table:table-cell>
        </table:table-row>
        <table:table-row table:style-name="ro1">
          <table:table-cell office:value-type="float" office:value="0.190382036355" calcext:value-type="float">
            <text:p>0.1903820364</text:p>
          </table:table-cell>
        </table:table-row>
        <table:table-row table:style-name="ro1">
          <table:table-cell office:value-type="float" office:value="0.190365172711" calcext:value-type="float">
            <text:p>0.1903651727</text:p>
          </table:table-cell>
        </table:table-row>
        <table:table-row table:style-name="ro1">
          <table:table-cell office:value-type="float" office:value="0.190348357143" calcext:value-type="float">
            <text:p>0.1903483571</text:p>
          </table:table-cell>
        </table:table-row>
        <table:table-row table:style-name="ro1">
          <table:table-cell office:value-type="float" office:value="0.190331589506" calcext:value-type="float">
            <text:p>0.1903315895</text:p>
          </table:table-cell>
        </table:table-row>
        <table:table-row table:style-name="ro1">
          <table:table-cell office:value-type="float" office:value="0.190314869655" calcext:value-type="float">
            <text:p>0.1903148697</text:p>
          </table:table-cell>
        </table:table-row>
        <table:table-row table:style-name="ro1">
          <table:table-cell office:value-type="float" office:value="0.190298197445" calcext:value-type="float">
            <text:p>0.1902981974</text:p>
          </table:table-cell>
        </table:table-row>
        <table:table-row table:style-name="ro1">
          <table:table-cell office:value-type="float" office:value="0.190281572731" calcext:value-type="float">
            <text:p>0.1902815727</text:p>
          </table:table-cell>
        </table:table-row>
        <table:table-row table:style-name="ro1">
          <table:table-cell office:value-type="float" office:value="0.190264995371" calcext:value-type="float">
            <text:p>0.1902649954</text:p>
          </table:table-cell>
        </table:table-row>
        <table:table-row table:style-name="ro1">
          <table:table-cell office:value-type="float" office:value="0.19024846522" calcext:value-type="float">
            <text:p>0.1902484652</text:p>
          </table:table-cell>
        </table:table-row>
        <table:table-row table:style-name="ro1">
          <table:table-cell office:value-type="float" office:value="0.190231982137" calcext:value-type="float">
            <text:p>0.1902319821</text:p>
          </table:table-cell>
        </table:table-row>
        <table:table-row table:style-name="ro1">
          <table:table-cell office:value-type="float" office:value="0.190215545979" calcext:value-type="float">
            <text:p>0.190215546</text:p>
          </table:table-cell>
        </table:table-row>
        <table:table-row table:style-name="ro1">
          <table:table-cell office:value-type="float" office:value="0.190199156604" calcext:value-type="float">
            <text:p>0.1901991566</text:p>
          </table:table-cell>
        </table:table-row>
        <table:table-row table:style-name="ro1">
          <table:table-cell office:value-type="float" office:value="0.19018281387" calcext:value-type="float">
            <text:p>0.1901828139</text:p>
          </table:table-cell>
        </table:table-row>
        <table:table-row table:style-name="ro1">
          <table:table-cell office:value-type="float" office:value="0.190166517638" calcext:value-type="float">
            <text:p>0.1901665176</text:p>
          </table:table-cell>
        </table:table-row>
        <table:table-row table:style-name="ro1">
          <table:table-cell office:value-type="float" office:value="0.190150267766" calcext:value-type="float">
            <text:p>0.1901502678</text:p>
          </table:table-cell>
        </table:table-row>
        <table:table-row table:style-name="ro1">
          <table:table-cell office:value-type="float" office:value="0.190134064114" calcext:value-type="float">
            <text:p>0.1901340641</text:p>
          </table:table-cell>
        </table:table-row>
        <table:table-row table:style-name="ro1">
          <table:table-cell office:value-type="float" office:value="0.190117906544" calcext:value-type="float">
            <text:p>0.1901179065</text:p>
          </table:table-cell>
        </table:table-row>
        <table:table-row table:style-name="ro1">
          <table:table-cell office:value-type="float" office:value="0.190101794915" calcext:value-type="float">
            <text:p>0.1901017949</text:p>
          </table:table-cell>
        </table:table-row>
        <table:table-row table:style-name="ro1">
          <table:table-cell office:value-type="float" office:value="0.19008572909" calcext:value-type="float">
            <text:p>0.1900857291</text:p>
          </table:table-cell>
        </table:table-row>
        <table:table-row table:style-name="ro1">
          <table:table-cell office:value-type="float" office:value="0.19006970893" calcext:value-type="float">
            <text:p>0.1900697089</text:p>
          </table:table-cell>
        </table:table-row>
        <table:table-row table:style-name="ro1">
          <table:table-cell office:value-type="float" office:value="0.190053734298" calcext:value-type="float">
            <text:p>0.1900537343</text:p>
          </table:table-cell>
        </table:table-row>
        <table:table-row table:style-name="ro1">
          <table:table-cell office:value-type="float" office:value="0.190037805056" calcext:value-type="float">
            <text:p>0.1900378051</text:p>
          </table:table-cell>
        </table:table-row>
        <table:table-row table:style-name="ro1">
          <table:table-cell office:value-type="float" office:value="0.190021921067" calcext:value-type="float">
            <text:p>0.1900219211</text:p>
          </table:table-cell>
        </table:table-row>
        <table:table-row table:style-name="ro1">
          <table:table-cell office:value-type="float" office:value="0.190006082195" calcext:value-type="float">
            <text:p>0.1900060822</text:p>
          </table:table-cell>
        </table:table-row>
        <table:table-row table:style-name="ro1">
          <table:table-cell office:value-type="float" office:value="0.189990288304" calcext:value-type="float">
            <text:p>0.1899902883</text:p>
          </table:table-cell>
        </table:table-row>
        <table:table-row table:style-name="ro1">
          <table:table-cell office:value-type="float" office:value="0.189974539259" calcext:value-type="float">
            <text:p>0.1899745393</text:p>
          </table:table-cell>
        </table:table-row>
        <table:table-row table:style-name="ro1">
          <table:table-cell office:value-type="float" office:value="0.189958834925" calcext:value-type="float">
            <text:p>0.1899588349</text:p>
          </table:table-cell>
        </table:table-row>
        <table:table-row table:style-name="ro1">
          <table:table-cell office:value-type="float" office:value="0.189943175167" calcext:value-type="float">
            <text:p>0.1899431752</text:p>
          </table:table-cell>
        </table:table-row>
        <table:table-row table:style-name="ro1">
          <table:table-cell office:value-type="float" office:value="0.18992755985" calcext:value-type="float">
            <text:p>0.1899275599</text:p>
          </table:table-cell>
        </table:table-row>
        <table:table-row table:style-name="ro1">
          <table:table-cell office:value-type="float" office:value="0.189911988842" calcext:value-type="float">
            <text:p>0.1899119888</text:p>
          </table:table-cell>
        </table:table-row>
        <table:table-row table:style-name="ro1">
          <table:table-cell office:value-type="float" office:value="0.189896462008" calcext:value-type="float">
            <text:p>0.189896462</text:p>
          </table:table-cell>
        </table:table-row>
        <table:table-row table:style-name="ro1">
          <table:table-cell office:value-type="float" office:value="0.189880979216" calcext:value-type="float">
            <text:p>0.1898809792</text:p>
          </table:table-cell>
        </table:table-row>
        <table:table-row table:style-name="ro1">
          <table:table-cell office:value-type="float" office:value="0.189865540334" calcext:value-type="float">
            <text:p>0.1898655403</text:p>
          </table:table-cell>
        </table:table-row>
        <table:table-row table:style-name="ro1">
          <table:table-cell office:value-type="float" office:value="0.189850145229" calcext:value-type="float">
            <text:p>0.1898501452</text:p>
          </table:table-cell>
        </table:table-row>
        <table:table-row table:style-name="ro1">
          <table:table-cell office:value-type="float" office:value="0.18983479377" calcext:value-type="float">
            <text:p>0.1898347938</text:p>
          </table:table-cell>
        </table:table-row>
        <table:table-row table:style-name="ro1">
          <table:table-cell office:value-type="float" office:value="0.189819485826" calcext:value-type="float">
            <text:p>0.1898194858</text:p>
          </table:table-cell>
        </table:table-row>
        <table:table-row table:style-name="ro1">
          <table:table-cell office:value-type="float" office:value="0.189804221266" calcext:value-type="float">
            <text:p>0.1898042213</text:p>
          </table:table-cell>
        </table:table-row>
        <table:table-row table:style-name="ro1">
          <table:table-cell office:value-type="float" office:value="0.18978899996" calcext:value-type="float">
            <text:p>0.189789</text:p>
          </table:table-cell>
        </table:table-row>
        <table:table-row table:style-name="ro1">
          <table:table-cell office:value-type="float" office:value="0.189773821777" calcext:value-type="float">
            <text:p>0.1897738218</text:p>
          </table:table-cell>
        </table:table-row>
        <table:table-row table:style-name="ro1">
          <table:table-cell office:value-type="float" office:value="0.189758686589" calcext:value-type="float">
            <text:p>0.1897586866</text:p>
          </table:table-cell>
        </table:table-row>
        <table:table-row table:style-name="ro1">
          <table:table-cell office:value-type="float" office:value="0.189743594266" calcext:value-type="float">
            <text:p>0.1897435943</text:p>
          </table:table-cell>
        </table:table-row>
        <table:table-row table:style-name="ro1">
          <table:table-cell office:value-type="float" office:value="0.18972854468" calcext:value-type="float">
            <text:p>0.1897285447</text:p>
          </table:table-cell>
        </table:table-row>
        <table:table-row table:style-name="ro1">
          <table:table-cell office:value-type="float" office:value="0.189713537702" calcext:value-type="float">
            <text:p>0.1897135377</text:p>
          </table:table-cell>
        </table:table-row>
        <table:table-row table:style-name="ro1">
          <table:table-cell office:value-type="float" office:value="0.189698573205" calcext:value-type="float">
            <text:p>0.1896985732</text:p>
          </table:table-cell>
        </table:table-row>
        <table:table-row table:style-name="ro1">
          <table:table-cell office:value-type="float" office:value="0.189683651061" calcext:value-type="float">
            <text:p>0.1896836511</text:p>
          </table:table-cell>
        </table:table-row>
        <table:table-row table:style-name="ro1">
          <table:table-cell office:value-type="float" office:value="0.189668771144" calcext:value-type="float">
            <text:p>0.1896687711</text:p>
          </table:table-cell>
        </table:table-row>
        <table:table-row table:style-name="ro1">
          <table:table-cell office:value-type="float" office:value="0.189653933326" calcext:value-type="float">
            <text:p>0.1896539333</text:p>
          </table:table-cell>
        </table:table-row>
        <table:table-row table:style-name="ro1">
          <table:table-cell office:value-type="float" office:value="0.189639137481" calcext:value-type="float">
            <text:p>0.1896391375</text:p>
          </table:table-cell>
        </table:table-row>
        <table:table-row table:style-name="ro1">
          <table:table-cell office:value-type="float" office:value="0.189624383485" calcext:value-type="float">
            <text:p>0.1896243835</text:p>
          </table:table-cell>
        </table:table-row>
        <table:table-row table:style-name="ro1">
          <table:table-cell office:value-type="float" office:value="0.189609671211" calcext:value-type="float">
            <text:p>0.1896096712</text:p>
          </table:table-cell>
        </table:table-row>
        <table:table-row table:style-name="ro1">
          <table:table-cell office:value-type="float" office:value="0.189595000534" calcext:value-type="float">
            <text:p>0.1895950005</text:p>
          </table:table-cell>
        </table:table-row>
        <table:table-row table:style-name="ro1">
          <table:table-cell office:value-type="float" office:value="0.189580371331" calcext:value-type="float">
            <text:p>0.1895803713</text:p>
          </table:table-cell>
        </table:table-row>
        <table:table-row table:style-name="ro1">
          <table:table-cell office:value-type="float" office:value="0.189565783476" calcext:value-type="float">
            <text:p>0.1895657835</text:p>
          </table:table-cell>
        </table:table-row>
        <table:table-row table:style-name="ro1">
          <table:table-cell office:value-type="float" office:value="0.189551236847" calcext:value-type="float">
            <text:p>0.1895512368</text:p>
          </table:table-cell>
        </table:table-row>
        <table:table-row table:style-name="ro1">
          <table:table-cell office:value-type="float" office:value="0.189536731319" calcext:value-type="float">
            <text:p>0.1895367313</text:p>
          </table:table-cell>
        </table:table-row>
        <table:table-row table:style-name="ro1">
          <table:table-cell office:value-type="float" office:value="0.18952226677" calcext:value-type="float">
            <text:p>0.1895222668</text:p>
          </table:table-cell>
        </table:table-row>
        <table:table-row table:style-name="ro1">
          <table:table-cell office:value-type="float" office:value="0.189507843077" calcext:value-type="float">
            <text:p>0.1895078431</text:p>
          </table:table-cell>
        </table:table-row>
        <table:table-row table:style-name="ro1">
          <table:table-cell office:value-type="float" office:value="0.189493460118" calcext:value-type="float">
            <text:p>0.1894934601</text:p>
          </table:table-cell>
        </table:table-row>
        <table:table-row table:style-name="ro1">
          <table:table-cell office:value-type="float" office:value="0.189479117772" calcext:value-type="float">
            <text:p>0.1894791178</text:p>
          </table:table-cell>
        </table:table-row>
        <table:table-row table:style-name="ro1">
          <table:table-cell office:value-type="float" office:value="0.189464815916" calcext:value-type="float">
            <text:p>0.1894648159</text:p>
          </table:table-cell>
        </table:table-row>
        <table:table-row table:style-name="ro1">
          <table:table-cell office:value-type="float" office:value="0.189450554431" calcext:value-type="float">
            <text:p>0.1894505544</text:p>
          </table:table-cell>
        </table:table-row>
        <table:table-row table:style-name="ro1">
          <table:table-cell office:value-type="float" office:value="0.189436333195" calcext:value-type="float">
            <text:p>0.1894363332</text:p>
          </table:table-cell>
        </table:table-row>
        <table:table-row table:style-name="ro1">
          <table:table-cell office:value-type="float" office:value="0.189422152088" calcext:value-type="float">
            <text:p>0.1894221521</text:p>
          </table:table-cell>
        </table:table-row>
        <table:table-row table:style-name="ro1">
          <table:table-cell office:value-type="float" office:value="0.189408010991" calcext:value-type="float">
            <text:p>0.189408011</text:p>
          </table:table-cell>
        </table:table-row>
        <table:table-row table:style-name="ro1">
          <table:table-cell office:value-type="float" office:value="0.189393909783" calcext:value-type="float">
            <text:p>0.1893939098</text:p>
          </table:table-cell>
        </table:table-row>
        <table:table-row table:style-name="ro1">
          <table:table-cell office:value-type="float" office:value="0.189379848346" calcext:value-type="float">
            <text:p>0.1893798483</text:p>
          </table:table-cell>
        </table:table-row>
        <table:table-row table:style-name="ro1">
          <table:table-cell office:value-type="float" office:value="0.189365826562" calcext:value-type="float">
            <text:p>0.1893658266</text:p>
          </table:table-cell>
        </table:table-row>
        <table:table-row table:style-name="ro1">
          <table:table-cell office:value-type="float" office:value="0.189351844311" calcext:value-type="float">
            <text:p>0.1893518443</text:p>
          </table:table-cell>
        </table:table-row>
        <table:table-row table:style-name="ro1">
          <table:table-cell office:value-type="float" office:value="0.189337901476" calcext:value-type="float">
            <text:p>0.1893379015</text:p>
          </table:table-cell>
        </table:table-row>
        <table:table-row table:style-name="ro1">
          <table:table-cell office:value-type="float" office:value="0.18932399794" calcext:value-type="float">
            <text:p>0.1893239979</text:p>
          </table:table-cell>
        </table:table-row>
        <table:table-row table:style-name="ro1">
          <table:table-cell office:value-type="float" office:value="0.189310133585" calcext:value-type="float">
            <text:p>0.1893101336</text:p>
          </table:table-cell>
        </table:table-row>
        <table:table-row table:style-name="ro1">
          <table:table-cell office:value-type="float" office:value="0.189296308295" calcext:value-type="float">
            <text:p>0.1892963083</text:p>
          </table:table-cell>
        </table:table-row>
        <table:table-row table:style-name="ro1">
          <table:table-cell office:value-type="float" office:value="0.189282521953" calcext:value-type="float">
            <text:p>0.189282522</text:p>
          </table:table-cell>
        </table:table-row>
        <table:table-row table:style-name="ro1">
          <table:table-cell office:value-type="float" office:value="0.189268774443" calcext:value-type="float">
            <text:p>0.1892687744</text:p>
          </table:table-cell>
        </table:table-row>
        <table:table-row table:style-name="ro1">
          <table:table-cell office:value-type="float" office:value="0.189255065649" calcext:value-type="float">
            <text:p>0.1892550656</text:p>
          </table:table-cell>
        </table:table-row>
        <table:table-row table:style-name="ro1">
          <table:table-cell office:value-type="float" office:value="0.189241395456" calcext:value-type="float">
            <text:p>0.1892413955</text:p>
          </table:table-cell>
        </table:table-row>
        <table:table-row table:style-name="ro1">
          <table:table-cell office:value-type="float" office:value="0.18922776375" calcext:value-type="float">
            <text:p>0.1892277638</text:p>
          </table:table-cell>
        </table:table-row>
        <table:table-row table:style-name="ro1">
          <table:table-cell office:value-type="float" office:value="0.189214170415" calcext:value-type="float">
            <text:p>0.1892141704</text:p>
          </table:table-cell>
        </table:table-row>
        <table:table-row table:style-name="ro1">
          <table:table-cell office:value-type="float" office:value="0.189200615338" calcext:value-type="float">
            <text:p>0.1892006153</text:p>
          </table:table-cell>
        </table:table-row>
        <table:table-row table:style-name="ro1">
          <table:table-cell office:value-type="float" office:value="0.189187098404" calcext:value-type="float">
            <text:p>0.1891870984</text:p>
          </table:table-cell>
        </table:table-row>
        <table:table-row table:style-name="ro1">
          <table:table-cell office:value-type="float" office:value="0.189173619501" calcext:value-type="float">
            <text:p>0.1891736195</text:p>
          </table:table-cell>
        </table:table-row>
        <table:table-row table:style-name="ro1">
          <table:table-cell office:value-type="float" office:value="0.189160178514" calcext:value-type="float">
            <text:p>0.1891601785</text:p>
          </table:table-cell>
        </table:table-row>
        <table:table-row table:style-name="ro1">
          <table:table-cell office:value-type="float" office:value="0.189146775332" calcext:value-type="float">
            <text:p>0.1891467753</text:p>
          </table:table-cell>
        </table:table-row>
        <table:table-row table:style-name="ro1">
          <table:table-cell office:value-type="float" office:value="0.189133409842" calcext:value-type="float">
            <text:p>0.1891334098</text:p>
          </table:table-cell>
        </table:table-row>
        <table:table-row table:style-name="ro1">
          <table:table-cell office:value-type="float" office:value="0.189120081932" calcext:value-type="float">
            <text:p>0.1891200819</text:p>
          </table:table-cell>
        </table:table-row>
        <table:table-row table:style-name="ro1">
          <table:table-cell office:value-type="float" office:value="0.18910679149" calcext:value-type="float">
            <text:p>0.1891067915</text:p>
          </table:table-cell>
        </table:table-row>
        <table:table-row table:style-name="ro1">
          <table:table-cell office:value-type="float" office:value="0.189093538405" calcext:value-type="float">
            <text:p>0.1890935384</text:p>
          </table:table-cell>
        </table:table-row>
        <table:table-row table:style-name="ro1">
          <table:table-cell office:value-type="float" office:value="0.189080322566" calcext:value-type="float">
            <text:p>0.1890803226</text:p>
          </table:table-cell>
        </table:table-row>
        <table:table-row table:style-name="ro1">
          <table:table-cell office:value-type="float" office:value="0.189067143862" calcext:value-type="float">
            <text:p>0.1890671439</text:p>
          </table:table-cell>
        </table:table-row>
        <table:table-row table:style-name="ro1">
          <table:table-cell office:value-type="float" office:value="0.189054002184" calcext:value-type="float">
            <text:p>0.1890540022</text:p>
          </table:table-cell>
        </table:table-row>
        <table:table-row table:style-name="ro1">
          <table:table-cell office:value-type="float" office:value="0.189040897421" calcext:value-type="float">
            <text:p>0.1890408974</text:p>
          </table:table-cell>
        </table:table-row>
        <table:table-row table:style-name="ro1">
          <table:table-cell office:value-type="float" office:value="0.189027829463" calcext:value-type="float">
            <text:p>0.1890278295</text:p>
          </table:table-cell>
        </table:table-row>
        <table:table-row table:style-name="ro1">
          <table:table-cell office:value-type="float" office:value="0.189014798202" calcext:value-type="float">
            <text:p>0.1890147982</text:p>
          </table:table-cell>
        </table:table-row>
        <table:table-row table:style-name="ro1">
          <table:table-cell office:value-type="float" office:value="0.189001803529" calcext:value-type="float">
            <text:p>0.1890018035</text:p>
          </table:table-cell>
        </table:table-row>
        <table:table-row table:style-name="ro1">
          <table:table-cell office:value-type="float" office:value="0.188988845335" calcext:value-type="float">
            <text:p>0.1889888453</text:p>
          </table:table-cell>
        </table:table-row>
        <table:table-row table:style-name="ro1">
          <table:table-cell office:value-type="float" office:value="0.188975923512" calcext:value-type="float">
            <text:p>0.1889759235</text:p>
          </table:table-cell>
        </table:table-row>
        <table:table-row table:style-name="ro1">
          <table:table-cell office:value-type="float" office:value="0.188963037952" calcext:value-type="float">
            <text:p>0.188963038</text:p>
          </table:table-cell>
        </table:table-row>
        <table:table-row table:style-name="ro1">
          <table:table-cell office:value-type="float" office:value="0.188950188548" calcext:value-type="float">
            <text:p>0.1889501885</text:p>
          </table:table-cell>
        </table:table-row>
        <table:table-row table:style-name="ro1">
          <table:table-cell office:value-type="float" office:value="0.188937375192" calcext:value-type="float">
            <text:p>0.1889373752</text:p>
          </table:table-cell>
        </table:table-row>
        <table:table-row table:style-name="ro1">
          <table:table-cell office:value-type="float" office:value="0.188924597778" calcext:value-type="float">
            <text:p>0.1889245978</text:p>
          </table:table-cell>
        </table:table-row>
        <table:table-row table:style-name="ro1">
          <table:table-cell office:value-type="float" office:value="0.1889118562" calcext:value-type="float">
            <text:p>0.1889118562</text:p>
          </table:table-cell>
        </table:table-row>
        <table:table-row table:style-name="ro1">
          <table:table-cell office:value-type="float" office:value="0.188899150351" calcext:value-type="float">
            <text:p>0.1888991504</text:p>
          </table:table-cell>
        </table:table-row>
        <table:table-row table:style-name="ro1">
          <table:table-cell office:value-type="float" office:value="0.188886480125" calcext:value-type="float">
            <text:p>0.1888864801</text:p>
          </table:table-cell>
        </table:table-row>
        <table:table-row table:style-name="ro1">
          <table:table-cell office:value-type="float" office:value="0.188873845418" calcext:value-type="float">
            <text:p>0.1888738454</text:p>
          </table:table-cell>
        </table:table-row>
        <table:table-row table:style-name="ro1">
          <table:table-cell office:value-type="float" office:value="0.188861246123" calcext:value-type="float">
            <text:p>0.1888612461</text:p>
          </table:table-cell>
        </table:table-row>
        <table:table-row table:style-name="ro1">
          <table:table-cell office:value-type="float" office:value="0.188848682137" calcext:value-type="float">
            <text:p>0.1888486821</text:p>
          </table:table-cell>
        </table:table-row>
        <table:table-row table:style-name="ro1">
          <table:table-cell office:value-type="float" office:value="0.188836153354" calcext:value-type="float">
            <text:p>0.1888361534</text:p>
          </table:table-cell>
        </table:table-row>
        <table:table-row table:style-name="ro1">
          <table:table-cell office:value-type="float" office:value="0.188823659671" calcext:value-type="float">
            <text:p>0.1888236597</text:p>
          </table:table-cell>
        </table:table-row>
        <table:table-row table:style-name="ro1">
          <table:table-cell office:value-type="float" office:value="0.188811200984" calcext:value-type="float">
            <text:p>0.188811201</text:p>
          </table:table-cell>
        </table:table-row>
        <table:table-row table:style-name="ro1">
          <table:table-cell office:value-type="float" office:value="0.188798777189" calcext:value-type="float">
            <text:p>0.1887987772</text:p>
          </table:table-cell>
        </table:table-row>
        <table:table-row table:style-name="ro1">
          <table:table-cell office:value-type="float" office:value="0.188786388184" calcext:value-type="float">
            <text:p>0.1887863882</text:p>
          </table:table-cell>
        </table:table-row>
        <table:table-row table:style-name="ro1">
          <table:table-cell office:value-type="float" office:value="0.188774033865" calcext:value-type="float">
            <text:p>0.1887740339</text:p>
          </table:table-cell>
        </table:table-row>
        <table:table-row table:style-name="ro1">
          <table:table-cell office:value-type="float" office:value="0.18876171413" calcext:value-type="float">
            <text:p>0.1887617141</text:p>
          </table:table-cell>
        </table:table-row>
        <table:table-row table:style-name="ro1">
          <table:table-cell office:value-type="float" office:value="0.188749428877" calcext:value-type="float">
            <text:p>0.1887494289</text:p>
          </table:table-cell>
        </table:table-row>
        <table:table-row table:style-name="ro1">
          <table:table-cell office:value-type="float" office:value="0.188737178004" calcext:value-type="float">
            <text:p>0.188737178</text:p>
          </table:table-cell>
        </table:table-row>
        <table:table-row table:style-name="ro1">
          <table:table-cell office:value-type="float" office:value="0.188724961409" calcext:value-type="float">
            <text:p>0.1887249614</text:p>
          </table:table-cell>
        </table:table-row>
        <table:table-row table:style-name="ro1">
          <table:table-cell office:value-type="float" office:value="0.188712778992" calcext:value-type="float">
            <text:p>0.188712779</text:p>
          </table:table-cell>
        </table:table-row>
        <table:table-row table:style-name="ro1">
          <table:table-cell office:value-type="float" office:value="0.188700630652" calcext:value-type="float">
            <text:p>0.1887006307</text:p>
          </table:table-cell>
        </table:table-row>
        <table:table-row table:style-name="ro1">
          <table:table-cell office:value-type="float" office:value="0.188688516287" calcext:value-type="float">
            <text:p>0.1886885163</text:p>
          </table:table-cell>
        </table:table-row>
        <table:table-row table:style-name="ro1">
          <table:table-cell office:value-type="float" office:value="0.188676435798" calcext:value-type="float">
            <text:p>0.1886764358</text:p>
          </table:table-cell>
        </table:table-row>
        <table:table-row table:style-name="ro1">
          <table:table-cell office:value-type="float" office:value="0.188664389085" calcext:value-type="float">
            <text:p>0.1886643891</text:p>
          </table:table-cell>
        </table:table-row>
        <table:table-row table:style-name="ro1">
          <table:table-cell office:value-type="float" office:value="0.188652376049" calcext:value-type="float">
            <text:p>0.188652376</text:p>
          </table:table-cell>
        </table:table-row>
        <table:table-row table:style-name="ro1">
          <table:table-cell office:value-type="float" office:value="0.188640396589" calcext:value-type="float">
            <text:p>0.1886403966</text:p>
          </table:table-cell>
        </table:table-row>
        <table:table-row table:style-name="ro1">
          <table:table-cell office:value-type="float" office:value="0.188628450608" calcext:value-type="float">
            <text:p>0.1886284506</text:p>
          </table:table-cell>
        </table:table-row>
        <table:table-row table:style-name="ro1">
          <table:table-cell office:value-type="float" office:value="0.188616538006" calcext:value-type="float">
            <text:p>0.188616538</text:p>
          </table:table-cell>
        </table:table-row>
        <table:table-row table:style-name="ro1">
          <table:table-cell office:value-type="float" office:value="0.188604658685" calcext:value-type="float">
            <text:p>0.1886046587</text:p>
          </table:table-cell>
        </table:table-row>
        <table:table-row table:style-name="ro1">
          <table:table-cell office:value-type="float" office:value="0.188592812547" calcext:value-type="float">
            <text:p>0.1885928125</text:p>
          </table:table-cell>
        </table:table-row>
        <table:table-row table:style-name="ro1">
          <table:table-cell office:value-type="float" office:value="0.188580999494" calcext:value-type="float">
            <text:p>0.1885809995</text:p>
          </table:table-cell>
        </table:table-row>
        <table:table-row table:style-name="ro1">
          <table:table-cell office:value-type="float" office:value="0.188569219429" calcext:value-type="float">
            <text:p>0.1885692194</text:p>
          </table:table-cell>
        </table:table-row>
        <table:table-row table:style-name="ro1">
          <table:table-cell office:value-type="float" office:value="0.188557472255" calcext:value-type="float">
            <text:p>0.1885574723</text:p>
          </table:table-cell>
        </table:table-row>
        <table:table-row table:style-name="ro1">
          <table:table-cell office:value-type="float" office:value="0.188545757875" calcext:value-type="float">
            <text:p>0.1885457579</text:p>
          </table:table-cell>
        </table:table-row>
        <table:table-row table:style-name="ro1">
          <table:table-cell office:value-type="float" office:value="0.188534076193" calcext:value-type="float">
            <text:p>0.1885340762</text:p>
          </table:table-cell>
        </table:table-row>
        <table:table-row table:style-name="ro1">
          <table:table-cell office:value-type="float" office:value="0.188522427111" calcext:value-type="float">
            <text:p>0.1885224271</text:p>
          </table:table-cell>
        </table:table-row>
        <table:table-row table:style-name="ro1">
          <table:table-cell office:value-type="float" office:value="0.188510810536" calcext:value-type="float">
            <text:p>0.1885108105</text:p>
          </table:table-cell>
        </table:table-row>
        <table:table-row table:style-name="ro1">
          <table:table-cell office:value-type="float" office:value="0.18849922637" calcext:value-type="float">
            <text:p>0.1884992264</text:p>
          </table:table-cell>
        </table:table-row>
        <table:table-row table:style-name="ro1">
          <table:table-cell office:value-type="float" office:value="0.188487674519" calcext:value-type="float">
            <text:p>0.1884876745</text:p>
          </table:table-cell>
        </table:table-row>
        <table:table-row table:style-name="ro1">
          <table:table-cell office:value-type="float" office:value="0.188476154887" calcext:value-type="float">
            <text:p>0.1884761549</text:p>
          </table:table-cell>
        </table:table-row>
        <table:table-row table:style-name="ro1">
          <table:table-cell office:value-type="float" office:value="0.18846466738" calcext:value-type="float">
            <text:p>0.1884646674</text:p>
          </table:table-cell>
        </table:table-row>
        <table:table-row table:style-name="ro1">
          <table:table-cell office:value-type="float" office:value="0.188453211904" calcext:value-type="float">
            <text:p>0.1884532119</text:p>
          </table:table-cell>
        </table:table-row>
        <table:table-row table:style-name="ro1">
          <table:table-cell office:value-type="float" office:value="0.188441788365" calcext:value-type="float">
            <text:p>0.1884417884</text:p>
          </table:table-cell>
        </table:table-row>
        <table:table-row table:style-name="ro1">
          <table:table-cell office:value-type="float" office:value="0.188430396668" calcext:value-type="float">
            <text:p>0.1884303967</text:p>
          </table:table-cell>
        </table:table-row>
        <table:table-row table:style-name="ro1">
          <table:table-cell office:value-type="float" office:value="0.18841903672" calcext:value-type="float">
            <text:p>0.1884190367</text:p>
          </table:table-cell>
        </table:table-row>
        <table:table-row table:style-name="ro1">
          <table:table-cell office:value-type="float" office:value="0.188407708428" calcext:value-type="float">
            <text:p>0.1884077084</text:p>
          </table:table-cell>
        </table:table-row>
        <table:table-row table:style-name="ro1">
          <table:table-cell office:value-type="float" office:value="0.188396411699" calcext:value-type="float">
            <text:p>0.1883964117</text:p>
          </table:table-cell>
        </table:table-row>
        <table:table-row table:style-name="ro1">
          <table:table-cell office:value-type="float" office:value="0.18838514644" calcext:value-type="float">
            <text:p>0.1883851464</text:p>
          </table:table-cell>
        </table:table-row>
        <table:table-row table:style-name="ro1">
          <table:table-cell office:value-type="float" office:value="0.18837391256" calcext:value-type="float">
            <text:p>0.1883739126</text:p>
          </table:table-cell>
        </table:table-row>
        <table:table-row table:style-name="ro1">
          <table:table-cell office:value-type="float" office:value="0.188362709965" calcext:value-type="float">
            <text:p>0.18836271</text:p>
          </table:table-cell>
        </table:table-row>
        <table:table-row table:style-name="ro1">
          <table:table-cell office:value-type="float" office:value="0.188351538565" calcext:value-type="float">
            <text:p>0.1883515386</text:p>
          </table:table-cell>
        </table:table-row>
        <table:table-row table:style-name="ro1">
          <table:table-cell office:value-type="float" office:value="0.188340398268" calcext:value-type="float">
            <text:p>0.1883403983</text:p>
          </table:table-cell>
        </table:table-row>
        <table:table-row table:style-name="ro1">
          <table:table-cell office:value-type="float" office:value="0.188329288982" calcext:value-type="float">
            <text:p>0.188329289</text:p>
          </table:table-cell>
        </table:table-row>
        <table:table-row table:style-name="ro1">
          <table:table-cell office:value-type="float" office:value="0.188318210618" calcext:value-type="float">
            <text:p>0.1883182106</text:p>
          </table:table-cell>
        </table:table-row>
        <table:table-row table:style-name="ro1">
          <table:table-cell office:value-type="float" office:value="0.188307163083" calcext:value-type="float">
            <text:p>0.1883071631</text:p>
          </table:table-cell>
        </table:table-row>
        <table:table-row table:style-name="ro1">
          <table:table-cell office:value-type="float" office:value="0.188296146288" calcext:value-type="float">
            <text:p>0.1882961463</text:p>
          </table:table-cell>
        </table:table-row>
        <table:table-row table:style-name="ro1">
          <table:table-cell office:value-type="float" office:value="0.188285160143" calcext:value-type="float">
            <text:p>0.1882851601</text:p>
          </table:table-cell>
        </table:table-row>
        <table:table-row table:style-name="ro1">
          <table:table-cell office:value-type="float" office:value="0.188274204558" calcext:value-type="float">
            <text:p>0.1882742046</text:p>
          </table:table-cell>
        </table:table-row>
        <table:table-row table:style-name="ro1">
          <table:table-cell office:value-type="float" office:value="0.188263279443" calcext:value-type="float">
            <text:p>0.1882632794</text:p>
          </table:table-cell>
        </table:table-row>
        <table:table-row table:style-name="ro1">
          <table:table-cell office:value-type="float" office:value="0.18825238471" calcext:value-type="float">
            <text:p>0.1882523847</text:p>
          </table:table-cell>
        </table:table-row>
        <table:table-row table:style-name="ro1">
          <table:table-cell office:value-type="float" office:value="0.18824152027" calcext:value-type="float">
            <text:p>0.1882415203</text:p>
          </table:table-cell>
        </table:table-row>
        <table:table-row table:style-name="ro1">
          <table:table-cell office:value-type="float" office:value="0.188230686033" calcext:value-type="float">
            <text:p>0.188230686</text:p>
          </table:table-cell>
        </table:table-row>
        <table:table-row table:style-name="ro1">
          <table:table-cell office:value-type="float" office:value="0.188219881911" calcext:value-type="float">
            <text:p>0.1882198819</text:p>
          </table:table-cell>
        </table:table-row>
        <table:table-row table:style-name="ro1">
          <table:table-cell office:value-type="float" office:value="0.188209107817" calcext:value-type="float">
            <text:p>0.1882091078</text:p>
          </table:table-cell>
        </table:table-row>
        <table:table-row table:style-name="ro1">
          <table:table-cell office:value-type="float" office:value="0.188198363663" calcext:value-type="float">
            <text:p>0.1881983637</text:p>
          </table:table-cell>
        </table:table-row>
        <table:table-row table:style-name="ro1">
          <table:table-cell office:value-type="float" office:value="0.18818764936" calcext:value-type="float">
            <text:p>0.1881876494</text:p>
          </table:table-cell>
        </table:table-row>
        <table:table-row table:style-name="ro1">
          <table:table-cell office:value-type="float" office:value="0.188176964822" calcext:value-type="float">
            <text:p>0.1881769648</text:p>
          </table:table-cell>
        </table:table-row>
        <table:table-row table:style-name="ro1">
          <table:table-cell office:value-type="float" office:value="0.188166309962" calcext:value-type="float">
            <text:p>0.18816631</text:p>
          </table:table-cell>
        </table:table-row>
        <table:table-row table:style-name="ro1">
          <table:table-cell office:value-type="float" office:value="0.188155684693" calcext:value-type="float">
            <text:p>0.1881556847</text:p>
          </table:table-cell>
        </table:table-row>
        <table:table-row table:style-name="ro1">
          <table:table-cell office:value-type="float" office:value="0.188145088929" calcext:value-type="float">
            <text:p>0.1881450889</text:p>
          </table:table-cell>
        </table:table-row>
        <table:table-row table:style-name="ro1">
          <table:table-cell office:value-type="float" office:value="0.188134522582" calcext:value-type="float">
            <text:p>0.1881345226</text:p>
          </table:table-cell>
        </table:table-row>
        <table:table-row table:style-name="ro1">
          <table:table-cell office:value-type="float" office:value="0.188123985569" calcext:value-type="float">
            <text:p>0.1881239856</text:p>
          </table:table-cell>
        </table:table-row>
        <table:table-row table:style-name="ro1">
          <table:table-cell office:value-type="float" office:value="0.188113477802" calcext:value-type="float">
            <text:p>0.1881134778</text:p>
          </table:table-cell>
        </table:table-row>
        <table:table-row table:style-name="ro1">
          <table:table-cell office:value-type="float" office:value="0.188102999197" calcext:value-type="float">
            <text:p>0.1881029992</text:p>
          </table:table-cell>
        </table:table-row>
        <table:table-row table:style-name="ro1">
          <table:table-cell office:value-type="float" office:value="0.188092549668" calcext:value-type="float">
            <text:p>0.1880925497</text:p>
          </table:table-cell>
        </table:table-row>
        <table:table-row table:style-name="ro1">
          <table:table-cell office:value-type="float" office:value="0.188082129131" calcext:value-type="float">
            <text:p>0.1880821291</text:p>
          </table:table-cell>
        </table:table-row>
        <table:table-row table:style-name="ro1">
          <table:table-cell office:value-type="float" office:value="0.1880717375" calcext:value-type="float">
            <text:p>0.1880717375</text:p>
          </table:table-cell>
        </table:table-row>
        <table:table-row table:style-name="ro1">
          <table:table-cell office:value-type="float" office:value="0.188061374692" calcext:value-type="float">
            <text:p>0.1880613747</text:p>
          </table:table-cell>
        </table:table-row>
        <table:table-row table:style-name="ro1">
          <table:table-cell office:value-type="float" office:value="0.188051040623" calcext:value-type="float">
            <text:p>0.1880510406</text:p>
          </table:table-cell>
        </table:table-row>
        <table:table-row table:style-name="ro1">
          <table:table-cell office:value-type="float" office:value="0.188040735208" calcext:value-type="float">
            <text:p>0.1880407352</text:p>
          </table:table-cell>
        </table:table-row>
        <table:table-row table:style-name="ro1">
          <table:table-cell office:value-type="float" office:value="0.188030458365" calcext:value-type="float">
            <text:p>0.1880304584</text:p>
          </table:table-cell>
        </table:table-row>
        <table:table-row table:style-name="ro1">
          <table:table-cell office:value-type="float" office:value="0.18802021001" calcext:value-type="float">
            <text:p>0.18802021</text:p>
          </table:table-cell>
        </table:table-row>
        <table:table-row table:style-name="ro1">
          <table:table-cell office:value-type="float" office:value="0.18800999006" calcext:value-type="float">
            <text:p>0.1880099901</text:p>
          </table:table-cell>
        </table:table-row>
        <table:table-row table:style-name="ro1">
          <table:table-cell office:value-type="float" office:value="0.187999798432" calcext:value-type="float">
            <text:p>0.1879997984</text:p>
          </table:table-cell>
        </table:table-row>
        <table:table-row table:style-name="ro1">
          <table:table-cell office:value-type="float" office:value="0.187989635043" calcext:value-type="float">
            <text:p>0.187989635</text:p>
          </table:table-cell>
        </table:table-row>
        <table:table-row table:style-name="ro1">
          <table:table-cell office:value-type="float" office:value="0.187979499812" calcext:value-type="float">
            <text:p>0.1879794998</text:p>
          </table:table-cell>
        </table:table-row>
        <table:table-row table:style-name="ro1">
          <table:table-cell office:value-type="float" office:value="0.187969392657" calcext:value-type="float">
            <text:p>0.1879693927</text:p>
          </table:table-cell>
        </table:table-row>
        <table:table-row table:style-name="ro1">
          <table:table-cell office:value-type="float" office:value="0.187959313495" calcext:value-type="float">
            <text:p>0.1879593135</text:p>
          </table:table-cell>
        </table:table-row>
        <table:table-row table:style-name="ro1">
          <table:table-cell office:value-type="float" office:value="0.187949262246" calcext:value-type="float">
            <text:p>0.1879492622</text:p>
          </table:table-cell>
        </table:table-row>
        <table:table-row table:style-name="ro1">
          <table:table-cell office:value-type="float" office:value="0.187939238827" calcext:value-type="float">
            <text:p>0.1879392388</text:p>
          </table:table-cell>
        </table:table-row>
        <table:table-row table:style-name="ro1">
          <table:table-cell office:value-type="float" office:value="0.187929243159" calcext:value-type="float">
            <text:p>0.1879292432</text:p>
          </table:table-cell>
        </table:table-row>
        <table:table-row table:style-name="ro1">
          <table:table-cell office:value-type="float" office:value="0.18791927516" calcext:value-type="float">
            <text:p>0.1879192752</text:p>
          </table:table-cell>
        </table:table-row>
        <table:table-row table:style-name="ro1">
          <table:table-cell office:value-type="float" office:value="0.18790933475" calcext:value-type="float">
            <text:p>0.1879093348</text:p>
          </table:table-cell>
        </table:table-row>
        <table:table-row table:style-name="ro1">
          <table:table-cell office:value-type="float" office:value="0.187899421849" calcext:value-type="float">
            <text:p>0.1878994218</text:p>
          </table:table-cell>
        </table:table-row>
        <table:table-row table:style-name="ro1">
          <table:table-cell office:value-type="float" office:value="0.187889536376" calcext:value-type="float">
            <text:p>0.1878895364</text:p>
          </table:table-cell>
        </table:table-row>
        <table:table-row table:style-name="ro1">
          <table:table-cell office:value-type="float" office:value="0.187879678253" calcext:value-type="float">
            <text:p>0.1878796783</text:p>
          </table:table-cell>
        </table:table-row>
        <table:table-row table:style-name="ro1">
          <table:table-cell office:value-type="float" office:value="0.187869847398" calcext:value-type="float">
            <text:p>0.1878698474</text:p>
          </table:table-cell>
        </table:table-row>
        <table:table-row table:style-name="ro1">
          <table:table-cell office:value-type="float" office:value="0.187860043735" calcext:value-type="float">
            <text:p>0.1878600437</text:p>
          </table:table-cell>
        </table:table-row>
        <table:table-row table:style-name="ro1">
          <table:table-cell office:value-type="float" office:value="0.187850267182" calcext:value-type="float">
            <text:p>0.1878502672</text:p>
          </table:table-cell>
        </table:table-row>
        <table:table-row table:style-name="ro1">
          <table:table-cell office:value-type="float" office:value="0.187840517662" calcext:value-type="float">
            <text:p>0.1878405177</text:p>
          </table:table-cell>
        </table:table-row>
        <table:table-row table:style-name="ro1">
          <table:table-cell office:value-type="float" office:value="0.187830795096" calcext:value-type="float">
            <text:p>0.1878307951</text:p>
          </table:table-cell>
        </table:table-row>
        <table:table-row table:style-name="ro1">
          <table:table-cell office:value-type="float" office:value="0.187821099406" calcext:value-type="float">
            <text:p>0.1878210994</text:p>
          </table:table-cell>
        </table:table-row>
        <table:table-row table:style-name="ro1">
          <table:table-cell office:value-type="float" office:value="0.187811430513" calcext:value-type="float">
            <text:p>0.1878114305</text:p>
          </table:table-cell>
        </table:table-row>
        <table:table-row table:style-name="ro1">
          <table:table-cell office:value-type="float" office:value="0.187801788341" calcext:value-type="float">
            <text:p>0.1878017883</text:p>
          </table:table-cell>
        </table:table-row>
        <table:table-row table:style-name="ro1">
          <table:table-cell office:value-type="float" office:value="0.187792172811" calcext:value-type="float">
            <text:p>0.1877921728</text:p>
          </table:table-cell>
        </table:table-row>
        <table:table-row table:style-name="ro1">
          <table:table-cell office:value-type="float" office:value="0.187782583846" calcext:value-type="float">
            <text:p>0.1877825838</text:p>
          </table:table-cell>
        </table:table-row>
        <table:table-row table:style-name="ro1">
          <table:table-cell office:value-type="float" office:value="0.18777302137" calcext:value-type="float">
            <text:p>0.1877730214</text:p>
          </table:table-cell>
        </table:table-row>
        <table:table-row table:style-name="ro1">
          <table:table-cell office:value-type="float" office:value="0.187763485305" calcext:value-type="float">
            <text:p>0.1877634853</text:p>
          </table:table-cell>
        </table:table-row>
        <table:table-row table:style-name="ro1">
          <table:table-cell office:value-type="float" office:value="0.187753975574" calcext:value-type="float">
            <text:p>0.1877539756</text:p>
          </table:table-cell>
        </table:table-row>
        <table:table-row table:style-name="ro1">
          <table:table-cell office:value-type="float" office:value="0.187744492102" calcext:value-type="float">
            <text:p>0.1877444921</text:p>
          </table:table-cell>
        </table:table-row>
        <table:table-row table:style-name="ro1">
          <table:table-cell office:value-type="float" office:value="0.187735034813" calcext:value-type="float">
            <text:p>0.1877350348</text:p>
          </table:table-cell>
        </table:table-row>
        <table:table-row table:style-name="ro1">
          <table:table-cell office:value-type="float" office:value="0.18772560363" calcext:value-type="float">
            <text:p>0.1877256036</text:p>
          </table:table-cell>
        </table:table-row>
        <table:table-row table:style-name="ro1">
          <table:table-cell office:value-type="float" office:value="0.187716198477" calcext:value-type="float">
            <text:p>0.1877161985</text:p>
          </table:table-cell>
        </table:table-row>
        <table:table-row table:style-name="ro1">
          <table:table-cell office:value-type="float" office:value="0.18770681928" calcext:value-type="float">
            <text:p>0.1877068193</text:p>
          </table:table-cell>
        </table:table-row>
        <table:table-row table:style-name="ro1">
          <table:table-cell office:value-type="float" office:value="0.187697465963" calcext:value-type="float">
            <text:p>0.187697466</text:p>
          </table:table-cell>
        </table:table-row>
        <table:table-row table:style-name="ro1">
          <table:table-cell office:value-type="float" office:value="0.187688138452" calcext:value-type="float">
            <text:p>0.1876881385</text:p>
          </table:table-cell>
        </table:table-row>
        <table:table-row table:style-name="ro1">
          <table:table-cell office:value-type="float" office:value="0.187678836671" calcext:value-type="float">
            <text:p>0.1876788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10:00:04.865197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5:58:21.980152418</meta:creation-date>
    <meta:editing-duration>P0D</meta:editing-duration>
    <meta:editing-cycles>4</meta:editing-cycles>
    <meta:generator>LibreOffice/4.2.7.2$Linux_X86_64 LibreOffice_project/420m0$Build-2</meta:generator>
    <dc:date>2015-02-07T10:00:54.554540320</dc:date>
    <meta:document-statistic meta:table-count="1" meta:cell-count="1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1000" svg:x="0.32cm" svg:y="0.18cm" svg:width="12.534cm" svg:height="8.64cm">
          <chartooo:coordinate-region svg:x="1.232cm" svg:y="0.38cm" svg:width="11.59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096974213">
                <text:p>0.38096974213</text:p>
                <draw:g>
                  <svg:desc>Sheet1.A1:Sheet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0579002">
                <text:p>0.307057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742818933">
                <text:p>0.278742818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137396418">
                <text:p>0.265137396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743788383">
                <text:p>0.257743788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391124696">
                <text:p>0.25339112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70947201">
                <text:p>0.25067094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883704337">
                <text:p>0.24888370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54147481">
                <text:p>0.24765414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769468861">
                <text:p>0.246769468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103848678">
                <text:p>0.24610384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580475944">
                <text:p>0.245580475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151262055">
                <text:p>0.245151262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785484408">
                <text:p>0.244785484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4463185342">
                <text:p>0.24446318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171216353">
                <text:p>0.244171216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3900807702">
                <text:p>0.243900807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3646044278">
                <text:p>0.243646044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402893479">
                <text:p>0.24340289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168576382">
                <text:p>0.243168576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941156187">
                <text:p>0.242941156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719266189">
                <text:p>0.242719266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2501928475">
                <text:p>0.242501928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2288432215">
                <text:p>0.242288432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2078251454">
                <text:p>0.242078251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1870989266">
                <text:p>0.241870989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1666339625">
                <text:p>0.241666339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1464061235">
                <text:p>0.241464061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1263959482">
                <text:p>0.241263959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1065873912">
                <text:p>0.241065873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0869669498">
                <text:p>0.240869669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675230491">
                <text:p>0.240675230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0482456072">
                <text:p>0.240482456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0291257231">
                <text:p>0.240291257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101554507">
                <text:p>0.240101554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9913276324">
                <text:p>0.239913276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972635775">
                <text:p>0.23972635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9540739546">
                <text:p>0.239540739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356367434">
                <text:p>0.239356367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173191508">
                <text:p>0.239173191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899116576">
                <text:p>0.23899116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8810247687">
                <text:p>0.238810247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8630397958">
                <text:p>0.238630397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8451580128">
                <text:p>0.238451580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8273760386">
                <text:p>0.238273760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09690734">
                <text:p>0.23809690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7920991816">
                <text:p>0.237920991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7745986681">
                <text:p>0.237745986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7571866685">
                <text:p>0.237571866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7398608313">
                <text:p>0.237398608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7226189655">
                <text:p>0.237226189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7054590277">
                <text:p>0.237054590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883791119">
                <text:p>0.236883791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671377438">
                <text:p>0.23671377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6544523433">
                <text:p>0.236544523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6376022732">
                <text:p>0.236376022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6208257731">
                <text:p>0.236208257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6041214812">
                <text:p>0.236041214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5874881215">
                <text:p>0.235874881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5709244972">
                <text:p>0.23570924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544294851">
                <text:p>0.235544294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53800203">
                <text:p>0.2353800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5216411398">
                <text:p>0.2352164113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5053458806">
                <text:p>0.235053458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4891153726">
                <text:p>0.234891153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4729487862">
                <text:p>0.234729487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4568453378">
                <text:p>0.234568453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4408042873">
                <text:p>0.234408042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424824934">
                <text:p>0.234248249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4089066144">
                <text:p>0.234089066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393048699">
                <text:p>0.23393048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3772505902">
                <text:p>0.233772505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615117197">
                <text:p>0.233615117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458315466">
                <text:p>0.233458315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3302095553">
                <text:p>0.233302095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3146452536">
                <text:p>0.233146452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2991381711">
                <text:p>0.232991381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2836878579">
                <text:p>0.232836878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2682938826">
                <text:p>0.232682938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529558314">
                <text:p>0.232529558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2376733066">
                <text:p>0.232376733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2224459258">
                <text:p>0.232224459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2072733205">
                <text:p>0.232072733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1921551351">
                <text:p>0.231921551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1770910262">
                <text:p>0.231770910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162080662">
                <text:p>0.231620806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1471237206">
                <text:p>0.231471237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1322198905">
                <text:p>0.231322198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1173688689">
                <text:p>0.23117368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1025703617">
                <text:p>0.231025703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0878240827">
                <text:p>0.230878240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073129753">
                <text:p>0.23073129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0584871008">
                <text:p>0.230584871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0438958606">
                <text:p>0.230438958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029355773">
                <text:p>0.2302935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0148665842">
                <text:p>0.230148665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0004280458">
                <text:p>0.230004280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29860399143">
                <text:p>0.229860399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717019507">
                <text:p>0.229717019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9574139206">
                <text:p>0.229574139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9431755935">
                <text:p>0.229431755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9289867429">
                <text:p>0.229289867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9148471457">
                <text:p>0.2291484714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9007565825">
                <text:p>0.229007565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8867148369">
                <text:p>0.228867148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8727216956">
                <text:p>0.22872721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858776948">
                <text:p>0.22858776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8448803865">
                <text:p>0.22844880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8310318059">
                <text:p>0.228310318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8172310033">
                <text:p>0.228172310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8034777783">
                <text:p>0.228034777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7897719326">
                <text:p>0.227897719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7761132699">
                <text:p>0.227761132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7625015961">
                <text:p>0.227625015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7489367187">
                <text:p>0.2274893671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7354184471">
                <text:p>0.22735418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7219465926">
                <text:p>0.2272194659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7085209678">
                <text:p>0.227085209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6951413872">
                <text:p>0.2269514138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818076665">
                <text:p>0.226818076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6685196232">
                <text:p>0.226685196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6552770759">
                <text:p>0.226552770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6420798447">
                <text:p>0.226420798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6289277508">
                <text:p>0.226289277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615820617">
                <text:p>0.226158206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6027582668">
                <text:p>0.226027582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5897405254">
                <text:p>0.225897405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767672189">
                <text:p>0.225767672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5638381742">
                <text:p>0.225638381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5509532199">
                <text:p>0.225509532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538112185">
                <text:p>0.225381121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5253149">
                <text:p>0.225253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512561196">
                <text:p>0.22512561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4998509054">
                <text:p>0.2249985090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4871838612">
                <text:p>0.2248718386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4745598976">
                <text:p>0.224745598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619788496">
                <text:p>0.224619788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4494405529">
                <text:p>0.2244944055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4369448443">
                <text:p>0.224369448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4244915614">
                <text:p>0.224244915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4120805426">
                <text:p>0.224120805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399711627">
                <text:p>0.22399711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3873846546">
                <text:p>0.223873846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3750994662">
                <text:p>0.223750994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3628559034">
                <text:p>0.223628559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3506538085">
                <text:p>0.223506538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3384930245">
                <text:p>0.223384930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3263733952">
                <text:p>0.223263733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3142947653">
                <text:p>0.2231429476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3022569799">
                <text:p>0.223022569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2902598851">
                <text:p>0.222902598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2783033275">
                <text:p>0.222783033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663871545">
                <text:p>0.2226638715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2545112141">
                <text:p>0.222545112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2426753552">
                <text:p>0.2224267535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308794272">
                <text:p>0.222308794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2191232802">
                <text:p>0.222191232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2074067649">
                <text:p>0.222074067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1957297327">
                <text:p>0.221957297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1840920358">
                <text:p>0.2218409203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1724935269">
                <text:p>0.221724935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609340593">
                <text:p>0.2216093405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494134871">
                <text:p>0.221494134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1379316648">
                <text:p>0.221379316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1264884477">
                <text:p>0.221264884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21150836917">
                <text:p>0.221150836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1037172534">
                <text:p>0.221037172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0923889898">
                <text:p>0.220923889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0810987586">
                <text:p>0.220810987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0698464181">
                <text:p>0.2206984641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0586318274">
                <text:p>0.2205863182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0474548459">
                <text:p>0.220474548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0363153338">
                <text:p>0.220363153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0252131516">
                <text:p>0.220252131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0141481609">
                <text:p>0.2201414816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031202233">
                <text:p>0.220031202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9921292015">
                <text:p>0.219921292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9811749583">
                <text:p>0.219811749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9702573575">
                <text:p>0.2197025735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9593762631">
                <text:p>0.2195937626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194853154">
                <text:p>0.2194853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9377230534">
                <text:p>0.219377230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9269506693">
                <text:p>0.219269506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916214254">
                <text:p>0.21916214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9055136744">
                <text:p>0.219055136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18948487983">
                <text:p>0.218948487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18842194935">
                <text:p>0.218842194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18736256288">
                <text:p>0.2187362562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8630670733">
                <text:p>0.218630670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8525436967">
                <text:p>0.2185254369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8420553693">
                <text:p>0.218420553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8316019618">
                <text:p>0.2183160196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8211833456">
                <text:p>0.218211833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18107993925">
                <text:p>0.218107993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18004499749">
                <text:p>0.218004499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7901349656">
                <text:p>0.217901349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7798542381">
                <text:p>0.217798542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17696076663">
                <text:p>0.217696076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7593951248">
                <text:p>0.217593951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17492164883">
                <text:p>0.2174921648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7390716325">
                <text:p>0.217390716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17289604333">
                <text:p>0.217289604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17188827672">
                <text:p>0.217188827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7088385112">
                <text:p>0.217088385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6988275429">
                <text:p>0.216988275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6888497401">
                <text:p>0.2168884974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16789049815">
                <text:p>0.216789049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6689931461">
                <text:p>0.216689931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6591141132">
                <text:p>0.216591141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649267763">
                <text:p>0.216492677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6394539758">
                <text:p>0.2163945397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6296726327">
                <text:p>0.2162967263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6199236151">
                <text:p>0.216199236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6102068049">
                <text:p>0.216102068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6005220845">
                <text:p>0.216005220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908693368">
                <text:p>0.215908693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5812484451">
                <text:p>0.2158124844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5716592934">
                <text:p>0.2157165929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5621017658">
                <text:p>0.215621017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5525757472">
                <text:p>0.2155257574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5430811229">
                <text:p>0.2154308112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5336177784">
                <text:p>0.2153361777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5241856001">
                <text:p>0.215241856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5147844744">
                <text:p>0.2151478447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5054142886">
                <text:p>0.2150541428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4960749301">
                <text:p>0.2149607493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486766287">
                <text:p>0.21486766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4774882476">
                <text:p>0.214774882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468240701">
                <text:p>0.214682407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4590235363">
                <text:p>0.214590235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4498366436">
                <text:p>0.2144983664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4406799129">
                <text:p>0.214406799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431553235">
                <text:p>0.21431553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422456501">
                <text:p>0.214224565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4133896025">
                <text:p>0.214133896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043524314">
                <text:p>0.2140435243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13953448802">
                <text:p>0.2139534488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13863668417">
                <text:p>0.2138636684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3774182093">
                <text:p>0.2137741820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3684988767">
                <text:p>0.213684988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1359608738">
                <text:p>0.21359608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3507476878">
                <text:p>0.2135074768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3419156212">
                <text:p>0.2134191562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3331124334">
                <text:p>0.213331124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3243380205">
                <text:p>0.213243380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13155922785">
                <text:p>0.2131559227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068751043">
                <text:p>0.213068751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12981863949">
                <text:p>0.2129818639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12895260477">
                <text:p>0.2128952604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12808939608">
                <text:p>0.212808939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12722900324">
                <text:p>0.212722900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2637141612">
                <text:p>0.2126371416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2551662465">
                <text:p>0.212551662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2466461876">
                <text:p>0.2124664618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12381538846">
                <text:p>0.2123815388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12296892378">
                <text:p>0.212296892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2212521478">
                <text:p>0.2122125214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2128425159">
                <text:p>0.2121284251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2044602436">
                <text:p>0.2120446024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1961052328">
                <text:p>0.211961052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877773857">
                <text:p>0.2118777738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11794766051">
                <text:p>0.2117947660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171202794">
                <text:p>0.21171202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162955856">
                <text:p>0.21162955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11547356948">
                <text:p>0.211547356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1465422147">
                <text:p>0.211465422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11383753204">
                <text:p>0.2113837532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1302349167">
                <text:p>0.2113023491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1221209091">
                <text:p>0.211221209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11140332033">
                <text:p>0.2111403320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1059717055">
                <text:p>0.211059717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1097936322">
                <text:p>0.21097936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0899269599">
                <text:p>0.2108992695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10819435262">
                <text:p>0.2108194352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10739859286">
                <text:p>0.210739859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10660540752">
                <text:p>0.2106605407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10581478741">
                <text:p>0.2105814787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1050267234">
                <text:p>0.21050267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10424120641">
                <text:p>0.2104241206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10345822738">
                <text:p>0.2103458227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10267777727">
                <text:p>0.210267777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0189984711">
                <text:p>0.2101899847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0112442794">
                <text:p>0.210112442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0035151084">
                <text:p>0.2100351510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9958108693">
                <text:p>0.2099581086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9881314737">
                <text:p>0.2098813147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9804768334">
                <text:p>0.209804768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9728468606">
                <text:p>0.2097284686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965241468">
                <text:p>0.209652414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9576605684">
                <text:p>0.2095766056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09501040752">
                <text:p>0.209501040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9425719018">
                <text:p>0.209425719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09350639622">
                <text:p>0.2093506396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9275801708">
                <text:p>0.209275801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9201204421">
                <text:p>0.209201204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9126846911">
                <text:p>0.2091268469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9052728331">
                <text:p>0.209052728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8978847836">
                <text:p>0.2089788478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8905204587">
                <text:p>0.2089052045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8831797745">
                <text:p>0.2088317977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8758626478">
                <text:p>0.2087586264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8685689953">
                <text:p>0.208685689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8612987345">
                <text:p>0.2086129873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8540517828">
                <text:p>0.2085405178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08468280582">
                <text:p>0.208468280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08396274789">
                <text:p>0.2083962747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08324499634">
                <text:p>0.2083244996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08252954305">
                <text:p>0.208252954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8181637995">
                <text:p>0.2081816379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08110549899">
                <text:p>0.2081105498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08039689214">
                <text:p>0.2080396892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7969055142">
                <text:p>0.2079690551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07898646886">
                <text:p>0.2078986468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7828463655">
                <text:p>0.2078284636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7758504659">
                <text:p>0.2077585046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07688769111">
                <text:p>0.2076887691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07619256227">
                <text:p>0.207619256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07549965229">
                <text:p>0.207549965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07480895337">
                <text:p>0.207480895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07412045778">
                <text:p>0.207412045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07343415781">
                <text:p>0.2073434157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07275004577">
                <text:p>0.2072750045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07206811401">
                <text:p>0.2072068114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7138835491">
                <text:p>0.207138835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7071076087">
                <text:p>0.2070710760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7003532432">
                <text:p>0.2070035324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06936203774">
                <text:p>0.206936203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06869089361">
                <text:p>0.2068690893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06802188446">
                <text:p>0.2068021884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06735500283">
                <text:p>0.2067355002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6669024132">
                <text:p>0.2066690241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06602759253">
                <text:p>0.2066027592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0653670491">
                <text:p>0.206536704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06470860369">
                <text:p>0.206470860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064052249">
                <text:p>0.20640522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06339797775">
                <text:p>0.2063397977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0627457827">
                <text:p>0.206274578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06209565661">
                <text:p>0.206209565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0614475923">
                <text:p>0.206144759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0608015826">
                <text:p>0.206080158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6015762038">
                <text:p>0.2060157620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05951569852">
                <text:p>0.2059515698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887580994">
                <text:p>0.2058875809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5823794758">
                <text:p>0.205823794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5760210442">
                <text:p>0.2057602104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5696827345">
                <text:p>0.2056968273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563364477">
                <text:p>0.205633644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5570662022">
                <text:p>0.2055706620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05507878409">
                <text:p>0.2055078784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5445293241">
                <text:p>0.205445293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05382905831">
                <text:p>0.205382905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5320715496">
                <text:p>0.205320715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5258721553">
                <text:p>0.2052587215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5196923324">
                <text:p>0.205196923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5135320132">
                <text:p>0.2051353201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5073911304">
                <text:p>0.2050739113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5012696168">
                <text:p>0.2050126961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4951674055">
                <text:p>0.204951674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048908443">
                <text:p>0.20489084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04830206238">
                <text:p>0.2048302062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476975921">
                <text:p>0.204769759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4709502556">
                <text:p>0.2047095025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0464943562">
                <text:p>0.204649435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4589557749">
                <text:p>0.2045895577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4529868292">
                <text:p>0.204529868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044703666">
                <text:p>0.20447036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04411052027">
                <text:p>0.2044110520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0435192393">
                <text:p>0.204351923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04292981668">
                <text:p>0.2042929816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4234224602">
                <text:p>0.204234224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4175652095">
                <text:p>0.204175652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4117263514">
                <text:p>0.2041172635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04059058227">
                <text:p>0.2040590582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04001035605">
                <text:p>0.204001035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3943195022">
                <text:p>0.2039431950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3885535853">
                <text:p>0.2038855358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3828057477">
                <text:p>0.2038280574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3770759273">
                <text:p>0.2037707592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3713640625">
                <text:p>0.20371364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03656700918">
                <text:p>0.2036567009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3599939539">
                <text:p>0.203599939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03543355878">
                <text:p>0.2035433558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3486949327">
                <text:p>0.203486949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3430719281">
                <text:p>0.2034307192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3374665136">
                <text:p>0.2033746651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331878629">
                <text:p>0.203318786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3263082146">
                <text:p>0.203263082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3207552107">
                <text:p>0.203207552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3152195579">
                <text:p>0.2031521955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3097011969">
                <text:p>0.2030970119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3042000688">
                <text:p>0.203042000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02987161148">
                <text:p>0.2029871611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2932492764">
                <text:p>0.202932492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02877994952">
                <text:p>0.2028779949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2823667133">
                <text:p>0.202823667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02769508726">
                <text:p>0.202769508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2715519156">
                <text:p>0.202715519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02661697847">
                <text:p>0.2026616978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02608044229">
                <text:p>0.2026080442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0255455773">
                <text:p>0.20255455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02501237783">
                <text:p>0.2025012377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02448083822">
                <text:p>0.2024480838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02395095283">
                <text:p>0.2023950952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02342271604">
                <text:p>0.2023422716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02289612227">
                <text:p>0.2022896122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2237116593">
                <text:p>0.2022371165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02184784148">
                <text:p>0.2021847841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2132614338">
                <text:p>0.202132614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2080606611">
                <text:p>0.202080606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0202876042">
                <text:p>0.202028760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1977075217">
                <text:p>0.2019770752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1925550457">
                <text:p>0.2019255504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1874185596">
                <text:p>0.2018741855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01822980095">
                <text:p>0.20182298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01771933414">
                <text:p>0.2017719334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01721045016">
                <text:p>0.201721045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01670314366">
                <text:p>0.2016703143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1619740932">
                <text:p>0.2016197409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01569324183">
                <text:p>0.2015693241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01519063589">
                <text:p>0.2015190635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01468958624">
                <text:p>0.2014689586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1419008762">
                <text:p>0.2014190087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01369213482">
                <text:p>0.20136921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01319572261">
                <text:p>0.2013195722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127008458">
                <text:p>0.201270084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01220749923">
                <text:p>0.2012207499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1171567773">
                <text:p>0.2011715677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1122537619">
                <text:p>0.2011225376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1073658947">
                <text:p>0.201073658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01024931248">
                <text:p>0.2010249312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0976354016">
                <text:p>0.2009763540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00927926743">
                <text:p>0.2009279267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0879648927">
                <text:p>0.2008796489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0831520065">
                <text:p>0.2008315200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00783539656">
                <text:p>0.2007835396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00735707203">
                <text:p>0.2007357072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00688022209">
                <text:p>0.2006880222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0640484179">
                <text:p>0.2006404841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0059309262">
                <text:p>0.200593092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0545847043">
                <text:p>0.2005458470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00498746956">
                <text:p>0.2004987469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00451791873">
                <text:p>0.2004517918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00404981308">
                <text:p>0.200404981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0358314778">
                <text:p>0.2003583147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00311791801">
                <text:p>0.2003117918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00265411895">
                <text:p>0.2002654118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00219174584">
                <text:p>0.2002191745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00173079389">
                <text:p>0.2001730793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00127125836">
                <text:p>0.2001271258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00081313453">
                <text:p>0.2000813134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00035641767">
                <text:p>0.200035641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9990110308">
                <text:p>0.1999901103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9994471861">
                <text:p>0.199944718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99899466204">
                <text:p>0.1998994662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9854352628">
                <text:p>0.1998543526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9809377418">
                <text:p>0.1998093774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9764540113">
                <text:p>0.1997645401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9719840253">
                <text:p>0.1997198402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9675277381">
                <text:p>0.199675277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9963085104">
                <text:p>0.19963085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586560777">
                <text:p>0.1995865607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99542406138">
                <text:p>0.199542406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99498386672">
                <text:p>0.1994983866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99454501931">
                <text:p>0.1994545019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99410751465">
                <text:p>0.199410751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99367134829">
                <text:p>0.199367134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9323651579">
                <text:p>0.199323651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9280301271">
                <text:p>0.1992803012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99237083465">
                <text:p>0.1992370834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9919399772">
                <text:p>0.199193997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9151043599">
                <text:p>0.1991510435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99108220664">
                <text:p>0.1991082206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99065528482">
                <text:p>0.1990655284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99022966618">
                <text:p>0.1990229666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8980534642">
                <text:p>0.1989805346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8938232123">
                <text:p>0.198938232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8896058632">
                <text:p>0.1988960586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8854013743">
                <text:p>0.198854013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881209703">
                <text:p>0.198812097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8770308069">
                <text:p>0.198770308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8728646438">
                <text:p>0.1987286464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8687111715">
                <text:p>0.1986871117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8645703483">
                <text:p>0.1986457034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8604421322">
                <text:p>0.198604421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8563264817">
                <text:p>0.1985632648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8522233552">
                <text:p>0.1985222335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8481327116">
                <text:p>0.198481327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8440545095">
                <text:p>0.1984405450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839988708">
                <text:p>0.198399887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8359352662">
                <text:p>0.1983593526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8318941434">
                <text:p>0.1983189414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8278652989">
                <text:p>0.1982786529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8238486924">
                <text:p>0.1982384869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8198442836">
                <text:p>0.1981984428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8158520323">
                <text:p>0.1981585203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118718985">
                <text:p>0.1981187189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079038425">
                <text:p>0.1980790384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039478244">
                <text:p>0.1980394782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8000038047">
                <text:p>0.1980000380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796071744">
                <text:p>0.197960717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792151603">
                <text:p>0.197921516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7882433425">
                <text:p>0.1978824334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7843469237">
                <text:p>0.197843469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7804623076">
                <text:p>0.1978046230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7765894555">
                <text:p>0.1977658945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7727283289">
                <text:p>0.1977272832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7688788892">
                <text:p>0.1976887888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7650410983">
                <text:p>0.1976504109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7612149179">
                <text:p>0.1976121491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75740031">
                <text:p>0.19757400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7535972368">
                <text:p>0.1975359723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7498056604">
                <text:p>0.1974980566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7460255433">
                <text:p>0.1974602554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742256848">
                <text:p>0.197422568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7384995372">
                <text:p>0.1973849953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7347535736">
                <text:p>0.1973475357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7310189202">
                <text:p>0.1973101892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7272955399">
                <text:p>0.1972729553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7235833961">
                <text:p>0.1972358339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7198824521">
                <text:p>0.1971988245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7161926712">
                <text:p>0.1971619267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9712514017">
                <text:p>0.197125140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97088464534">
                <text:p>0.1970884645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7051899441">
                <text:p>0.1970518994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9701544453">
                <text:p>0.197015444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96979099444">
                <text:p>0.1969790994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6942863824">
                <text:p>0.196942863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96906737313">
                <text:p>0.1969067373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6870719558">
                <text:p>0.1968707195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96834810203">
                <text:p>0.1968348102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96799008896">
                <text:p>0.1967990088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96763315286">
                <text:p>0.1967633152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96727729023">
                <text:p>0.1967277290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96692249758">
                <text:p>0.1966922497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96656877142">
                <text:p>0.1966568771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96621610831">
                <text:p>0.1966216108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96586450479">
                <text:p>0.1965864504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96551395741">
                <text:p>0.1965513957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96516446275">
                <text:p>0.1965164462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648160174">
                <text:p>0.196481601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6446861795">
                <text:p>0.1964468617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96412226102">
                <text:p>0.196412226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96377694322">
                <text:p>0.1963776943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6343266119">
                <text:p>0.1963432661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96308941157">
                <text:p>0.1963089411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96274719103">
                <text:p>0.1962747191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96240599622">
                <text:p>0.1962405996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6206582383">
                <text:p>0.1962065823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6172667056">
                <text:p>0.1961726670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6138853311">
                <text:p>0.1961388533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9610514082">
                <text:p>0.196105140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96071529254">
                <text:p>0.1960715292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96038018289">
                <text:p>0.1960380182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96004607599">
                <text:p>0.1960046075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95971296861">
                <text:p>0.195971296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95938085752">
                <text:p>0.1959380857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9590497395">
                <text:p>0.195904973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95871961136">
                <text:p>0.1958719611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95839046989">
                <text:p>0.1958390469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95806231192">
                <text:p>0.1958062311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95773513429">
                <text:p>0.1957735134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95740893382">
                <text:p>0.1957408933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95708370738">
                <text:p>0.1957083707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95675945183">
                <text:p>0.195675945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5643616404">
                <text:p>0.1956436164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5611384089">
                <text:p>0.1956113840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557924793">
                <text:p>0.195579247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5547207616">
                <text:p>0.1955472076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5515262839">
                <text:p>0.1955152628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95483413292">
                <text:p>0.1954834132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5451658669">
                <text:p>0.195451658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5419998666">
                <text:p>0.1954199986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5388432979">
                <text:p>0.1953884329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95356961304">
                <text:p>0.195356961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532558334">
                <text:p>0.195325583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95294298787">
                <text:p>0.1952942987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95263107345">
                <text:p>0.1952631073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95232008715">
                <text:p>0.1952320087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52010026">
                <text:p>0.19520100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5170088704">
                <text:p>0.1951700887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9513926673">
                <text:p>0.195139266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95108536386">
                <text:p>0.1951085363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5077897377">
                <text:p>0.1950778973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5047349411">
                <text:p>0.1950473494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5016892196">
                <text:p>0.1950168921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4986525444">
                <text:p>0.1949865254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94956248864">
                <text:p>0.194956248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94926062168">
                <text:p>0.1949260621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94895965068">
                <text:p>0.1948959650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9486595728">
                <text:p>0.194865957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4836038517">
                <text:p>0.1948360385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94806208495">
                <text:p>0.1948062084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4776466931">
                <text:p>0.1947764669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94746813543">
                <text:p>0.1947468135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4717248049">
                <text:p>0.1947172480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9468777017">
                <text:p>0.194687770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94658379625">
                <text:p>0.194658379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94629076137">
                <text:p>0.1946290761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94599859428">
                <text:p>0.194599859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94570729222">
                <text:p>0.1945707292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94541685244">
                <text:p>0.1945416852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94512727218">
                <text:p>0.1945127272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94483854871">
                <text:p>0.1944838548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94455067931">
                <text:p>0.194455067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4426366127">
                <text:p>0.1944263661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94397749186">
                <text:p>0.1943977491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94369216841">
                <text:p>0.1943692168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94340768821">
                <text:p>0.194340768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94312404859">
                <text:p>0.194312404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94284124689">
                <text:p>0.1942841246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94255928043">
                <text:p>0.194255928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94227814657">
                <text:p>0.1942278146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94199784267">
                <text:p>0.194199784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9417183661">
                <text:p>0.194171836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94143971422">
                <text:p>0.1941439714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94116188443">
                <text:p>0.1941161884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4088487413">
                <text:p>0.194088487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9406086807">
                <text:p>0.194060868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4033330158">
                <text:p>0.1940333301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94005873417">
                <text:p>0.1940058734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93978497592">
                <text:p>0.1939784975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93951202425">
                <text:p>0.1939512024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93923987661">
                <text:p>0.1939239876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93896853047">
                <text:p>0.1938968530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3869798329">
                <text:p>0.1938697983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93842823254">
                <text:p>0.1938428232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93815927571">
                <text:p>0.1938159275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93789111029">
                <text:p>0.1937891110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3762373377">
                <text:p>0.1937623733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3735714368">
                <text:p>0.1937357143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3709133751">
                <text:p>0.1937091337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3682631281">
                <text:p>0.1936826312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3656206711">
                <text:p>0.1936562067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93629859794">
                <text:p>0.1936298597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3603590286">
                <text:p>0.1936035902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3577397944">
                <text:p>0.193577397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3551282523">
                <text:p>0.1935512825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3525243782">
                <text:p>0.1935252437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93499281479">
                <text:p>0.1934992814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93473395373">
                <text:p>0.1934733953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93447585225">
                <text:p>0.1934475852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421850795">
                <text:p>0.19342185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3396191846">
                <text:p>0.1933961918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93370608139">
                <text:p>0.1933706081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93345099439">
                <text:p>0.1933450994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331966551">
                <text:p>0.193319665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3294306116">
                <text:p>0.193294306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3269021024">
                <text:p>0.193269021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324381">
                <text:p>0.193243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3218672811">
                <text:p>0.1932186728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3193609226">
                <text:p>0.1931936092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3168619014">
                <text:p>0.1931686190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3143701945">
                <text:p>0.193143701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3118857789">
                <text:p>0.1931188577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3094086318">
                <text:p>0.1930940863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93069387303">
                <text:p>0.1930693873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3044760519">
                <text:p>0.1930447605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3020205738">
                <text:p>0.1930202057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2995722735">
                <text:p>0.1929957227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2971311285">
                <text:p>0.1929713112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2946971164">
                <text:p>0.1929469711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292270215">
                <text:p>0.192922702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2898504019">
                <text:p>0.192898504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2874376551">
                <text:p>0.1928743765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2850319523">
                <text:p>0.1928503195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2826332716">
                <text:p>0.1928263327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280241591">
                <text:p>0.192802415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2778568888">
                <text:p>0.1927785688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275479143">
                <text:p>0.192754791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2731083319">
                <text:p>0.1927310833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270744434">
                <text:p>0.192707444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2683874276">
                <text:p>0.1926838742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2660372912">
                <text:p>0.1926603729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92636940035">
                <text:p>0.1926369400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92613575429">
                <text:p>0.1926135754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2590278884">
                <text:p>0.1925902788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2567050186">
                <text:p>0.1925670501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2543889124">
                <text:p>0.1925438891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2520795488">
                <text:p>0.1925207954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2497769068">
                <text:p>0.1924977690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2474809654">
                <text:p>0.1924748096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2451917037">
                <text:p>0.1924519170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2429091011">
                <text:p>0.192429091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2406331367">
                <text:p>0.1924063313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23836379">
                <text:p>0.19238363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2361010403">
                <text:p>0.1923610104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2338448672">
                <text:p>0.1923384486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2315952502">
                <text:p>0.1923159525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229352169">
                <text:p>0.192293521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2271156033">
                <text:p>0.1922711560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2248855328">
                <text:p>0.1922488553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2226619373">
                <text:p>0.1922266193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2204447969">
                <text:p>0.1922044479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2182340914">
                <text:p>0.1921823409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2160298009">
                <text:p>0.1921602980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2138319055">
                <text:p>0.192138319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2116403854">
                <text:p>0.1921164038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2094552208">
                <text:p>0.1920945522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2072763921">
                <text:p>0.1920727639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2051038796">
                <text:p>0.1920510387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2029376637">
                <text:p>0.1920293766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200777725">
                <text:p>0.192007777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1986240441">
                <text:p>0.1919862404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1964766015">
                <text:p>0.1919647660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194335378">
                <text:p>0.191943353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1922003544">
                <text:p>0.1919220035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1900715114">
                <text:p>0.1919007151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1879488301">
                <text:p>0.1918794883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1858322912">
                <text:p>0.1918583229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9183721876">
                <text:p>0.191837218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91816175654">
                <text:p>0.1918161756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91795193406">
                <text:p>0.1917951934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91774271828">
                <text:p>0.1917742718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91753410733">
                <text:p>0.1917534107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91732609934">
                <text:p>0.1917326099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1711869246">
                <text:p>0.1917118692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1691188483">
                <text:p>0.191691188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91670567461">
                <text:p>0.1916705674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1650005995">
                <text:p>0.1916500059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91629503901">
                <text:p>0.1916295039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91609060997">
                <text:p>0.1916090609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1588677101">
                <text:p>0.1915886771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91568352031">
                <text:p>0.191568352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91548085605">
                <text:p>0.1915480856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91527877644">
                <text:p>0.1915278776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91507727968">
                <text:p>0.1915077279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1487636396">
                <text:p>0.1914876363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91467602752">
                <text:p>0.1914676027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91447626856">
                <text:p>0.1914476268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91427708531">
                <text:p>0.1914277085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914078476">
                <text:p>0.19140784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91388043887">
                <text:p>0.1913880438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91368297217">
                <text:p>0.1913682972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91348607413">
                <text:p>0.191348607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91328974302">
                <text:p>0.1913289743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9130939771">
                <text:p>0.191309397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91289877463">
                <text:p>0.1912898774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1270413388">
                <text:p>0.1912704133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91251005313">
                <text:p>0.1912510053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91231653067">
                <text:p>0.1912316530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1212356479">
                <text:p>0.1912123564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91193115377">
                <text:p>0.1911931153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91173929592">
                <text:p>0.1911739295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91154798955">
                <text:p>0.1911547989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91135723297">
                <text:p>0.1911357232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91116702449">
                <text:p>0.1911167024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91097736244">
                <text:p>0.1910977362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91078824514">
                <text:p>0.1910788245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91059967094">
                <text:p>0.1910599670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91041163816">
                <text:p>0.1910411638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91022414516">
                <text:p>0.1910224145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91003719028">
                <text:p>0.1910037190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90985077188">
                <text:p>0.1909850771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90966488832">
                <text:p>0.1909664888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90947953798">
                <text:p>0.1909479537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90929471921">
                <text:p>0.1909294719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9091104304">
                <text:p>0.190911043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90892666993">
                <text:p>0.1908926669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9087434362">
                <text:p>0.190874343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90856072758">
                <text:p>0.1908560727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90837854249">
                <text:p>0.1908378542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90819687932">
                <text:p>0.1908196879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90801573648">
                <text:p>0.1908015736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9078351124">
                <text:p>0.190783511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90765500548">
                <text:p>0.1907655005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90747541416">
                <text:p>0.190747541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90729633686">
                <text:p>0.1907296336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90711777202">
                <text:p>0.1907117772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90693971808">
                <text:p>0.1906939718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90676217349">
                <text:p>0.1906762173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90658513669">
                <text:p>0.1906585136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90640860615">
                <text:p>0.1906408606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90623258032">
                <text:p>0.1906232580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90605705766">
                <text:p>0.1906057057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90588203666">
                <text:p>0.1905882036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90570751578">
                <text:p>0.1905707515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90553349351">
                <text:p>0.1905533493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90535996834">
                <text:p>0.1905359968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90518693874">
                <text:p>0.1905186938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90501440323">
                <text:p>0.1905014403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9048423603">
                <text:p>0.190484236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90467080845">
                <text:p>0.1904670808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9044997462">
                <text:p>0.190449974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90432917206">
                <text:p>0.1904329172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90415908455">
                <text:p>0.190415908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90398948221">
                <text:p>0.1903989482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90382036355">
                <text:p>0.1903820363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90365172711">
                <text:p>0.1903651727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90348357143">
                <text:p>0.1903483571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90331589506">
                <text:p>0.1903315895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90314869655">
                <text:p>0.1903148696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90298197445">
                <text:p>0.1902981974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90281572731">
                <text:p>0.1902815727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90264995371">
                <text:p>0.1902649953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9024846522">
                <text:p>0.190248465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90231982137">
                <text:p>0.1902319821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90215545979">
                <text:p>0.19021554597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90199156604">
                <text:p>0.1901991566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9018281387">
                <text:p>0.190182813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90166517638">
                <text:p>0.1901665176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90150267766">
                <text:p>0.1901502677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90134064114">
                <text:p>0.190134064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90117906544">
                <text:p>0.1901179065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0101794915">
                <text:p>0.1901017949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9008572909">
                <text:p>0.190085729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9006970893">
                <text:p>0.19006970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90053734298">
                <text:p>0.1900537342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90037805056">
                <text:p>0.190037805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90021921067">
                <text:p>0.1900219210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90006082195">
                <text:p>0.1900060821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89990288304">
                <text:p>0.1899902883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89974539259">
                <text:p>0.1899745392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89958834925">
                <text:p>0.1899588349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89943175167">
                <text:p>0.1899431751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8992755985">
                <text:p>0.189927559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89911988842">
                <text:p>0.1899119888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89896462008">
                <text:p>0.1898964620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89880979216">
                <text:p>0.1898809792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89865540334">
                <text:p>0.189865540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9850145229">
                <text:p>0.1898501452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8983479377">
                <text:p>0.189834793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89819485826">
                <text:p>0.1898194858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89804221266">
                <text:p>0.1898042212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978899996">
                <text:p>0.189788999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89773821777">
                <text:p>0.1897738217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9758686589">
                <text:p>0.1897586865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89743594266">
                <text:p>0.1897435942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972854468">
                <text:p>0.189728544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89713537702">
                <text:p>0.1897135377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89698573205">
                <text:p>0.1896985732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9683651061">
                <text:p>0.1896836510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89668771144">
                <text:p>0.1896687711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89653933326">
                <text:p>0.1896539333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89639137481">
                <text:p>0.1896391374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89624383485">
                <text:p>0.1896243834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89609671211">
                <text:p>0.1896096712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89595000534">
                <text:p>0.1895950005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9580371331">
                <text:p>0.1895803713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89565783476">
                <text:p>0.1895657834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89551236847">
                <text:p>0.1895512368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89536731319">
                <text:p>0.1895367313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8952226677">
                <text:p>0.189522266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89507843077">
                <text:p>0.1895078430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89493460118">
                <text:p>0.1894934601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89479117772">
                <text:p>0.189479117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89464815916">
                <text:p>0.1894648159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89450554431">
                <text:p>0.1894505544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89436333195">
                <text:p>0.1894363331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89422152088">
                <text:p>0.1894221520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89408010991">
                <text:p>0.189408010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89393909783">
                <text:p>0.1893939097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89379848346">
                <text:p>0.1893798483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89365826562">
                <text:p>0.1893658265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89351844311">
                <text:p>0.1893518443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89337901476">
                <text:p>0.1893379014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8932399794">
                <text:p>0.189323997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89310133585">
                <text:p>0.1893101335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89296308295">
                <text:p>0.1892963082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89282521953">
                <text:p>0.1892825219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89268774443">
                <text:p>0.1892687744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89255065649">
                <text:p>0.1892550656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89241395456">
                <text:p>0.1892413954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8922776375">
                <text:p>0.189227763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89214170415">
                <text:p>0.1892141704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89200615338">
                <text:p>0.1892006153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89187098404">
                <text:p>0.1891870984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89173619501">
                <text:p>0.1891736195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89160178514">
                <text:p>0.1891601785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9146775332">
                <text:p>0.189146775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89133409842">
                <text:p>0.1891334098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89120081932">
                <text:p>0.1891200819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8910679149">
                <text:p>0.189106791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89093538405">
                <text:p>0.1890935384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89080322566">
                <text:p>0.1890803225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89067143862">
                <text:p>0.1890671438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89054002184">
                <text:p>0.189054002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89040897421">
                <text:p>0.1890408974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9027829463">
                <text:p>0.1890278294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9014798202">
                <text:p>0.1890147982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89001803529">
                <text:p>0.1890018035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88988845335">
                <text:p>0.1889888453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88975923512">
                <text:p>0.1889759235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88963037952">
                <text:p>0.1889630379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88950188548">
                <text:p>0.1889501885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88937375192">
                <text:p>0.1889373751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88924597778">
                <text:p>0.1889245977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889118562">
                <text:p>0.18891185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88899150351">
                <text:p>0.1888991503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88886480125">
                <text:p>0.1888864801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88873845418">
                <text:p>0.1888738454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88861246123">
                <text:p>0.1888612461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88848682137">
                <text:p>0.1888486821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88836153354">
                <text:p>0.1888361533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88823659671">
                <text:p>0.1888236596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88811200984">
                <text:p>0.188811200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88798777189">
                <text:p>0.1887987771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88786388184">
                <text:p>0.1887863881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88774033865">
                <text:p>0.1887740338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8876171413">
                <text:p>0.188761714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88749428877">
                <text:p>0.1887494288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88737178004">
                <text:p>0.1887371780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88724961409">
                <text:p>0.1887249614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88712778992">
                <text:p>0.1887127789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88700630652">
                <text:p>0.1887006306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88688516287">
                <text:p>0.1886885162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88676435798">
                <text:p>0.188676435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88664389085">
                <text:p>0.1886643890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88652376049">
                <text:p>0.1886523760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88640396589">
                <text:p>0.1886403965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88628450608">
                <text:p>0.188628450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88616538006">
                <text:p>0.1886165380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88604658685">
                <text:p>0.1886046586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88592812547">
                <text:p>0.1885928125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88580999494">
                <text:p>0.1885809994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88569219429">
                <text:p>0.1885692194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88557472255">
                <text:p>0.188557472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88545757875">
                <text:p>0.1885457578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88534076193">
                <text:p>0.1885340761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88522427111">
                <text:p>0.1885224271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88510810536">
                <text:p>0.1885108105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8849922637">
                <text:p>0.18849922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88487674519">
                <text:p>0.188487674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88476154887">
                <text:p>0.1884761548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846466738">
                <text:p>0.188464667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8453211904">
                <text:p>0.1884532119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88441788365">
                <text:p>0.1884417883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88430396668">
                <text:p>0.188430396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8841903672">
                <text:p>0.188419036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8407708428">
                <text:p>0.1884077084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88396411699">
                <text:p>0.1883964116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838514644">
                <text:p>0.188385146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837391256">
                <text:p>0.188373912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88362709965">
                <text:p>0.1883627099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88351538565">
                <text:p>0.1883515385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88340398268">
                <text:p>0.1883403982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8329288982">
                <text:p>0.1883292889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8318210618">
                <text:p>0.1883182106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88307163083">
                <text:p>0.1883071630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88296146288">
                <text:p>0.1882961462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88285160143">
                <text:p>0.1882851601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8274204558">
                <text:p>0.1882742045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8263279443">
                <text:p>0.1882632794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8825238471">
                <text:p>0.188252384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8824152027">
                <text:p>0.188241520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8230686033">
                <text:p>0.1882306860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88219881911">
                <text:p>0.188219881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88209107817">
                <text:p>0.1882091078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88198363663">
                <text:p>0.1881983636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8818764936">
                <text:p>0.188187649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88176964822">
                <text:p>0.1881769648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88166309962">
                <text:p>0.1881663099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88155684693">
                <text:p>0.1881556846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88145088929">
                <text:p>0.1881450889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88134522582">
                <text:p>0.1881345225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88123985569">
                <text:p>0.1881239855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88113477802">
                <text:p>0.1881134778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88102999197">
                <text:p>0.1881029991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88092549668">
                <text:p>0.1880925496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88082129131">
                <text:p>0.1880821291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880717375">
                <text:p>0.1880717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88061374692">
                <text:p>0.1880613746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88051040623">
                <text:p>0.1880510406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8040735208">
                <text:p>0.1880407352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88030458365">
                <text:p>0.1880304583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8802021001">
                <text:p>0.188020210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8800999006">
                <text:p>0.188009990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87999798432">
                <text:p>0.1879997984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87989635043">
                <text:p>0.1879896350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87979499812">
                <text:p>0.1879794998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87969392657">
                <text:p>0.1879693926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87959313495">
                <text:p>0.1879593134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87949262246">
                <text:p>0.1879492622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87939238827">
                <text:p>0.1879392388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87929243159">
                <text:p>0.1879292431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8791927516">
                <text:p>0.187919275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8790933475">
                <text:p>0.187909334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87899421849">
                <text:p>0.1878994218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87889536376">
                <text:p>0.1878895363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87879678253">
                <text:p>0.1878796782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87869847398">
                <text:p>0.1878698473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87860043735">
                <text:p>0.1878600437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87850267182">
                <text:p>0.1878502671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87840517662">
                <text:p>0.1878405176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87830795096">
                <text:p>0.1878307950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87821099406">
                <text:p>0.1878210994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87811430513">
                <text:p>0.1878114305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87801788341">
                <text:p>0.1878017883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87792172811">
                <text:p>0.1877921728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87782583846">
                <text:p>0.1877825838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8777302137">
                <text:p>0.187773021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87763485305">
                <text:p>0.1877634853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87753975574">
                <text:p>0.1877539755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87744492102">
                <text:p>0.1877444921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87735034813">
                <text:p>0.1877350348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8772560363">
                <text:p>0.187725603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87716198477">
                <text:p>0.1877161984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8770681928">
                <text:p>0.187706819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87697465963">
                <text:p>0.1876974659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7688138452">
                <text:p>0.1876881384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87678836671">
                <text:p>0.187678836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